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439">
      <style:drawing-page-properties draw:fill="gradient" draw:fill-gradient-name="a438"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10">
      <style:paragraph-properties fo:line-height="130%" fo:text-align="center"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2f5597" style:text-line-through-type="none" style:text-line-through-style="none" style:text-line-through-width="auto" style:text-line-through-color="font-color" style:text-position="0% 100%" fo:font-family="Comic Sans MS" style:font-family-generic="script" style:font-pitch="variable"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30%" fo:text-align="center"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12in" fo:padding-bottom="0.1in" fo:padding-left="0.12in" fo:padding-right="0.12in" draw:textarea-vertical-align="top" draw:textarea-horizontal-align="center" draw:fill="none" draw:stroke="none" draw:auto-grow-width="false" draw:auto-grow-height="false"/>
      <style:paragraph-properties style:font-independent-line-spacing="true" style:writing-mode="lr-tb"/>
    </style:style>
    <style:style style:family="graphic" style:name="a414" style:parent-style-name="Graphics">
      <style:graphic-properties draw:fill="none" draw:stroke="none"/>
    </style:style>
    <style:style style:family="drawing-page" style:name="a416">
      <style:drawing-page-properties draw:fill="gradient" draw:fill-gradient-name="a415"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17">
      <style:text-properties fo:font-variant="normal" fo:text-transform="none" fo:color="#203864" style:text-line-through-type="none" style:text-line-through-style="none" style:text-line-through-width="auto" style:text-line-through-color="font-color" style:text-position="0% 100%" fo:font-family="Comic Sans MS" style:font-family-generic="script" style:font-pitch="variable" fo:font-size="0.38889in" style:font-size-asian="0.38889in" style:font-size-complex="0.38889in" fo:letter-spacing="0in" fo:language="it" fo:country="IT" fo:font-style="normal" style:font-style-asian="normal" style:font-style-complex="normal" fo:text-shadow="0.02946in 0.02946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no-wrap" fo:padding-top="0.05in" fo:padding-bottom="0.05in" fo:padding-left="0.1in" fo:padding-right="0.1in" draw:textarea-vertical-align="top" draw:textarea-horizontal-align="left" draw:fill="none" draw:stroke="none" draw:shadow="visible" draw:shadow-offset-x="0in" draw:shadow-offset-y="0.05556in" draw:shadow-color="#4472c4" draw:shadow-opacity="100%" draw:auto-grow-width="true" draw:auto-grow-height="true"/>
      <style:paragraph-properties style:font-independent-line-spacing="true" style:writing-mode="lr-tb"/>
    </style:style>
    <style:style style:family="drawing-page" style:name="a384">
      <style:drawing-page-properties draw:fill="solid" draw:fill-color="#e8e7e2"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05in" fo:padding-bottom="0.05in" fo:padding-left="0.1in" fo:padding-right="0.1in" draw:textarea-vertical-align="middle" draw:textarea-horizontal-align="center" draw:fill="solid" draw:fill-color="#e8e7e2" draw:opacity="100%" draw:stroke="none" draw:auto-grow-width="false" draw:auto-grow-height="false" style:protect="position size"/>
      <style:paragraph-properties style:font-independent-line-spacing="true" style:writing-mode="lr-tb"/>
    </style:style>
    <style:style style:family="graphic" style:name="a388" style:parent-style-name="Graphics">
      <style:graphic-properties draw:fill="none" fo:clip="rect(1.70903in, -0.00021in, 0.52786in, 0in)" draw:stroke="none"/>
    </style:style>
    <style:style style:family="text" style:name="a440">
      <style:text-properties fo:font-variant="normal" fo:text-transform="none" fo:color="#203864" style:text-line-through-type="none" style:text-line-through-style="none" style:text-line-through-width="auto" style:text-line-through-color="font-color" style:text-position="0% 100%" fo:font-family="Comic Sans MS" style:font-family-generic="script" style:font-pitch="variable" fo:font-size="0.38889in" style:font-size-asian="0.38889in" style:font-size-complex="0.38889in" fo:letter-spacing="0in" fo:language="it" fo:country="IT" fo:font-style="normal" style:font-style-asian="normal" style:font-style-complex="normal" fo:text-shadow="0.02946in 0.02946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203864" style:text-line-through-type="none" style:text-line-through-style="none" style:text-line-through-width="auto" style:text-line-through-color="font-color" style:text-position="0% 100%" fo:font-family="Comic Sans MS" style:font-family-generic="script" style:font-pitch="variable" fo:font-size="0.38889in" style:font-size-asian="0.38889in" style:font-size-complex="0.38889in" fo:letter-spacing="0in" fo:language="it" fo:country="IT" fo:font-style="normal" style:font-style-asian="normal" style:font-style-complex="normal" fo:text-shadow="0.02946in 0.02946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442">
      <style:text-properties fo:font-variant="normal" fo:text-transform="none" fo:color="#203864" style:text-line-through-type="none" style:text-line-through-style="none" style:text-line-through-width="auto" style:text-line-through-color="font-color" style:text-position="0% 100%" fo:font-family="Comic Sans MS" style:font-family-generic="script" style:font-pitch="variable" fo:font-size="0.38889in" style:font-size-asian="0.38889in" style:font-size-complex="0.38889in" fo:letter-spacing="0in" fo:language="it" fo:country="IT" fo:font-style="normal" style:font-style-asian="normal" style:font-style-complex="normal" fo:text-shadow="0.02946in 0.02946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fo:wrap-option="no-wrap" fo:padding-top="0.05in" fo:padding-bottom="0.05in" fo:padding-left="0.1in" fo:padding-right="0.1in" draw:textarea-vertical-align="top" draw:textarea-horizontal-align="left" draw:fill="none" draw:stroke="none" draw:shadow="visible" draw:shadow-offset-x="0in" draw:shadow-offset-y="0.05556in" draw:shadow-color="#4472c4" draw:shadow-opacity="100%" draw:auto-grow-width="true" draw:auto-grow-height="true"/>
      <style:paragraph-properties style:font-independent-line-spacing="true" style:writing-mode="lr-tb"/>
    </style:style>
    <style:style style:family="graphic" style:name="a445" style:parent-style-name="Graphics">
      <style:graphic-properties draw:fill="none" fo:clip="rect(1.95649in, 0.2066in, 2.75546in, 0.114in)" draw:stroke="none" draw:shadow="visible" draw:shadow-offset-x="0.10803in" draw:shadow-offset-y="0.10803in" draw:shadow-color="#333333" draw:shadow-opacity="65%"/>
    </style:style>
    <style:style style:family="graphic" style:name="a420" style:parent-style-name="Graphics">
      <style:graphic-properties draw:fill="none" fo:clip="rect(0.85826in, 7.703in, 2.68751in, 2.9374in)" draw:stroke="none" draw:shadow="visible" draw:shadow-offset-x="0.10803in" draw:shadow-offset-y="0.10803in" draw:shadow-color="#333333" draw:shadow-opacity="65%"/>
    </style:style>
    <style:style style:family="graphic" style:name="a421" style:parent-style-name="Graphics">
      <style:graphic-properties draw:fill="none" fo:clip="rect(2.85941in, 2.3906in, 4.12492in, 3.2032in)" draw:stroke="none" draw:shadow="visible" draw:shadow-offset-x="0.10803in" draw:shadow-offset-y="0.10803in" draw:shadow-color="#333333" draw:shadow-opacity="65%"/>
    </style:style>
    <style:style style:family="graphic" style:name="a422" style:parent-style-name="Graphics">
      <style:graphic-properties draw:fill="none" fo:clip="rect(1.29679in, 0.2344in, 0.62505in, 0.1602in)" draw:stroke="none" draw:shadow="visible" draw:shadow-offset-x="0.10803in" draw:shadow-offset-y="0.10803in" draw:shadow-color="#333333" draw:shadow-opacity="65%"/>
    </style:style>
    <style:style style:family="drawing-page" style:name="a424">
      <style:drawing-page-properties draw:fill="gradient" draw:fill-gradient-name="a423"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25">
      <style:text-properties fo:font-variant="normal" fo:text-transform="none" fo:color="#203864" style:text-line-through-type="none" style:text-line-through-style="none" style:text-line-through-width="auto" style:text-line-through-color="font-color" style:text-position="0% 100%" fo:font-family="Comic Sans MS" style:font-family-generic="script" style:font-pitch="variable" fo:font-size="0.38889in" style:font-size-asian="0.38889in" style:font-size-complex="0.38889in" fo:letter-spacing="0in" fo:language="it" fo:country="IT" fo:font-style="normal" style:font-style-asian="normal" style:font-style-complex="normal" fo:text-shadow="0.02946in 0.02946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no-wrap" fo:padding-top="0.05in" fo:padding-bottom="0.05in" fo:padding-left="0.1in" fo:padding-right="0.1in" draw:textarea-vertical-align="top" draw:textarea-horizontal-align="left" draw:fill="none" draw:stroke="none" draw:shadow="visible" draw:shadow-offset-x="0in" draw:shadow-offset-y="0.05556in" draw:shadow-color="#4472c4" draw:shadow-opacity="100%" draw:auto-grow-width="true" draw:auto-grow-height="true"/>
      <style:paragraph-properties style:font-independent-line-spacing="true" style:writing-mode="lr-tb"/>
    </style:style>
    <style:style style:family="graphic" style:name="a428" style:parent-style-name="Graphics">
      <style:graphic-properties draw:fill="none" fo:clip="rect(0.85837in, 6.9646in, 2.43742in, 2.7966in)" draw:stroke="none" draw:shadow="visible" draw:shadow-offset-x="0.10803in" draw:shadow-offset-y="0.10803in" draw:shadow-color="#333333" draw:shadow-opacity="65%"/>
    </style:style>
    <style:style style:family="graphic" style:name="a429" style:parent-style-name="Graphics">
      <style:graphic-properties draw:fill="none" fo:clip="rect(3.87495in, 1.3906in, 2.78122in, 2.9688in)" draw:stroke="none" draw:shadow="visible" draw:shadow-offset-x="0.10803in" draw:shadow-offset-y="0.10803in" draw:shadow-color="#333333" draw:shadow-opacity="65%"/>
    </style:style>
    <style:style style:family="paragraph" style:name="a3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05in" fo:padding-bottom="0.05in" fo:padding-left="0.1in" fo:padding-right="0.1in" draw:textarea-vertical-align="middle" draw:textarea-horizontal-align="center" draw:fill="solid" draw:fill-color="#ffffff" draw:opacity="85%" draw:stroke="none" draw:auto-grow-width="false" draw:auto-grow-height="false" style:protect="position size"/>
      <style:paragraph-properties style:font-independent-line-spacing="true" style:writing-mode="lr-tb"/>
    </style:style>
    <style:style style:family="graphic" style:name="a40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40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2060" style:text-line-through-type="none" style:text-line-through-style="none" style:text-line-through-width="auto" style:text-line-through-color="font-color" style:text-position="0% 100%" fo:font-family="Comic Sans MS" style:font-family-generic="script" style:font-pitch="variable" fo:font-size="1in" style:font-size-asian="1in" style:font-size-complex="1in" fo:letter-spacing="0.02083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2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resentation" style:name="a406">
      <style:graphic-properties fo:wrap-option="wrap" fo:padding-top="0.12in" fo:padding-bottom="0.1in" fo:padding-left="0.12in" fo:padding-right="0.12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2f5597" style:text-line-through-type="none" style:text-line-through-style="none" style:text-line-through-width="auto" style:text-line-through-color="font-color" style:text-position="0% 100%" fo:font-family="Comic Sans MS" style:font-family-generic="script" style:font-pitch="variable"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30%" fo:text-align="center"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2f5597" style:text-line-through-type="none" style:text-line-through-style="none" style:text-line-through-width="auto" style:text-line-through-color="font-color" style:text-position="0% 100%" fo:font-family="Comic Sans MS" style:font-family-generic="script" style:font-pitch="variable"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0" style:parent-style-name="Graphics">
      <style:graphic-properties draw:fill="none" fo:clip="rect(1.28126in, 0.1758in, 0.53134in, 0.1024in)" draw:stroke="none" draw:shadow="visible" draw:shadow-offset-x="0.10803in" draw:shadow-offset-y="0.10803in" draw:shadow-color="#333333" draw:shadow-opacity="65%"/>
    </style:style>
    <style:style style:family="drawing-page" style:name="a432">
      <style:drawing-page-properties draw:fill="gradient" draw:fill-gradient-name="a431"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33">
      <style:text-properties fo:font-variant="normal" fo:text-transform="none" fo:color="#203864" style:text-line-through-type="none" style:text-line-through-style="none" style:text-line-through-width="auto" style:text-line-through-color="font-color" style:text-position="0% 100%" fo:font-family="Comic Sans MS" style:font-family-generic="script" style:font-pitch="variable" fo:font-size="0.38889in" style:font-size-asian="0.38889in" style:font-size-complex="0.38889in" fo:letter-spacing="0in" fo:language="it" fo:country="IT" fo:font-style="normal" style:font-style-asian="normal" style:font-style-complex="normal" fo:text-shadow="0.02946in 0.02946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434">
      <style:text-properties fo:font-variant="normal" fo:text-transform="none" fo:color="#203864" style:text-line-through-type="none" style:text-line-through-style="none" style:text-line-through-width="auto" style:text-line-through-color="font-color" style:text-position="0% 100%" fo:font-family="Comic Sans MS" style:font-family-generic="script" style:font-pitch="variable" fo:font-size="0.38889in" style:font-size-asian="0.38889in" style:font-size-complex="0.38889in" fo:letter-spacing="0in" fo:language="it" fo:country="IT" fo:font-style="normal" style:font-style-asian="normal" style:font-style-complex="normal" fo:text-shadow="0.02946in 0.02946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fo:wrap-option="no-wrap" fo:padding-top="0.05in" fo:padding-bottom="0.05in" fo:padding-left="0.1in" fo:padding-right="0.1in" draw:textarea-vertical-align="top" draw:textarea-horizontal-align="left" draw:fill="none" draw:stroke="none" draw:shadow="visible" draw:shadow-offset-x="0in" draw:shadow-offset-y="0.05556in" draw:shadow-color="#4472c4" draw:shadow-opacity="100%" draw:auto-grow-width="true" draw:auto-grow-height="true"/>
      <style:paragraph-properties style:font-independent-line-spacing="true" style:writing-mode="lr-tb"/>
    </style:style>
    <style:style style:family="graphic" style:name="a437" style:parent-style-name="Graphics">
      <style:graphic-properties draw:fill="none" fo:clip="rect(1.22287in, 0in, 3.06517in, 0in)" draw:stroke="none" draw:shadow="visible" draw:shadow-offset-x="0.10803in" draw:shadow-offset-y="0.10803in" draw:shadow-color="#333333" draw:shadow-opacity="65%"/>
    </style:style>
  </office:automatic-styles>
  <office:body>
    <office:presentation>
      <draw:page draw:name="Slide2" draw:style-name="a384" draw:master-page-name="Master1-Layout1-title-Title-Slide" presentation:presentation-page-layout-name="Master1-PPL1" draw:id="Slide-257">
        <draw:custom-shape svg:x="0.00033in" svg:y="0in" svg:width="13.333in" svg:height="7.5in" draw:id="id89" draw:style-name="a387" draw:name="Rectangle 40">
          <svg:title/>
          <svg:desc/>
          <text:p text:style-name="a386" text:class-names="" text:cond-style-name=""><text:span text:style-name="a385" text:class-names=""/></text:p>
          <draw:enhanced-geometry xmlns:dr3d="urn:oasis:names:tc:opendocument:xmlns:dr3d:1.0" draw:type="non-primitive" svg:viewBox="0 0 21600 21600" draw:enhanced-path="M 0 0 L 21600 0 21600 21600 0 21600 Z N"/>
        </draw:custom-shape>
        <draw:frame draw:id="id90" draw:style-name="a388" draw:name="Picture 3" svg:x="0.00333in" svg:y="0.00001in" svg:width="13.33in" svg:height="7.49999in" style:rel-width="scale" style:rel-height="scale">
          <draw:image xlink:href="media/image1.jpeg" xlink:type="simple" xlink:show="embed" xlink:actuate="onLoad"/>
          <svg:title/>
          <svg:desc>Sfondo bianco con pittura ad acquerello</svg:desc>
        </draw:frame>
        <draw:custom-shape svg:x="1.05652in" svg:y="0in" svg:width="10.76266in" svg:height="7.5in" draw:id="id91" draw:style-name="a391" draw:name="Freeform: Shape 42">
          <svg:title/>
          <svg:desc/>
          <text:p text:style-name="a390" text:class-names="" text:cond-style-name=""><text:span text:style-name="a389" text:class-names=""/></text:p>
          <draw:enhanced-geometry xmlns:dr3d="urn:oasis:names:tc:opendocument:xmlns:dr3d:1.0" draw:type="non-primitive" svg:viewBox="0 0 9841377 6858000" draw:enhanced-path="M ?f3 ?f0 L ?f4 ?f0 ?f5 ?f0 ?f6 ?f0 ?f7 ?f0 ?f8 ?f0 ?f9 ?f10 C ?f11 ?f12 ?f0 ?f13 ?f0 ?f14 ?f0 ?f15 ?f16 ?f17 ?f18 ?f19 ?f20 ?f21 ?f22 ?f23 ?f24 ?f25 L ?f26 ?f2 ?f7 ?f2 ?f6 ?f2 ?f5 ?f2 ?f4 ?f2 ?f27 ?f2 ?f28 ?f25 C ?f29 ?f23 ?f30 ?f21 ?f31 ?f19 ?f32 ?f17 ?f1 ?f15 ?f1 ?f14 ?f1 ?f13 ?f33 ?f12 ?f34 ?f10 Z N" draw:text-areas="?f83 ?f85 ?f84 ?f86" draw:glue-points="?f87 ?f88 ?f89 ?f88 ?f90 ?f88 ?f91 ?f88 ?f92 ?f88 ?f93 ?f88 ?f94 ?f95 ?f96 ?f97 ?f98 ?f99 ?f100 ?f101 ?f102 ?f103 ?f92 ?f103 ?f91 ?f103 ?f90 ?f103 ?f89 ?f103 ?f104 ?f103 ?f105 ?f101 ?f106 ?f99 ?f107 ?f97 ?f108 ?f95" draw:glue-point-leaving-directions="-90, -90, -90, -90, -90, -90, -90, -90, -90, -90, -90, -90, -90, -90, -90, -90, -90, -90, -90, -90" draw:mirror-horizontal="true">
            <draw:equation draw:name="f0" draw:formula="0"/>
            <draw:equation draw:name="f1" draw:formula="9841377"/>
            <draw:equation draw:name="f2" draw:formula="6858000"/>
            <draw:equation draw:name="f3" draw:formula="8218354"/>
            <draw:equation draw:name="f4" draw:formula="5551962"/>
            <draw:equation draw:name="f5" draw:formula="5482342"/>
            <draw:equation draw:name="f6" draw:formula="4359035"/>
            <draw:equation draw:name="f7" draw:formula="4289415"/>
            <draw:equation draw:name="f8" draw:formula="1623023"/>
            <draw:equation draw:name="f9" draw:formula="1600899"/>
            <draw:equation draw:name="f10" draw:formula="14997"/>
            <draw:equation draw:name="f11" draw:formula="573736"/>
            <draw:equation draw:name="f12" draw:formula="754641"/>
            <draw:equation draw:name="f13" draw:formula="2093192"/>
            <draw:equation draw:name="f14" draw:formula="3621656"/>
            <draw:equation draw:name="f15" draw:formula="4969131"/>
            <draw:equation draw:name="f16" draw:formula="928725"/>
            <draw:equation draw:name="f17" draw:formula="5602839"/>
            <draw:equation draw:name="f18" draw:formula="1874350"/>
            <draw:equation draw:name="f19" draw:formula="6374814"/>
            <draw:equation draw:name="f20" draw:formula="2046553"/>
            <draw:equation draw:name="f21" draw:formula="6515397"/>
            <draw:equation draw:name="f22" draw:formula="2217180"/>
            <draw:equation draw:name="f23" draw:formula="6653108"/>
            <draw:equation draw:name="f24" draw:formula="2390998"/>
            <draw:equation draw:name="f25" draw:formula="6780599"/>
            <draw:equation draw:name="f26" draw:formula="2502754"/>
            <draw:equation draw:name="f27" draw:formula="7338623"/>
            <draw:equation draw:name="f28" draw:formula="7450379"/>
            <draw:equation draw:name="f29" draw:formula="7624197"/>
            <draw:equation draw:name="f30" draw:formula="7794824"/>
            <draw:equation draw:name="f31" draw:formula="7967027"/>
            <draw:equation draw:name="f32" draw:formula="8912652"/>
            <draw:equation draw:name="f33" draw:formula="9267641"/>
            <draw:equation draw:name="f34" draw:formula="8240478"/>
            <draw:equation draw:name="f35" draw:formula="?f2 - ?f0"/>
            <draw:equation draw:name="f36" draw:formula="?f1 - ?f0"/>
            <draw:equation draw:name="f37" draw:formula="?f36 / 9841377"/>
            <draw:equation draw:name="f38" draw:formula="?f35 / 6858000"/>
            <draw:equation draw:name="f39" draw:formula="8218354 * ?f36"/>
            <draw:equation draw:name="f40" draw:formula="0 * ?f35"/>
            <draw:equation draw:name="f41" draw:formula="5551962 * ?f36"/>
            <draw:equation draw:name="f42" draw:formula="5482342 * ?f36"/>
            <draw:equation draw:name="f43" draw:formula="4359035 * ?f36"/>
            <draw:equation draw:name="f44" draw:formula="4289415 * ?f36"/>
            <draw:equation draw:name="f45" draw:formula="1623023 * ?f36"/>
            <draw:equation draw:name="f46" draw:formula="1600899 * ?f36"/>
            <draw:equation draw:name="f47" draw:formula="14997 * ?f35"/>
            <draw:equation draw:name="f48" draw:formula="0 * ?f36"/>
            <draw:equation draw:name="f49" draw:formula="3621656 * ?f35"/>
            <draw:equation draw:name="f50" draw:formula="1874350 * ?f36"/>
            <draw:equation draw:name="f51" draw:formula="6374814 * ?f35"/>
            <draw:equation draw:name="f52" draw:formula="2390998 * ?f36"/>
            <draw:equation draw:name="f53" draw:formula="6780599 * ?f35"/>
            <draw:equation draw:name="f54" draw:formula="2502754 * ?f36"/>
            <draw:equation draw:name="f55" draw:formula="6858000 * ?f35"/>
            <draw:equation draw:name="f56" draw:formula="7338623 * ?f36"/>
            <draw:equation draw:name="f57" draw:formula="7450379 * ?f36"/>
            <draw:equation draw:name="f58" draw:formula="7967027 * ?f36"/>
            <draw:equation draw:name="f59" draw:formula="9841377 * ?f36"/>
            <draw:equation draw:name="f60" draw:formula="8240478 * ?f36"/>
            <draw:equation draw:name="f61" draw:formula="?f39 / 9841377"/>
            <draw:equation draw:name="f62" draw:formula="?f40 / 6858000"/>
            <draw:equation draw:name="f63" draw:formula="?f41 / 9841377"/>
            <draw:equation draw:name="f64" draw:formula="?f42 / 9841377"/>
            <draw:equation draw:name="f65" draw:formula="?f43 / 9841377"/>
            <draw:equation draw:name="f66" draw:formula="?f44 / 9841377"/>
            <draw:equation draw:name="f67" draw:formula="?f45 / 9841377"/>
            <draw:equation draw:name="f68" draw:formula="?f46 / 9841377"/>
            <draw:equation draw:name="f69" draw:formula="?f47 / 6858000"/>
            <draw:equation draw:name="f70" draw:formula="?f48 / 9841377"/>
            <draw:equation draw:name="f71" draw:formula="?f49 / 6858000"/>
            <draw:equation draw:name="f72" draw:formula="?f50 / 9841377"/>
            <draw:equation draw:name="f73" draw:formula="?f51 / 6858000"/>
            <draw:equation draw:name="f74" draw:formula="?f52 / 9841377"/>
            <draw:equation draw:name="f75" draw:formula="?f53 / 6858000"/>
            <draw:equation draw:name="f76" draw:formula="?f54 / 9841377"/>
            <draw:equation draw:name="f77" draw:formula="?f55 / 6858000"/>
            <draw:equation draw:name="f78" draw:formula="?f56 / 9841377"/>
            <draw:equation draw:name="f79" draw:formula="?f57 / 9841377"/>
            <draw:equation draw:name="f80" draw:formula="?f58 / 9841377"/>
            <draw:equation draw:name="f81" draw:formula="?f59 / 9841377"/>
            <draw:equation draw:name="f82" draw:formula="?f60 / 9841377"/>
            <draw:equation draw:name="f83" draw:formula="?f0 / ?f37"/>
            <draw:equation draw:name="f84" draw:formula="?f1 / ?f37"/>
            <draw:equation draw:name="f85" draw:formula="?f0 / ?f38"/>
            <draw:equation draw:name="f86" draw:formula="?f2 / ?f38"/>
            <draw:equation draw:name="f87" draw:formula="?f61 / ?f37"/>
            <draw:equation draw:name="f88" draw:formula="?f62 / ?f38"/>
            <draw:equation draw:name="f89" draw:formula="?f63 / ?f37"/>
            <draw:equation draw:name="f90" draw:formula="?f64 / ?f37"/>
            <draw:equation draw:name="f91" draw:formula="?f65 / ?f37"/>
            <draw:equation draw:name="f92" draw:formula="?f66 / ?f37"/>
            <draw:equation draw:name="f93" draw:formula="?f67 / ?f37"/>
            <draw:equation draw:name="f94" draw:formula="?f68 / ?f37"/>
            <draw:equation draw:name="f95" draw:formula="?f69 / ?f38"/>
            <draw:equation draw:name="f96" draw:formula="?f70 / ?f37"/>
            <draw:equation draw:name="f97" draw:formula="?f71 / ?f38"/>
            <draw:equation draw:name="f98" draw:formula="?f72 / ?f37"/>
            <draw:equation draw:name="f99" draw:formula="?f73 / ?f38"/>
            <draw:equation draw:name="f100" draw:formula="?f74 / ?f37"/>
            <draw:equation draw:name="f101" draw:formula="?f75 / ?f38"/>
            <draw:equation draw:name="f102" draw:formula="?f76 / ?f37"/>
            <draw:equation draw:name="f103" draw:formula="?f77 / ?f38"/>
            <draw:equation draw:name="f104" draw:formula="?f78 / ?f37"/>
            <draw:equation draw:name="f105" draw:formula="?f79 / ?f37"/>
            <draw:equation draw:name="f106" draw:formula="?f80 / ?f37"/>
            <draw:equation draw:name="f107" draw:formula="?f81 / ?f37"/>
            <draw:equation draw:name="f108" draw:formula="?f82 / ?f37"/>
          </draw:enhanced-geometry>
        </draw:custom-shape>
        <draw:custom-shape svg:x="0.70323in" svg:y="0in" svg:width="2.47753in" svg:height="7.5in" draw:id="id92" draw:style-name="a394" draw:name="Freeform: Shape 44">
          <svg:title/>
          <svg:desc/>
          <text:p text:style-name="a393" text:class-names="" text:cond-style-name=""><text:span text:style-name="a392" text:class-names=""/></text:p>
          <draw:enhanced-geometry xmlns:dr3d="urn:oasis:names:tc:opendocument:xmlns:dr3d:1.0" draw:type="non-primitive" svg:viewBox="0 0 2265453 6858000" draw:enhanced-path="M ?f3 ?f0 L ?f4 ?f0 ?f5 ?f6 C ?f7 ?f8 ?f9 ?f10 ?f11 ?f12 ?f13 ?f14 ?f15 ?f16 ?f17 ?f18 ?f19 ?f20 ?f21 ?f22 ?f23 ?f24 L ?f0 ?f2 ?f25 ?f2 ?f26 ?f27 C ?f28 ?f29 ?f30 ?f31 ?f32 ?f33 ?f34 ?f35 ?f36 ?f37 ?f38 ?f39 ?f40 ?f41 ?f42 ?f43 ?f44 ?f45 Z N" draw:text-areas="?f94 ?f96 ?f95 ?f97" draw:glue-points="?f98 ?f99 ?f100 ?f99 ?f101 ?f102 ?f103 ?f104 ?f105 ?f106 ?f107 ?f108 ?f109 ?f110 ?f111 ?f110 ?f112 ?f113 ?f114 ?f115 ?f116 ?f117 ?f118 ?f119" draw:glue-point-leaving-directions="-90, -90, -90, -90, -90, -90, -90, -90, -90, -90, -90, -90" draw:mirror-horizontal="true">
            <draw:equation draw:name="f0" draw:formula="0"/>
            <draw:equation draw:name="f1" draw:formula="2265453"/>
            <draw:equation draw:name="f2" draw:formula="6858000"/>
            <draw:equation draw:name="f3" draw:formula="1117108"/>
            <draw:equation draw:name="f4" draw:formula="1099628"/>
            <draw:equation draw:name="f5" draw:formula="1175238"/>
            <draw:equation draw:name="f6" draw:formula="82371"/>
            <draw:equation draw:name="f7" draw:formula="1926546"/>
            <draw:equation draw:name="f8" draw:formula="957940"/>
            <draw:equation draw:name="f9" draw:formula="2303836"/>
            <draw:equation draw:name="f10" draw:formula="2277119"/>
            <draw:equation draw:name="f11" draw:formula="2240276"/>
            <draw:equation draw:name="f12" draw:formula="3734791"/>
            <draw:equation draw:name="f13" draw:formula="2176522"/>
            <draw:equation draw:name="f14" draw:formula="5196911"/>
            <draw:equation draw:name="f15" draw:formula="1237280"/>
            <draw:equation draw:name="f16" draw:formula="5841173"/>
            <draw:equation draw:name="f17" draw:formula="274951"/>
            <draw:equation draw:name="f18" draw:formula="6634678"/>
            <draw:equation draw:name="f19" draw:formula="187328"/>
            <draw:equation draw:name="f20" draw:formula="6706930"/>
            <draw:equation draw:name="f21" draw:formula="100126"/>
            <draw:equation draw:name="f22" draw:formula="6778421"/>
            <draw:equation draw:name="f23" draw:formula="12802"/>
            <draw:equation draw:name="f24" draw:formula="6848127"/>
            <draw:equation draw:name="f25" draw:formula="19410"/>
            <draw:equation draw:name="f26" draw:formula="31082"/>
            <draw:equation draw:name="f27" draw:formula="6848998"/>
            <draw:equation draw:name="f28" draw:formula="118405"/>
            <draw:equation draw:name="f29" draw:formula="6779292"/>
            <draw:equation draw:name="f30" draw:formula="205608"/>
            <draw:equation draw:name="f31" draw:formula="6707801"/>
            <draw:equation draw:name="f32" draw:formula="293230"/>
            <draw:equation draw:name="f33" draw:formula="6635549"/>
            <draw:equation draw:name="f34" draw:formula="1255560"/>
            <draw:equation draw:name="f35" draw:formula="5842045"/>
            <draw:equation draw:name="f36" draw:formula="2194802"/>
            <draw:equation draw:name="f37" draw:formula="5197782"/>
            <draw:equation draw:name="f38" draw:formula="2258555"/>
            <draw:equation draw:name="f39" draw:formula="3735662"/>
            <draw:equation draw:name="f40" draw:formula="2322115"/>
            <draw:equation draw:name="f41" draw:formula="2277991"/>
            <draw:equation draw:name="f42" draw:formula="1944825"/>
            <draw:equation draw:name="f43" draw:formula="958811"/>
            <draw:equation draw:name="f44" draw:formula="1193518"/>
            <draw:equation draw:name="f45" draw:formula="83243"/>
            <draw:equation draw:name="f46" draw:formula="?f2 - ?f0"/>
            <draw:equation draw:name="f47" draw:formula="?f1 - ?f0"/>
            <draw:equation draw:name="f48" draw:formula="?f47 / 2265453"/>
            <draw:equation draw:name="f49" draw:formula="?f46 / 6858000"/>
            <draw:equation draw:name="f50" draw:formula="1117108 * ?f47"/>
            <draw:equation draw:name="f51" draw:formula="0 * ?f46"/>
            <draw:equation draw:name="f52" draw:formula="1099628 * ?f47"/>
            <draw:equation draw:name="f53" draw:formula="1175238 * ?f47"/>
            <draw:equation draw:name="f54" draw:formula="82371 * ?f46"/>
            <draw:equation draw:name="f55" draw:formula="2240276 * ?f47"/>
            <draw:equation draw:name="f56" draw:formula="3734791 * ?f46"/>
            <draw:equation draw:name="f57" draw:formula="274951 * ?f47"/>
            <draw:equation draw:name="f58" draw:formula="6634678 * ?f46"/>
            <draw:equation draw:name="f59" draw:formula="12802 * ?f47"/>
            <draw:equation draw:name="f60" draw:formula="6848127 * ?f46"/>
            <draw:equation draw:name="f61" draw:formula="0 * ?f47"/>
            <draw:equation draw:name="f62" draw:formula="6858000 * ?f46"/>
            <draw:equation draw:name="f63" draw:formula="19410 * ?f47"/>
            <draw:equation draw:name="f64" draw:formula="31082 * ?f47"/>
            <draw:equation draw:name="f65" draw:formula="6848998 * ?f46"/>
            <draw:equation draw:name="f66" draw:formula="293230 * ?f47"/>
            <draw:equation draw:name="f67" draw:formula="6635549 * ?f46"/>
            <draw:equation draw:name="f68" draw:formula="2258555 * ?f47"/>
            <draw:equation draw:name="f69" draw:formula="3735662 * ?f46"/>
            <draw:equation draw:name="f70" draw:formula="1193518 * ?f47"/>
            <draw:equation draw:name="f71" draw:formula="83243 * ?f46"/>
            <draw:equation draw:name="f72" draw:formula="?f50 / 2265453"/>
            <draw:equation draw:name="f73" draw:formula="?f51 / 6858000"/>
            <draw:equation draw:name="f74" draw:formula="?f52 / 2265453"/>
            <draw:equation draw:name="f75" draw:formula="?f53 / 2265453"/>
            <draw:equation draw:name="f76" draw:formula="?f54 / 6858000"/>
            <draw:equation draw:name="f77" draw:formula="?f55 / 2265453"/>
            <draw:equation draw:name="f78" draw:formula="?f56 / 6858000"/>
            <draw:equation draw:name="f79" draw:formula="?f57 / 2265453"/>
            <draw:equation draw:name="f80" draw:formula="?f58 / 6858000"/>
            <draw:equation draw:name="f81" draw:formula="?f59 / 2265453"/>
            <draw:equation draw:name="f82" draw:formula="?f60 / 6858000"/>
            <draw:equation draw:name="f83" draw:formula="?f61 / 2265453"/>
            <draw:equation draw:name="f84" draw:formula="?f62 / 6858000"/>
            <draw:equation draw:name="f85" draw:formula="?f63 / 2265453"/>
            <draw:equation draw:name="f86" draw:formula="?f64 / 2265453"/>
            <draw:equation draw:name="f87" draw:formula="?f65 / 6858000"/>
            <draw:equation draw:name="f88" draw:formula="?f66 / 2265453"/>
            <draw:equation draw:name="f89" draw:formula="?f67 / 6858000"/>
            <draw:equation draw:name="f90" draw:formula="?f68 / 2265453"/>
            <draw:equation draw:name="f91" draw:formula="?f69 / 6858000"/>
            <draw:equation draw:name="f92" draw:formula="?f70 / 2265453"/>
            <draw:equation draw:name="f93" draw:formula="?f71 / 6858000"/>
            <draw:equation draw:name="f94" draw:formula="?f0 / ?f48"/>
            <draw:equation draw:name="f95" draw:formula="?f1 / ?f48"/>
            <draw:equation draw:name="f96" draw:formula="?f0 / ?f49"/>
            <draw:equation draw:name="f97" draw:formula="?f2 / ?f49"/>
            <draw:equation draw:name="f98" draw:formula="?f72 / ?f48"/>
            <draw:equation draw:name="f99" draw:formula="?f73 / ?f49"/>
            <draw:equation draw:name="f100" draw:formula="?f74 / ?f48"/>
            <draw:equation draw:name="f101" draw:formula="?f75 / ?f48"/>
            <draw:equation draw:name="f102" draw:formula="?f76 / ?f49"/>
            <draw:equation draw:name="f103" draw:formula="?f77 / ?f48"/>
            <draw:equation draw:name="f104" draw:formula="?f78 / ?f49"/>
            <draw:equation draw:name="f105" draw:formula="?f79 / ?f48"/>
            <draw:equation draw:name="f106" draw:formula="?f80 / ?f49"/>
            <draw:equation draw:name="f107" draw:formula="?f81 / ?f48"/>
            <draw:equation draw:name="f108" draw:formula="?f82 / ?f49"/>
            <draw:equation draw:name="f109" draw:formula="?f83 / ?f48"/>
            <draw:equation draw:name="f110" draw:formula="?f84 / ?f49"/>
            <draw:equation draw:name="f111" draw:formula="?f85 / ?f48"/>
            <draw:equation draw:name="f112" draw:formula="?f86 / ?f48"/>
            <draw:equation draw:name="f113" draw:formula="?f87 / ?f49"/>
            <draw:equation draw:name="f114" draw:formula="?f88 / ?f48"/>
            <draw:equation draw:name="f115" draw:formula="?f89 / ?f49"/>
            <draw:equation draw:name="f116" draw:formula="?f90 / ?f48"/>
            <draw:equation draw:name="f117" draw:formula="?f91 / ?f49"/>
            <draw:equation draw:name="f118" draw:formula="?f92 / ?f48"/>
            <draw:equation draw:name="f119" draw:formula="?f93 / ?f49"/>
          </draw:enhanced-geometry>
        </draw:custom-shape>
        <draw:custom-shape svg:x="0.88696in" svg:y="0in" svg:width="2.71907in" svg:height="7.5in" draw:id="id93" draw:style-name="a397" draw:name="Freeform: Shape 46">
          <svg:title/>
          <svg:desc/>
          <text:p text:style-name="a396" text:class-names="" text:cond-style-name=""><text:span text:style-name="a395" text:class-names=""/></text:p>
          <draw:enhanced-geometry xmlns:dr3d="urn:oasis:names:tc:opendocument:xmlns:dr3d:1.0" draw:type="non-primitive" svg:viewBox="0 0 2521425 6858000" draw:enhanced-path="M ?f3 ?f0 L ?f4 ?f0 ?f5 ?f6 C ?f7 ?f8 ?f1 ?f9 ?f1 ?f10 ?f1 ?f11 ?f12 ?f13 ?f14 ?f15 ?f16 ?f17 ?f18 ?f19 ?f20 ?f21 L ?f22 ?f2 ?f0 ?f2 ?f23 ?f21 C ?f24 ?f19 ?f25 ?f17 ?f26 ?f15 ?f27 ?f13 ?f28 ?f11 ?f28 ?f10 ?f28 ?f9 ?f29 ?f8 ?f30 ?f6 Z N" draw:text-areas="?f71 ?f73 ?f72 ?f74" draw:glue-points="?f75 ?f76 ?f77 ?f76 ?f78 ?f79 ?f80 ?f81 ?f82 ?f83 ?f84 ?f85 ?f86 ?f87 ?f88 ?f87 ?f89 ?f85 ?f90 ?f83 ?f91 ?f81 ?f92 ?f79" draw:glue-point-leaving-directions="-90, -90, -90, -90, -90, -90, -90, -90, -90, -90, -90, -90" draw:mirror-horizontal="true">
            <draw:equation draw:name="f0" draw:formula="0"/>
            <draw:equation draw:name="f1" draw:formula="2521425"/>
            <draw:equation draw:name="f2" draw:formula="6858000"/>
            <draw:equation draw:name="f3" draw:formula="879731"/>
            <draw:equation draw:name="f4" draw:formula="898402"/>
            <draw:equation draw:name="f5" draw:formula="920526"/>
            <draw:equation draw:name="f6" draw:formula="14997"/>
            <draw:equation draw:name="f7" draw:formula="1947689"/>
            <draw:equation draw:name="f8" draw:formula="754641"/>
            <draw:equation draw:name="f9" draw:formula="2093192"/>
            <draw:equation draw:name="f10" draw:formula="3621656"/>
            <draw:equation draw:name="f11" draw:formula="4969131"/>
            <draw:equation draw:name="f12" draw:formula="1592700"/>
            <draw:equation draw:name="f13" draw:formula="5602839"/>
            <draw:equation draw:name="f14" draw:formula="647075"/>
            <draw:equation draw:name="f15" draw:formula="6374814"/>
            <draw:equation draw:name="f16" draw:formula="474872"/>
            <draw:equation draw:name="f17" draw:formula="6515397"/>
            <draw:equation draw:name="f18" draw:formula="304245"/>
            <draw:equation draw:name="f19" draw:formula="6653108"/>
            <draw:equation draw:name="f20" draw:formula="130427"/>
            <draw:equation draw:name="f21" draw:formula="6780599"/>
            <draw:equation draw:name="f22" draw:formula="18671"/>
            <draw:equation draw:name="f23" draw:formula="111756"/>
            <draw:equation draw:name="f24" draw:formula="285574"/>
            <draw:equation draw:name="f25" draw:formula="456201"/>
            <draw:equation draw:name="f26" draw:formula="628404"/>
            <draw:equation draw:name="f27" draw:formula="1574029"/>
            <draw:equation draw:name="f28" draw:formula="2502754"/>
            <draw:equation draw:name="f29" draw:formula="1929018"/>
            <draw:equation draw:name="f30" draw:formula="901855"/>
            <draw:equation draw:name="f31" draw:formula="?f2 - ?f0"/>
            <draw:equation draw:name="f32" draw:formula="?f1 - ?f0"/>
            <draw:equation draw:name="f33" draw:formula="?f32 / 2521425"/>
            <draw:equation draw:name="f34" draw:formula="?f31 / 6858000"/>
            <draw:equation draw:name="f35" draw:formula="879731 * ?f32"/>
            <draw:equation draw:name="f36" draw:formula="0 * ?f31"/>
            <draw:equation draw:name="f37" draw:formula="898402 * ?f32"/>
            <draw:equation draw:name="f38" draw:formula="920526 * ?f32"/>
            <draw:equation draw:name="f39" draw:formula="14997 * ?f31"/>
            <draw:equation draw:name="f40" draw:formula="2521425 * ?f32"/>
            <draw:equation draw:name="f41" draw:formula="3621656 * ?f31"/>
            <draw:equation draw:name="f42" draw:formula="647075 * ?f32"/>
            <draw:equation draw:name="f43" draw:formula="6374814 * ?f31"/>
            <draw:equation draw:name="f44" draw:formula="130427 * ?f32"/>
            <draw:equation draw:name="f45" draw:formula="6780599 * ?f31"/>
            <draw:equation draw:name="f46" draw:formula="18671 * ?f32"/>
            <draw:equation draw:name="f47" draw:formula="6858000 * ?f31"/>
            <draw:equation draw:name="f48" draw:formula="0 * ?f32"/>
            <draw:equation draw:name="f49" draw:formula="111756 * ?f32"/>
            <draw:equation draw:name="f50" draw:formula="628404 * ?f32"/>
            <draw:equation draw:name="f51" draw:formula="2502754 * ?f32"/>
            <draw:equation draw:name="f52" draw:formula="901855 * ?f32"/>
            <draw:equation draw:name="f53" draw:formula="?f35 / 2521425"/>
            <draw:equation draw:name="f54" draw:formula="?f36 / 6858000"/>
            <draw:equation draw:name="f55" draw:formula="?f37 / 2521425"/>
            <draw:equation draw:name="f56" draw:formula="?f38 / 2521425"/>
            <draw:equation draw:name="f57" draw:formula="?f39 / 6858000"/>
            <draw:equation draw:name="f58" draw:formula="?f40 / 2521425"/>
            <draw:equation draw:name="f59" draw:formula="?f41 / 6858000"/>
            <draw:equation draw:name="f60" draw:formula="?f42 / 2521425"/>
            <draw:equation draw:name="f61" draw:formula="?f43 / 6858000"/>
            <draw:equation draw:name="f62" draw:formula="?f44 / 2521425"/>
            <draw:equation draw:name="f63" draw:formula="?f45 / 6858000"/>
            <draw:equation draw:name="f64" draw:formula="?f46 / 2521425"/>
            <draw:equation draw:name="f65" draw:formula="?f47 / 6858000"/>
            <draw:equation draw:name="f66" draw:formula="?f48 / 2521425"/>
            <draw:equation draw:name="f67" draw:formula="?f49 / 2521425"/>
            <draw:equation draw:name="f68" draw:formula="?f50 / 2521425"/>
            <draw:equation draw:name="f69" draw:formula="?f51 / 2521425"/>
            <draw:equation draw:name="f70" draw:formula="?f52 / 2521425"/>
            <draw:equation draw:name="f71" draw:formula="?f0 / ?f33"/>
            <draw:equation draw:name="f72" draw:formula="?f1 / ?f33"/>
            <draw:equation draw:name="f73" draw:formula="?f0 / ?f34"/>
            <draw:equation draw:name="f74" draw:formula="?f2 / ?f34"/>
            <draw:equation draw:name="f75" draw:formula="?f53 / ?f33"/>
            <draw:equation draw:name="f76" draw:formula="?f54 / ?f34"/>
            <draw:equation draw:name="f77" draw:formula="?f55 / ?f33"/>
            <draw:equation draw:name="f78" draw:formula="?f56 / ?f33"/>
            <draw:equation draw:name="f79" draw:formula="?f57 / ?f34"/>
            <draw:equation draw:name="f80" draw:formula="?f58 / ?f33"/>
            <draw:equation draw:name="f81" draw:formula="?f59 / ?f34"/>
            <draw:equation draw:name="f82" draw:formula="?f60 / ?f33"/>
            <draw:equation draw:name="f83" draw:formula="?f61 / ?f34"/>
            <draw:equation draw:name="f84" draw:formula="?f62 / ?f33"/>
            <draw:equation draw:name="f85" draw:formula="?f63 / ?f34"/>
            <draw:equation draw:name="f86" draw:formula="?f64 / ?f33"/>
            <draw:equation draw:name="f87" draw:formula="?f65 / ?f34"/>
            <draw:equation draw:name="f88" draw:formula="?f66 / ?f33"/>
            <draw:equation draw:name="f89" draw:formula="?f67 / ?f33"/>
            <draw:equation draw:name="f90" draw:formula="?f68 / ?f33"/>
            <draw:equation draw:name="f91" draw:formula="?f69 / ?f33"/>
            <draw:equation draw:name="f92" draw:formula="?f70 / ?f33"/>
          </draw:enhanced-geometry>
        </draw:custom-shape>
        <draw:custom-shape svg:x="9.51027in" svg:y="0in" svg:width="2.76654in" svg:height="7.5in" draw:id="id94" draw:style-name="a400" draw:name="Freeform: Shape 48">
          <svg:title/>
          <svg:desc/>
          <text:p text:style-name="a399" text:class-names="" text:cond-style-name=""><text:span text:style-name="a398" text:class-names=""/></text:p>
          <draw:enhanced-geometry xmlns:dr3d="urn:oasis:names:tc:opendocument:xmlns:dr3d:1.0" draw:type="non-primitive" svg:viewBox="0 0 2529723 6858000" draw:enhanced-path="M ?f3 ?f0 L ?f4 ?f0 ?f5 ?f6 C ?f7 ?f8 ?f9 ?f10 ?f11 ?f12 ?f13 ?f14 ?f15 ?f16 ?f17 ?f18 ?f19 ?f20 ?f21 ?f22 ?f23 ?f24 L ?f25 ?f2 ?f0 ?f2 ?f26 ?f27 C ?f28 ?f29 ?f30 ?f31 ?f32 ?f33 ?f34 ?f35 ?f36 ?f37 ?f38 ?f39 ?f40 ?f41 ?f42 ?f43 ?f44 ?f45 Z N" draw:text-areas="?f94 ?f96 ?f95 ?f97" draw:glue-points="?f98 ?f99 ?f100 ?f99 ?f101 ?f102 ?f103 ?f104 ?f105 ?f106 ?f107 ?f108 ?f109 ?f110 ?f111 ?f110 ?f112 ?f113 ?f114 ?f115 ?f116 ?f117 ?f118 ?f119" draw:glue-point-leaving-directions="-90, -90, -90, -90, -90, -90, -90, -90, -90, -90, -90, -90">
            <draw:equation draw:name="f0" draw:formula="0"/>
            <draw:equation draw:name="f1" draw:formula="2529723"/>
            <draw:equation draw:name="f2" draw:formula="6858000"/>
            <draw:equation draw:name="f3" draw:formula="1258269"/>
            <draw:equation draw:name="f4" draw:formula="1275627"/>
            <draw:equation draw:name="f5" draw:formula="1302560"/>
            <draw:equation draw:name="f6" draw:formula="24338"/>
            <draw:equation draw:name="f7" draw:formula="2156831"/>
            <draw:equation draw:name="f8" draw:formula="855667"/>
            <draw:equation draw:name="f9" draw:formula="2590622"/>
            <draw:equation draw:name="f10" draw:formula="2191755"/>
            <draw:equation draw:name="f11" draw:formula="2522825"/>
            <draw:equation draw:name="f12" draw:formula="3678515"/>
            <draw:equation draw:name="f13" draw:formula="2459072"/>
            <draw:equation draw:name="f14" draw:formula="5076606"/>
            <draw:equation draw:name="f15" draw:formula="1519830"/>
            <draw:equation draw:name="f16" draw:formula="5692656"/>
            <draw:equation draw:name="f17" draw:formula="557500"/>
            <draw:equation draw:name="f18" draw:formula="6451411"/>
            <draw:equation draw:name="f19" draw:formula="382255"/>
            <draw:equation draw:name="f20" draw:formula="6589587"/>
            <draw:equation draw:name="f21" draw:formula="208689"/>
            <draw:equation draw:name="f22" draw:formula="6724853"/>
            <draw:equation draw:name="f23" draw:formula="32482"/>
            <draw:equation draw:name="f24" draw:formula="6849373"/>
            <draw:equation draw:name="f25" draw:formula="19531"/>
            <draw:equation draw:name="f26" draw:formula="14202"/>
            <draw:equation draw:name="f27" draw:formula="6848540"/>
            <draw:equation draw:name="f28" draw:formula="190409"/>
            <draw:equation draw:name="f29" draw:formula="6724020"/>
            <draw:equation draw:name="f30" draw:formula="363976"/>
            <draw:equation draw:name="f31" draw:formula="6588754"/>
            <draw:equation draw:name="f32" draw:formula="539221"/>
            <draw:equation draw:name="f33" draw:formula="6450578"/>
            <draw:equation draw:name="f34" draw:formula="1501550"/>
            <draw:equation draw:name="f35" draw:formula="5691822"/>
            <draw:equation draw:name="f36" draw:formula="2440792"/>
            <draw:equation draw:name="f37" draw:formula="5075773"/>
            <draw:equation draw:name="f38" draw:formula="2504546"/>
            <draw:equation draw:name="f39" draw:formula="3677682"/>
            <draw:equation draw:name="f40" draw:formula="2572343"/>
            <draw:equation draw:name="f41" draw:formula="2190921"/>
            <draw:equation draw:name="f42" draw:formula="2138551"/>
            <draw:equation draw:name="f43" draw:formula="854834"/>
            <draw:equation draw:name="f44" draw:formula="1284280"/>
            <draw:equation draw:name="f45" draw:formula="23504"/>
            <draw:equation draw:name="f46" draw:formula="?f2 - ?f0"/>
            <draw:equation draw:name="f47" draw:formula="?f1 - ?f0"/>
            <draw:equation draw:name="f48" draw:formula="?f47 / 2529723"/>
            <draw:equation draw:name="f49" draw:formula="?f46 / 6858000"/>
            <draw:equation draw:name="f50" draw:formula="1258269 * ?f47"/>
            <draw:equation draw:name="f51" draw:formula="0 * ?f46"/>
            <draw:equation draw:name="f52" draw:formula="1275627 * ?f47"/>
            <draw:equation draw:name="f53" draw:formula="1302560 * ?f47"/>
            <draw:equation draw:name="f54" draw:formula="24338 * ?f46"/>
            <draw:equation draw:name="f55" draw:formula="2522825 * ?f47"/>
            <draw:equation draw:name="f56" draw:formula="3678515 * ?f46"/>
            <draw:equation draw:name="f57" draw:formula="557500 * ?f47"/>
            <draw:equation draw:name="f58" draw:formula="6451411 * ?f46"/>
            <draw:equation draw:name="f59" draw:formula="32482 * ?f47"/>
            <draw:equation draw:name="f60" draw:formula="6849373 * ?f46"/>
            <draw:equation draw:name="f61" draw:formula="19531 * ?f47"/>
            <draw:equation draw:name="f62" draw:formula="6858000 * ?f46"/>
            <draw:equation draw:name="f63" draw:formula="0 * ?f47"/>
            <draw:equation draw:name="f64" draw:formula="14202 * ?f47"/>
            <draw:equation draw:name="f65" draw:formula="6848540 * ?f46"/>
            <draw:equation draw:name="f66" draw:formula="539221 * ?f47"/>
            <draw:equation draw:name="f67" draw:formula="6450578 * ?f46"/>
            <draw:equation draw:name="f68" draw:formula="2504546 * ?f47"/>
            <draw:equation draw:name="f69" draw:formula="3677682 * ?f46"/>
            <draw:equation draw:name="f70" draw:formula="1284280 * ?f47"/>
            <draw:equation draw:name="f71" draw:formula="23504 * ?f46"/>
            <draw:equation draw:name="f72" draw:formula="?f50 / 2529723"/>
            <draw:equation draw:name="f73" draw:formula="?f51 / 6858000"/>
            <draw:equation draw:name="f74" draw:formula="?f52 / 2529723"/>
            <draw:equation draw:name="f75" draw:formula="?f53 / 2529723"/>
            <draw:equation draw:name="f76" draw:formula="?f54 / 6858000"/>
            <draw:equation draw:name="f77" draw:formula="?f55 / 2529723"/>
            <draw:equation draw:name="f78" draw:formula="?f56 / 6858000"/>
            <draw:equation draw:name="f79" draw:formula="?f57 / 2529723"/>
            <draw:equation draw:name="f80" draw:formula="?f58 / 6858000"/>
            <draw:equation draw:name="f81" draw:formula="?f59 / 2529723"/>
            <draw:equation draw:name="f82" draw:formula="?f60 / 6858000"/>
            <draw:equation draw:name="f83" draw:formula="?f61 / 2529723"/>
            <draw:equation draw:name="f84" draw:formula="?f62 / 6858000"/>
            <draw:equation draw:name="f85" draw:formula="?f63 / 2529723"/>
            <draw:equation draw:name="f86" draw:formula="?f64 / 2529723"/>
            <draw:equation draw:name="f87" draw:formula="?f65 / 6858000"/>
            <draw:equation draw:name="f88" draw:formula="?f66 / 2529723"/>
            <draw:equation draw:name="f89" draw:formula="?f67 / 6858000"/>
            <draw:equation draw:name="f90" draw:formula="?f68 / 2529723"/>
            <draw:equation draw:name="f91" draw:formula="?f69 / 6858000"/>
            <draw:equation draw:name="f92" draw:formula="?f70 / 2529723"/>
            <draw:equation draw:name="f93" draw:formula="?f71 / 6858000"/>
            <draw:equation draw:name="f94" draw:formula="?f0 / ?f48"/>
            <draw:equation draw:name="f95" draw:formula="?f1 / ?f48"/>
            <draw:equation draw:name="f96" draw:formula="?f0 / ?f49"/>
            <draw:equation draw:name="f97" draw:formula="?f2 / ?f49"/>
            <draw:equation draw:name="f98" draw:formula="?f72 / ?f48"/>
            <draw:equation draw:name="f99" draw:formula="?f73 / ?f49"/>
            <draw:equation draw:name="f100" draw:formula="?f74 / ?f48"/>
            <draw:equation draw:name="f101" draw:formula="?f75 / ?f48"/>
            <draw:equation draw:name="f102" draw:formula="?f76 / ?f49"/>
            <draw:equation draw:name="f103" draw:formula="?f77 / ?f48"/>
            <draw:equation draw:name="f104" draw:formula="?f78 / ?f49"/>
            <draw:equation draw:name="f105" draw:formula="?f79 / ?f48"/>
            <draw:equation draw:name="f106" draw:formula="?f80 / ?f49"/>
            <draw:equation draw:name="f107" draw:formula="?f81 / ?f48"/>
            <draw:equation draw:name="f108" draw:formula="?f82 / ?f49"/>
            <draw:equation draw:name="f109" draw:formula="?f83 / ?f48"/>
            <draw:equation draw:name="f110" draw:formula="?f84 / ?f49"/>
            <draw:equation draw:name="f111" draw:formula="?f85 / ?f48"/>
            <draw:equation draw:name="f112" draw:formula="?f86 / ?f48"/>
            <draw:equation draw:name="f113" draw:formula="?f87 / ?f49"/>
            <draw:equation draw:name="f114" draw:formula="?f88 / ?f48"/>
            <draw:equation draw:name="f115" draw:formula="?f89 / ?f49"/>
            <draw:equation draw:name="f116" draw:formula="?f90 / ?f48"/>
            <draw:equation draw:name="f117" draw:formula="?f91 / ?f49"/>
            <draw:equation draw:name="f118" draw:formula="?f92 / ?f48"/>
            <draw:equation draw:name="f119" draw:formula="?f93 / ?f49"/>
          </draw:enhanced-geometry>
        </draw:custom-shape>
        <draw:custom-shape svg:x="9.32119in" svg:y="0in" svg:width="2.71907in" svg:height="7.5in" draw:id="id95" draw:style-name="a403" draw:name="Freeform: Shape 50">
          <svg:title/>
          <svg:desc/>
          <text:p text:style-name="a402" text:class-names="" text:cond-style-name=""><text:span text:style-name="a401" text:class-names=""/></text:p>
          <draw:enhanced-geometry xmlns:dr3d="urn:oasis:names:tc:opendocument:xmlns:dr3d:1.0" draw:type="non-primitive" svg:viewBox="0 0 2521425 6858000" draw:enhanced-path="M ?f3 ?f0 L ?f4 ?f0 ?f5 ?f6 C ?f7 ?f8 ?f1 ?f9 ?f1 ?f10 ?f1 ?f11 ?f12 ?f13 ?f14 ?f15 ?f16 ?f17 ?f18 ?f19 ?f20 ?f21 L ?f22 ?f2 ?f0 ?f2 ?f23 ?f21 C ?f24 ?f19 ?f25 ?f17 ?f26 ?f15 ?f27 ?f13 ?f28 ?f11 ?f28 ?f10 ?f28 ?f9 ?f29 ?f8 ?f30 ?f6 Z N" draw:text-areas="?f71 ?f73 ?f72 ?f74" draw:glue-points="?f75 ?f76 ?f77 ?f76 ?f78 ?f79 ?f80 ?f81 ?f82 ?f83 ?f84 ?f85 ?f86 ?f87 ?f88 ?f87 ?f89 ?f85 ?f90 ?f83 ?f91 ?f81 ?f92 ?f79" draw:glue-point-leaving-directions="-90, -90, -90, -90, -90, -90, -90, -90, -90, -90, -90, -90">
            <draw:equation draw:name="f0" draw:formula="0"/>
            <draw:equation draw:name="f1" draw:formula="2521425"/>
            <draw:equation draw:name="f2" draw:formula="6858000"/>
            <draw:equation draw:name="f3" draw:formula="879731"/>
            <draw:equation draw:name="f4" draw:formula="898402"/>
            <draw:equation draw:name="f5" draw:formula="920526"/>
            <draw:equation draw:name="f6" draw:formula="14997"/>
            <draw:equation draw:name="f7" draw:formula="1947689"/>
            <draw:equation draw:name="f8" draw:formula="754641"/>
            <draw:equation draw:name="f9" draw:formula="2093192"/>
            <draw:equation draw:name="f10" draw:formula="3621656"/>
            <draw:equation draw:name="f11" draw:formula="4969131"/>
            <draw:equation draw:name="f12" draw:formula="1592700"/>
            <draw:equation draw:name="f13" draw:formula="5602839"/>
            <draw:equation draw:name="f14" draw:formula="647075"/>
            <draw:equation draw:name="f15" draw:formula="6374814"/>
            <draw:equation draw:name="f16" draw:formula="474872"/>
            <draw:equation draw:name="f17" draw:formula="6515397"/>
            <draw:equation draw:name="f18" draw:formula="304245"/>
            <draw:equation draw:name="f19" draw:formula="6653108"/>
            <draw:equation draw:name="f20" draw:formula="130427"/>
            <draw:equation draw:name="f21" draw:formula="6780599"/>
            <draw:equation draw:name="f22" draw:formula="18671"/>
            <draw:equation draw:name="f23" draw:formula="111756"/>
            <draw:equation draw:name="f24" draw:formula="285574"/>
            <draw:equation draw:name="f25" draw:formula="456201"/>
            <draw:equation draw:name="f26" draw:formula="628404"/>
            <draw:equation draw:name="f27" draw:formula="1574029"/>
            <draw:equation draw:name="f28" draw:formula="2502754"/>
            <draw:equation draw:name="f29" draw:formula="1929018"/>
            <draw:equation draw:name="f30" draw:formula="901855"/>
            <draw:equation draw:name="f31" draw:formula="?f2 - ?f0"/>
            <draw:equation draw:name="f32" draw:formula="?f1 - ?f0"/>
            <draw:equation draw:name="f33" draw:formula="?f32 / 2521425"/>
            <draw:equation draw:name="f34" draw:formula="?f31 / 6858000"/>
            <draw:equation draw:name="f35" draw:formula="879731 * ?f32"/>
            <draw:equation draw:name="f36" draw:formula="0 * ?f31"/>
            <draw:equation draw:name="f37" draw:formula="898402 * ?f32"/>
            <draw:equation draw:name="f38" draw:formula="920526 * ?f32"/>
            <draw:equation draw:name="f39" draw:formula="14997 * ?f31"/>
            <draw:equation draw:name="f40" draw:formula="2521425 * ?f32"/>
            <draw:equation draw:name="f41" draw:formula="3621656 * ?f31"/>
            <draw:equation draw:name="f42" draw:formula="647075 * ?f32"/>
            <draw:equation draw:name="f43" draw:formula="6374814 * ?f31"/>
            <draw:equation draw:name="f44" draw:formula="130427 * ?f32"/>
            <draw:equation draw:name="f45" draw:formula="6780599 * ?f31"/>
            <draw:equation draw:name="f46" draw:formula="18671 * ?f32"/>
            <draw:equation draw:name="f47" draw:formula="6858000 * ?f31"/>
            <draw:equation draw:name="f48" draw:formula="0 * ?f32"/>
            <draw:equation draw:name="f49" draw:formula="111756 * ?f32"/>
            <draw:equation draw:name="f50" draw:formula="628404 * ?f32"/>
            <draw:equation draw:name="f51" draw:formula="2502754 * ?f32"/>
            <draw:equation draw:name="f52" draw:formula="901855 * ?f32"/>
            <draw:equation draw:name="f53" draw:formula="?f35 / 2521425"/>
            <draw:equation draw:name="f54" draw:formula="?f36 / 6858000"/>
            <draw:equation draw:name="f55" draw:formula="?f37 / 2521425"/>
            <draw:equation draw:name="f56" draw:formula="?f38 / 2521425"/>
            <draw:equation draw:name="f57" draw:formula="?f39 / 6858000"/>
            <draw:equation draw:name="f58" draw:formula="?f40 / 2521425"/>
            <draw:equation draw:name="f59" draw:formula="?f41 / 6858000"/>
            <draw:equation draw:name="f60" draw:formula="?f42 / 2521425"/>
            <draw:equation draw:name="f61" draw:formula="?f43 / 6858000"/>
            <draw:equation draw:name="f62" draw:formula="?f44 / 2521425"/>
            <draw:equation draw:name="f63" draw:formula="?f45 / 6858000"/>
            <draw:equation draw:name="f64" draw:formula="?f46 / 2521425"/>
            <draw:equation draw:name="f65" draw:formula="?f47 / 6858000"/>
            <draw:equation draw:name="f66" draw:formula="?f48 / 2521425"/>
            <draw:equation draw:name="f67" draw:formula="?f49 / 2521425"/>
            <draw:equation draw:name="f68" draw:formula="?f50 / 2521425"/>
            <draw:equation draw:name="f69" draw:formula="?f51 / 2521425"/>
            <draw:equation draw:name="f70" draw:formula="?f52 / 2521425"/>
            <draw:equation draw:name="f71" draw:formula="?f0 / ?f33"/>
            <draw:equation draw:name="f72" draw:formula="?f1 / ?f33"/>
            <draw:equation draw:name="f73" draw:formula="?f0 / ?f34"/>
            <draw:equation draw:name="f74" draw:formula="?f2 / ?f34"/>
            <draw:equation draw:name="f75" draw:formula="?f53 / ?f33"/>
            <draw:equation draw:name="f76" draw:formula="?f54 / ?f34"/>
            <draw:equation draw:name="f77" draw:formula="?f55 / ?f33"/>
            <draw:equation draw:name="f78" draw:formula="?f56 / ?f33"/>
            <draw:equation draw:name="f79" draw:formula="?f57 / ?f34"/>
            <draw:equation draw:name="f80" draw:formula="?f58 / ?f33"/>
            <draw:equation draw:name="f81" draw:formula="?f59 / ?f34"/>
            <draw:equation draw:name="f82" draw:formula="?f60 / ?f33"/>
            <draw:equation draw:name="f83" draw:formula="?f61 / ?f34"/>
            <draw:equation draw:name="f84" draw:formula="?f62 / ?f33"/>
            <draw:equation draw:name="f85" draw:formula="?f63 / ?f34"/>
            <draw:equation draw:name="f86" draw:formula="?f64 / ?f33"/>
            <draw:equation draw:name="f87" draw:formula="?f65 / ?f34"/>
            <draw:equation draw:name="f88" draw:formula="?f66 / ?f33"/>
            <draw:equation draw:name="f89" draw:formula="?f67 / ?f33"/>
            <draw:equation draw:name="f90" draw:formula="?f68 / ?f33"/>
            <draw:equation draw:name="f91" draw:formula="?f69 / ?f33"/>
            <draw:equation draw:name="f92" draw:formula="?f70 / ?f33"/>
          </draw:enhanced-geometry>
        </draw:custom-shape>
        <draw:frame draw:id="id96" presentation:style-name="a406" draw:name="Titolo 1" svg:x="2.67511in" svg:y="2.08334in" svg:width="8.54167in" svg:height="1.66666in" presentation:class="title" presentation:placeholder="false">
          <draw:text-box>
            <text:p text:style-name="a405" text:class-names="" text:cond-style-name=""><text:span text:style-name="a404" text:class-names="">MHW3</text:span></text:p>
          </draw:text-box>
          <svg:title/>
          <svg:desc/>
        </draw:frame>
        <draw:frame draw:id="id97" presentation:style-name="a413" draw:name="Sottotitolo 2" svg:x="3.14386in" svg:y="3.56347in" svg:width="7.60417in" svg:height="1.98861in" presentation:class="subtitle" presentation:placeholder="false">
          <draw:text-box>
            <text:p text:style-name="a408" text:class-names="" text:cond-style-name=""><text:span text:style-name="a407" text:class-names="">Maria Navarria<text:s text:c="1"/></text:span></text:p>
            <text:p text:style-name="a410" text:class-names="" text:cond-style-name=""><text:span text:style-name="a409" text:class-names="">Matricola: O46001887</text:span></text:p>
            <text:p text:style-name="a412" text:class-names="" text:cond-style-name=""><text:span text:style-name="a411" text:class-names="">26/04/2021</text:span></text:p>
          </draw:text-box>
          <svg:title/>
          <svg:desc/>
        </draw:frame>
        <draw:frame draw:id="id98" draw:style-name="a414" draw:name="Immagine 6" svg:x="0.98223in" svg:y="-0.99287in" svg:width="5.14583in" svg:height="7.29167in" style:rel-width="scale" style:rel-height="scale">
          <draw:image xlink:href="media/image2.png" xlink:type="simple" xlink:show="embed" xlink:actuate="onLoad"/>
          <svg:title/>
          <svg:desc/>
        </draw:frame>
      </draw:page>
      <draw:page draw:name="Slide18" draw:style-name="a416" draw:master-page-name="Master1-Layout1-title-Title-Slide" presentation:presentation-page-layout-name="Master1-PPL1" draw:id="Slide-273">
        <draw:frame draw:id="id99" draw:style-name="a419" draw:name="CasellaDiTesto 10" svg:x="5.75532in" svg:y="0in" svg:width="2.93498in" svg:height="0.5722in">
          <draw:text-box>
            <text:p text:style-name="a418" text:class-names="" text:cond-style-name=""><text:span text:style-name="a417" text:class-names="">JAVA SCRIPT</text:span></text:p>
          </draw:text-box>
          <svg:title/>
          <svg:desc/>
        </draw:frame>
        <draw:frame draw:id="id100" draw:style-name="a420" draw:name="Immagine 6" svg:x="0.22917in" svg:y="0.64512in" svg:width="6.23958in" svg:height="5.13614in" style:rel-width="scale" style:rel-height="scale">
          <draw:image xlink:href="media/image3.png" xlink:type="simple" xlink:show="embed" xlink:actuate="onLoad"/>
          <svg:title/>
          <svg:desc>Immagine che contiene testo

Descrizione generata automaticamente</svg:desc>
        </draw:frame>
        <draw:frame draw:id="id101" draw:style-name="a421" draw:name="Immagine 8" svg:x="4.82038in" svg:y="4.65625in" svg:width="8.51295in" svg:height="2.84375in" style:rel-width="scale" style:rel-height="scale">
          <draw:image xlink:href="media/image4.png" xlink:type="simple" xlink:show="embed" xlink:actuate="onLoad"/>
          <svg:title/>
          <svg:desc>Immagine che contiene testo

Descrizione generata automaticamente</svg:desc>
        </draw:frame>
        <draw:frame draw:id="id102" draw:style-name="a422" draw:name="Immagine 10" svg:x="6.66667in" svg:y="0.64512in" svg:width="6.4375in" svg:height="3.85003in" style:rel-width="scale" style:rel-height="scale">
          <draw:image xlink:href="media/image5.png" xlink:type="simple" xlink:show="embed" xlink:actuate="onLoad"/>
          <svg:title/>
          <svg:desc/>
        </draw:frame>
      </draw:page>
      <draw:page draw:name="Slide19" draw:style-name="a424" draw:master-page-name="Master1-Layout1-title-Title-Slide" presentation:presentation-page-layout-name="Master1-PPL1" draw:id="Slide-274">
        <draw:frame draw:id="id103" draw:style-name="a427" draw:name="CasellaDiTesto 10" svg:x="5.75532in" svg:y="0in" svg:width="2.93498in" svg:height="0.5722in">
          <draw:text-box>
            <text:p text:style-name="a426" text:class-names="" text:cond-style-name=""><text:span text:style-name="a425" text:class-names="">JAVA SCRIPT</text:span></text:p>
          </draw:text-box>
          <svg:title/>
          <svg:desc/>
        </draw:frame>
        <draw:frame draw:id="id104" draw:style-name="a428" draw:name="Immagine 3" svg:x="0.11701in" svg:y="0.6887in" svg:width="6.82572in" svg:height="5.3028in" style:rel-width="scale" style:rel-height="scale">
          <draw:image xlink:href="media/image6.png" xlink:type="simple" xlink:show="embed" xlink:actuate="onLoad"/>
          <svg:title/>
          <svg:desc>Immagine che contiene testo

Descrizione generata automaticamente</svg:desc>
        </draw:frame>
        <draw:frame draw:id="id105" draw:style-name="a429" draw:name="Immagine 9" svg:x="3.3301in" svg:y="4.8741in" svg:width="10.00324in" svg:height="2.6259in" style:rel-width="scale" style:rel-height="scale">
          <draw:image xlink:href="media/image7.png" xlink:type="simple" xlink:show="embed" xlink:actuate="onLoad"/>
          <svg:title/>
          <svg:desc>Immagine che contiene testo

Descrizione generata automaticamente</svg:desc>
        </draw:frame>
        <draw:frame draw:id="id106" draw:style-name="a430" draw:name="Immagine 12" svg:x="7.06385in" svg:y="0.6887in" svg:width="6.14836in" svg:height="3.71845in" style:rel-width="scale" style:rel-height="scale">
          <draw:image xlink:href="media/image8.png" xlink:type="simple" xlink:show="embed" xlink:actuate="onLoad"/>
          <svg:title/>
          <svg:desc>Immagine che contiene testo, screenshot, monitor

Descrizione generata automaticamente</svg:desc>
        </draw:frame>
      </draw:page>
      <draw:page draw:name="Slide20" draw:style-name="a432" draw:master-page-name="Master1-Layout1-title-Title-Slide" presentation:presentation-page-layout-name="Master1-PPL1" draw:id="Slide-275">
        <draw:frame draw:id="id107" draw:style-name="a436" draw:name="CasellaDiTesto 10" svg:x="7.07054in" svg:y="0.29503in" svg:width="4.81953in" svg:height="0.5722in">
          <draw:text-box>
            <text:p text:style-name="a435" text:class-names="" text:cond-style-name=""><text:span text:style-name="a433" text:class-names=""><text:s text:c="1"/>API WGER DAY-JSON</text:span><text:span text:style-name="a434" text:class-names=""/></text:p>
          </draw:text-box>
          <svg:title/>
          <svg:desc/>
        </draw:frame>
        <draw:frame draw:id="id108" draw:style-name="a437" draw:name="Immagine 6" svg:x="0in" svg:y="1.97671in" svg:width="13.33333in" svg:height="4.6413in" style:rel-width="scale" style:rel-height="scale">
          <draw:image xlink:href="media/image9.png" xlink:type="simple" xlink:show="embed" xlink:actuate="onLoad"/>
          <svg:title/>
          <svg:desc>Immagine che contiene testo, screenshot, monitor, interni

Descrizione generata automaticamente</svg:desc>
        </draw:frame>
      </draw:page>
      <draw:page draw:name="Slide21" draw:style-name="a439" draw:master-page-name="Master1-Layout1-title-Title-Slide" presentation:presentation-page-layout-name="Master1-PPL1" draw:id="Slide-276">
        <draw:frame draw:id="id109" draw:style-name="a444" draw:name="CasellaDiTesto 10" svg:x="7.07054in" svg:y="0.29503in" svg:width="5.6873in" svg:height="0.5722in">
          <draw:text-box>
            <text:p text:style-name="a443" text:class-names="" text:cond-style-name=""><text:span text:style-name="a440" text:class-names=""><text:s text:c="1"/>API<text:s text:c="1"/></text:span><text:span text:style-name="a441" text:class-names="">RANDOMUSER -JSON</text:span><text:span text:style-name="a442" text:class-names=""/></text:p>
          </draw:text-box>
          <svg:title/>
          <svg:desc/>
        </draw:frame>
        <draw:frame draw:id="id110" draw:style-name="a445" draw:name="Immagine 3" svg:x="0.10688in" svg:y="2.36957in" svg:width="13.11956in" svg:height="4.3587in" style:rel-width="scale" style:rel-height="scale">
          <draw:image xlink:href="media/image10.png" xlink:type="simple" xlink:show="embed" xlink:actuate="onLoad"/>
          <svg:title/>
          <svg:desc>Immagine che contiene testo, screenshot, monitor, interni

Descrizione generata automaticamente</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5.09in" svg:y="1.4723in" svg:width="7.72106in" svg:height="3.59275in"/>
      <presentation:placeholder presentation:object="subtitle" svg:x="5.09877in" svg:y="5.06504in" svg:width="7.71229in" svg:height="1.25787in"/>
      <presentation:placeholder presentation:object="date-time" svg:x="5.09in" svg:y="0.67521in" svg:width="7.7906in" svg:height="0.5in"/>
      <presentation:placeholder presentation:object="footer" svg:x="5.09in" svg:y="6.74813in" svg:width="6.11149in" svg:height="0.5in"/>
      <presentation:placeholder presentation:object="page-number" svg:x="11.5in" svg:y="6.74813in" svg:width="1.31106in" svg:height="0.5in"/>
    </style:presentation-page-layout>
    <style:presentation-page-layout style:name="Master1-PPL2" style:display-name="Title and Content">
      <presentation:placeholder presentation:object="title" svg:x="2.1in" svg:y="0.48362in" svg:width="9.59161in" svg:height="1.4712in"/>
      <presentation:placeholder presentation:object="object" svg:x="2.1in" svg:y="2.52874in" svg:width="9.59161in" svg:height="3.99333in"/>
      <presentation:placeholder presentation:object="date-time" svg:x="8.58566in" svg:y="6.74813in" svg:width="3.10595in" svg:height="0.5in"/>
      <presentation:placeholder presentation:object="footer" svg:x="2.1in" svg:y="6.74813in" svg:width="6.19792in" svg:height="0.5in"/>
      <presentation:placeholder presentation:object="page-number" svg:x="11.8698in" svg:y="6.74813in" svg:width="1.3in" svg:height="0.5in"/>
    </style:presentation-page-layout>
    <style:presentation-page-layout style:name="Master1-PPL3" style:display-name="Section Header">
      <presentation:placeholder presentation:object="title" svg:x="5.09in" svg:y="3.74096in" svg:width="7.29in" svg:height="2.32904in"/>
      <presentation:placeholder presentation:object="footer" svg:x="5.09in" svg:y="6.74813in" svg:width="6.24816in" svg:height="0.5in"/>
      <presentation:placeholder presentation:object="page-number" svg:x="11.8698in" svg:y="6.74813in" svg:width="1.3in" svg:height="0.5in"/>
      <presentation:placeholder presentation:object="outline" svg:x="5.09in" svg:y="6.07in" svg:width="7.29in" svg:height="0.56in"/>
      <presentation:placeholder presentation:object="date-time" svg:x="0.7in" svg:y="6.74813in" svg:width="3.10595in" svg:height="0.5in"/>
    </style:presentation-page-layout>
    <style:presentation-page-layout style:name="Master1-PPL4" style:display-name="Two Content">
      <presentation:placeholder presentation:object="title" svg:x="2.1in" svg:y="0.48362in" svg:width="9.59161in" svg:height="1.4712in"/>
      <presentation:placeholder presentation:object="object" svg:x="2.1in" svg:y="2.66667in" svg:width="4.55in" svg:height="4in"/>
      <presentation:placeholder presentation:object="object" svg:x="7.14161in" svg:y="2.66667in" svg:width="4.55in" svg:height="4in"/>
      <presentation:placeholder presentation:object="date-time" svg:x="8.58566in" svg:y="6.74813in" svg:width="3.10595in" svg:height="0.5in"/>
      <presentation:placeholder presentation:object="footer" svg:x="2.1in" svg:y="6.74813in" svg:width="6.19792in" svg:height="0.5in"/>
      <presentation:placeholder presentation:object="page-number" svg:x="11.8698in" svg:y="6.74813in" svg:width="1.3in" svg:height="0.5in"/>
    </style:presentation-page-layout>
    <style:presentation-page-layout style:name="Master1-PPL5" style:display-name="Comparison">
      <presentation:placeholder presentation:object="outline" svg:x="2.1in" svg:y="2.68636in" svg:width="4.55in" svg:height="0.90104in"/>
      <presentation:placeholder presentation:object="object" svg:x="2.1in" svg:y="3.62712in" svg:width="4.55in" svg:height="3.03955in"/>
      <presentation:placeholder presentation:object="outline" svg:x="7.14161in" svg:y="2.68636in" svg:width="4.55in" svg:height="0.90104in"/>
      <presentation:placeholder presentation:object="object" svg:x="7.14161in" svg:y="3.62712in" svg:width="4.55in" svg:height="3.03955in"/>
      <presentation:placeholder presentation:object="date-time" svg:x="8.58566in" svg:y="6.74813in" svg:width="3.10595in" svg:height="0.5in"/>
      <presentation:placeholder presentation:object="footer" svg:x="2.1in" svg:y="6.74813in" svg:width="6.19792in" svg:height="0.5in"/>
      <presentation:placeholder presentation:object="page-number" svg:x="11.8698in" svg:y="6.74813in" svg:width="1.3in" svg:height="0.5in"/>
      <presentation:placeholder presentation:object="title" svg:x="2.1in" svg:y="0.48362in" svg:width="9.59161in" svg:height="1.4712in"/>
    </style:presentation-page-layout>
    <style:presentation-page-layout style:name="Master1-PPL6" style:display-name="Title Only">
      <presentation:placeholder presentation:object="title" svg:x="2.1in" svg:y="0.48362in" svg:width="9.59161in" svg:height="1.4712in"/>
      <presentation:placeholder presentation:object="date-time" svg:x="8.58566in" svg:y="6.74813in" svg:width="3.10595in" svg:height="0.5in"/>
      <presentation:placeholder presentation:object="footer" svg:x="2.1in" svg:y="6.74813in" svg:width="6.19792in" svg:height="0.5in"/>
      <presentation:placeholder presentation:object="page-number" svg:x="11.8698in" svg:y="6.74813in" svg:width="1.3in" svg:height="0.5in"/>
    </style:presentation-page-layout>
    <style:presentation-page-layout style:name="Master1-PPL7" style:display-name="Blank">
      <presentation:placeholder presentation:object="date-time" svg:x="8.58566in" svg:y="6.74813in" svg:width="3.10595in" svg:height="0.5in"/>
      <presentation:placeholder presentation:object="footer" svg:x="2.1in" svg:y="6.74813in" svg:width="6.19792in" svg:height="0.5in"/>
      <presentation:placeholder presentation:object="page-number" svg:x="11.8698in" svg:y="6.74813in" svg:width="1.3in" svg:height="0.5in"/>
    </style:presentation-page-layout>
    <style:presentation-page-layout style:name="Master1-PPL8" style:display-name="Content with Caption">
      <presentation:placeholder presentation:object="title" svg:x="9.27in" svg:y="0.7in" svg:width="3.52987in" svg:height="2.79063in"/>
      <presentation:placeholder presentation:object="object" svg:x="1.4in" svg:y="0.7in" svg:width="7.6in" svg:height="5.96667in"/>
      <presentation:placeholder presentation:object="outline" svg:x="9.27in" svg:y="3.52559in" svg:width="3.52987in" svg:height="3.14107in"/>
      <presentation:placeholder presentation:object="date-time" svg:x="9.27in" svg:y="6.74813in" svg:width="2.42161in" svg:height="0.5in"/>
      <presentation:placeholder presentation:object="footer" svg:x="1.4in" svg:y="6.74813in" svg:width="7.6in" svg:height="0.5in"/>
      <presentation:placeholder presentation:object="page-number" svg:x="11.8698in" svg:y="6.74813in" svg:width="1.3in" svg:height="0.5in"/>
    </style:presentation-page-layout>
    <style:presentation-page-layout style:name="Master1-PPL9" style:display-name="Picture with Caption">
      <presentation:placeholder presentation:object="graphic" svg:x="0in" svg:y="0in" svg:width="8.86117in" svg:height="7.5in"/>
      <presentation:placeholder presentation:object="title" svg:x="9.27in" svg:y="1.6447in" svg:width="3.53305in" svg:height="1.84594in"/>
      <presentation:placeholder presentation:object="outline" svg:x="9.27in" svg:y="3.5256in" svg:width="3.53in" svg:height="3.14107in"/>
      <presentation:placeholder presentation:object="date-time" svg:x="9.27in" svg:y="6.74813in" svg:width="2.42161in" svg:height="0.5in"/>
      <presentation:placeholder presentation:object="footer" svg:x="1.4in" svg:y="6.74813in" svg:width="7.06956in" svg:height="0.5in"/>
      <presentation:placeholder presentation:object="page-number" svg:x="11.8698in" svg:y="6.74813in" svg:width="1.3in" svg:height="0.5in"/>
    </style:presentation-page-layout>
    <style:presentation-page-layout style:name="Master1-PPL10" style:display-name="Title and Vertical Text">
      <presentation:placeholder presentation:object="title" svg:x="2.1in" svg:y="0.48362in" svg:width="9.59161in" svg:height="1.4712in"/>
      <presentation:placeholder presentation:object="outline" svg:x="2.1in" svg:y="2.52874in" svg:width="9.59161in" svg:height="3.99333in"/>
      <presentation:placeholder presentation:object="date-time" svg:x="8.58566in" svg:y="6.74813in" svg:width="3.10595in" svg:height="0.5in"/>
      <presentation:placeholder presentation:object="footer" svg:x="2.1in" svg:y="6.74813in" svg:width="6.19792in" svg:height="0.5in"/>
      <presentation:placeholder presentation:object="page-number" svg:x="11.8698in" svg:y="6.74813in" svg:width="1.3in" svg:height="0.5in"/>
    </style:presentation-page-layout>
    <style:presentation-page-layout style:name="Master1-PPL11" style:display-name="Vertical Title and Text">
      <presentation:placeholder presentation:object="title" svg:x="10.14651in" svg:y="0.5545in" svg:width="1.71875in" svg:height="5.83982in"/>
      <presentation:placeholder presentation:object="outline" svg:x="3.20833in" svg:y="0.57346in" svg:width="6.51747in" svg:height="5.82086in"/>
      <presentation:placeholder presentation:object="date-time" svg:x="10.14651in" svg:y="6.88606in" svg:width="2.74059in" svg:height="0.39931in"/>
      <presentation:placeholder presentation:object="footer" svg:x="3.20833in" svg:y="6.88606in" svg:width="6.51747in" svg:height="0.39931in"/>
      <presentation:placeholder presentation:object="page-number" svg:x="9.55233in" svg:y="3.12031in" svg:width="5.88721in" svg:height="0.66084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431" draw:style="linear" draw:angle="0" draw:start-color="#f6f8fc" draw:end-color="#abc0e4" draw:start-intensity="100%" draw:end-intensity="100%"/>
    <draw:gradient draw:name="a438" draw:style="linear" draw:angle="0" draw:start-color="#f6f8fc" draw:end-color="#abc0e4" draw:start-intensity="100%" draw:end-intensity="100%"/>
    <draw:gradient draw:name="a415" draw:style="linear" draw:angle="0" draw:start-color="#f6f8fc" draw:end-color="#abc0e4" draw:start-intensity="100%" draw:end-intensity="100%"/>
    <draw:gradient draw:name="a423" draw:style="linear" draw:angle="0" draw:start-color="#f6f8fc" draw:end-color="#abc0e4"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paragraph" style:name="a1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12in" fo:padding-bottom="0.1in" fo:padding-left="0.12in" fo:padding-right="0.12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186">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9">
      <style:drawing-page-properties draw:fill="solid" draw:fill-color="#e8e7e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204">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0">
      <style:graphic-properties draw:fill="none" draw:stroke="solid" svg:stroke-width="0.02778in" svg:stroke-color="#7f7f7f" svg:stroke-opacity="100%" draw:stroke-linejoin="miter" svg:stroke-linecap="butt"/>
    </style:style>
    <style:style style:family="text" style:name="a191">
      <style:text-properties fo:text-transform="uppercase" fo:color="#7d86df"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0">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4">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353">
      <style:drawing-page-properties draw:fill="solid" draw:fill-color="#e8e7e2"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95">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text-transform="uppercase" fo:color="#7d86df"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56">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197">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4">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12in" fo:padding-bottom="0.1in" fo:padding-left="0.12in" fo:padding-right="0.12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73">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2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0">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graphic" style:name="a383">
      <style:graphic-properties draw:fill="none" draw:stroke="solid" svg:stroke-width="0.04167in" svg:stroke-color="#595959" svg:stroke-opacity="100%" draw:stroke-linejoin="miter" svg:stroke-linecap="butt"/>
    </style:style>
    <style:style style:family="paragraph" style:name="a240">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242">
      <style:drawing-page-properties draw:fill="solid" draw:fill-color="#e8e7e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3">
      <style:graphic-properties draw:fill="none" draw:stroke="solid" svg:stroke-width="0.02778in" svg:stroke-color="#7f7f7f" svg:stroke-opacity="100%" draw:stroke-linejoin="miter" svg:stroke-linecap="butt"/>
    </style:style>
    <style:style style:family="text" style:name="a244">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5">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0">
      <style:text-properties fo:font-variant="normal" fo:text-transform="none" fo:color="#404040" style:text-line-through-type="none" style:text-line-through-style="none" style:text-line-through-width="auto" style:text-line-through-color="font-color" style:text-position="0% 100%" fo:font-family="Meiryo"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7">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graphic" style:name="a110">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drawing-page" style:name="a257">
      <style:drawing-page-properties draw:fill="solid" draw:fill-color="#e8e7e2"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
      <style:graphic-properties fo:wrap-option="wrap" fo:padding-top="0.05in" fo:padding-bottom="0.05in" fo:padding-left="0.1in" fo:padding-right="0.1in" draw:textarea-vertical-align="middle" draw:textarea-horizontal-align="center" draw:fill="none"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graphic" style:name="a30">
      <style:graphic-properties draw:fill="none" draw:stroke="solid" svg:stroke-width="0.02778in" svg:stroke-color="#7f7f7f" svg:stroke-opacity="100%" draw:stroke-linejoin="miter" svg:stroke-linecap="butt"/>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
      <style:drawing-page-properties draw:fill="solid" draw:fill-color="#e8e7e2"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
      <style:graphic-properties fo:wrap-option="wrap" fo:padding-top="0.05in" fo:padding-bottom="0.05in" fo:padding-left="0.1in" fo:padding-right="0.1in" draw:textarea-vertical-align="middle" draw:textarea-horizontal-align="center" draw:fill="none" draw:stroke="solid" svg:stroke-width="0.02083in" svg:stroke-color="#d4d2c8" svg:stroke-opacity="100%" draw:stroke-linejoin="miter" svg:stroke-linecap="butt" draw:auto-grow-width="false" draw:auto-grow-height="false"/>
      <style:paragraph-properties style:font-independent-line-spacing="true" style:writing-mode="lr-tb"/>
    </style:style>
    <style:style style:family="paragraph" style:name="a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paragraph" style:name="a1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262626" style:text-line-through-type="none" style:text-line-through-style="none" style:text-line-through-width="auto" style:text-line-through-color="font-color" style:text-position="0% 100%" fo:font-family="Meiryo" fo:font-size="0.75in" style:font-size-asian="0.75in" style:font-size-complex="0.75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9">
      <style:graphic-properties fo:wrap-option="wrap" fo:padding-top="0.05in" fo:padding-bottom="0.05in" fo:padding-left="0.1in" fo:padding-right="0.1in" draw:textarea-vertical-align="middle" draw:textarea-horizontal-align="center" draw:fill="none" draw:stroke="solid" svg:stroke-width="0.01736in" svg:stroke-color="#d4d2c8" svg:stroke-opacity="100%" draw:stroke-linejoin="miter" svg:stroke-linecap="butt" draw:auto-grow-width="false" draw:auto-grow-height="false"/>
      <style:paragraph-properties style:font-independent-line-spacing="true" style:writing-mode="lr-tb"/>
    </style:style>
    <style:style style:family="paragraph" style:name="a36">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262626" style:text-line-through-type="none" style:text-line-through-style="none" style:text-line-through-width="auto" style:text-line-through-color="font-color" style:text-position="0% 100%" fo:font-family="Meiryo" fo:font-size="0.33333in" style:font-size-asian="0.33333in" style:font-size-complex="0.3333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7">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paragraph" style:name="a1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8">
      <style:drawing-page-properties draw:fill="solid" draw:fill-color="#e8e7e2"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122">
      <style:graphic-properties fo:wrap-option="wrap" fo:padding-top="0.05in" fo:padding-bottom="0.05in" fo:padding-left="0.1in" fo:padding-right="0.1in" draw:textarea-vertical-align="middle" draw:textarea-horizontal-align="center" draw:fill="none"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269">
      <style:text-properties fo:font-variant="normal" fo:text-transform="none" fo:color="#404040" style:text-line-through-type="none" style:text-line-through-style="none" style:text-line-through-width="auto" style:text-line-through-color="font-color" style:text-position="0% 100%" fo:font-family="Meiryo" fo:font-size="0.47222in" style:font-size-asian="0.47222in" style:font-size-complex="0.47222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5">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text" style:name="a41">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
      <style:graphic-properties fo:wrap-option="wrap" fo:padding-top="0.05in" fo:padding-bottom="0.05in" fo:padding-left="0.1in" fo:padding-right="0.1in" draw:textarea-vertical-align="middle" draw:textarea-horizontal-align="center" draw:fill="none" draw:stroke="solid" svg:stroke-width="0.01736in" svg:stroke-color="#d4d2c8" svg:stroke-opacity="100%" draw:stroke-linejoin="miter" svg:stroke-linecap="butt" draw:auto-grow-width="false" draw:auto-grow-height="false"/>
      <style:paragraph-properties style:font-independent-line-spacing="true" style:writing-mode="lr-tb"/>
    </style:style>
    <style:style style:family="presentation" style:name="a44">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404040" style:text-line-through-type="none" style:text-line-through-style="none" style:text-line-through-width="auto" style:text-line-through-color="font-color" style:text-position="0% 100%" fo:font-family="Meiryo"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
      <style:graphic-properties fo:wrap-option="wrap" fo:padding-top="0.05in" fo:padding-bottom="0.05in" fo:padding-left="0.1in" fo:padding-right="0.1in" draw:textarea-vertical-align="middle" draw:textarea-horizontal-align="center" draw:fill="none"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paragraph" style:name="a278">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presentation" style:name="a50">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
      <style:graphic-properties fo:wrap-option="wrap" fo:padding-top="0.05in" fo:padding-bottom="0.05in" fo:padding-left="0.1in" fo:padding-right="0.1in" draw:textarea-vertical-align="middle" draw:textarea-horizontal-align="center" draw:fill="none" draw:stroke="solid" svg:stroke-width="0.01736in" svg:stroke-color="#d4d2c8" svg:stroke-opacity="100%" draw:stroke-linejoin="miter" svg:stroke-linecap="butt" draw:auto-grow-width="false" draw:auto-grow-height="false"/>
      <style:paragraph-properties style:font-independent-line-spacing="true" style:writing-mode="lr-tb"/>
    </style:style>
    <style:style style:family="graphic" style:name="a5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05in" fo:padding-bottom="0.05in" fo:padding-left="0.1in" fo:padding-right="0.1in" draw:textarea-vertical-align="middle" draw:textarea-horizontal-align="center" draw:fill="solid" draw:fill-color="#d4d2c8" draw:opacity="100%" draw:stroke="none" draw:auto-grow-width="false" draw:auto-grow-height="false"/>
      <style:paragraph-properties style:font-independent-line-spacing="true" style:writing-mode="lr-tb"/>
    </style:style>
    <style:style style:family="text" style:name="a280">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0">
      <style:graphic-properties fo:wrap-option="wrap" fo:padding-top="0.05in" fo:padding-bottom="0.05in" fo:padding-left="0.1in" fo:padding-right="0.1in" draw:textarea-vertical-align="middle" draw:textarea-horizontal-align="center" draw:fill="none"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287">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4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1">
      <style:drawing-page-properties draw:fill="solid" draw:fill-color="#e8e7e2"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
      <style:graphic-properties fo:wrap-option="wrap" fo:padding-top="0.05in" fo:padding-bottom="0.05in" fo:padding-left="0.1in" fo:padding-right="0.1in" draw:textarea-vertical-align="middle" draw:textarea-horizontal-align="center" draw:fill="none"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302">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e8e7e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3">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4">
      <style:drawing-page-properties draw:fill="solid" draw:fill-color="#e8e7e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1">
      <style:graphic-properties draw:fill="none" draw:stroke="solid" svg:stroke-width="0.02778in" svg:stroke-color="#7f7f7f" svg:stroke-opacity="100%" draw:stroke-linejoin="miter" svg:stroke-linecap="butt"/>
    </style:style>
    <style:style style:family="presentation" style:name="a304">
      <style:graphic-properties fo:wrap-option="wrap" fo:padding-top="0.12in" fo:padding-bottom="0.1in" fo:padding-left="0.12in" fo:padding-right="0.12in" draw:textarea-vertical-align="top" draw:textarea-horizontal-align="left" draw:fill="solid" draw:fill-color="#d4d2c8" draw:opacity="100%" draw:stroke="none" draw:auto-grow-width="false" draw:auto-grow-height="false" style:shrink-to-fit="true"/>
      <style:paragraph-properties style:font-independent-line-spacing="true" style:writing-mode="lr-tb"/>
    </style:style>
    <style:style style:family="graphic" style:name="a145">
      <style:graphic-properties draw:fill="none" draw:stroke="solid" svg:stroke-width="0.02778in" svg:stroke-color="#7f7f7f" svg:stroke-opacity="100%" draw:stroke-linejoin="miter" svg:stroke-linecap="butt"/>
    </style:style>
    <style:style style:family="text" style:name="a62">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5">
      <style:text-properties fo:font-variant="normal" fo:text-transform="none" fo:color="#404040" style:text-line-through-type="none" style:text-line-through-style="none" style:text-line-through-width="auto" style:text-line-through-color="font-color" style:text-position="0% 100%" fo:font-family="Meiryo" fo:font-size="0.47222in" style:font-size-asian="0.47222in" style:font-size-complex="0.47222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
      <style:paragraph-properties fo:line-height="10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07">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8">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5">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14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1">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95">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11">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2">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ffffff"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0">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3">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22">
      <style:drawing-page-properties draw:fill="solid" draw:fill-color="#e8e7e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3">
      <style:graphic-properties draw:fill="none" draw:stroke="solid" svg:stroke-width="0.02778in" svg:stroke-color="#7f7f7f" svg:stroke-opacity="100%" draw:stroke-linejoin="miter" svg:stroke-linecap="butt"/>
    </style:style>
    <style:style style:family="text" style:name="a164">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5">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6">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67">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e8e7e2"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
      <style:drawing-page-properties draw:fill="solid" draw:fill-color="#e8e7e2"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33">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404040" style:text-line-through-type="none" style:text-line-through-style="none" style:text-line-through-width="auto" style:text-line-through-color="font-color" style:text-position="0% 100%" fo:font-family="Meiryo" fo:font-size="0.66667in" style:font-size-asian="0.66667in" style:font-size-complex="0.66667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4">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text:list-style style:name="a15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9">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75">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224">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56">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9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33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59">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371">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0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5">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9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8">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2">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6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202">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365">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8">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32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31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5">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368">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74">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208">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282">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77">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285">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2">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1">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221">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SketchLinesVTI" style:page-layout-name="pageLayout1" draw:style-name="a0">
      <draw:frame draw:id="id0" presentation:style-name="a3" draw:name="Title Placeholder 1" svg:x="2.1in" svg:y="0.48362in" svg:width="9.59161in" svg:height="1.4712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2.1in" svg:y="2.52874in" svg:width="9.59161in" svg:height="3.99333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8.58566in" svg:y="6.74813in" svg:width="3.10595in" svg:height="0.5in" presentation:class="date-time" presentation:placeholder="false">
        <draw:text-box>
          <text:p text:style-name="a22" text:class-names="" text:cond-style-name=""><text:span text:style-name="a20" text:class-names=""><text:date text:fixed="false" style:data-style-name="a21">4/26/2021</text:date></text:span></text:p>
        </draw:text-box>
        <svg:title/>
        <svg:desc/>
      </draw:frame>
      <draw:frame draw:id="id3" presentation:style-name="a26" draw:name="Footer Placeholder 4" svg:x="2.1in" svg:y="6.74813in" svg:width="6.19792in" svg:height="0.5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11.8698in" svg:y="6.74813in" svg:width="1.3in" svg:height="0.5in" presentation:class="page-number" presentation:placeholder="false">
        <draw:text-box>
          <text:p text:style-name="a28" text:class-names="" text:cond-style-name=""><text:span text:style-name="a27" text:class-names=""><text:page-number style:num-format="1" text:fixed="false"/></text:span></text:p>
        </draw:text-box>
        <svg:title/>
        <svg:desc/>
      </draw:frame>
      <draw:connector draw:type="line" svg:x1="2.1in" svg:y1="2.37971in" svg:x2="11.69161in" svg:y2="2.37971in" draw:id="id5" draw:style-name="a30" draw:name="Straight Connector 8">
        <svg:title>Rule Line</svg:title>
        <svg:desc/>
      </draw:connector>
    </style:master-page>
    <style:master-page style:name="Master1-Layout1-title-Title-Slide" style:page-layout-name="pageLayout1" draw:style-name="a31">
      <draw:custom-shape svg:x="0in" svg:y="0in" svg:width="3.82373in" svg:height="7.5in" draw:id="id6" draw:style-name="a34" draw:name="Freeform: Shape 27">
        <svg:title/>
        <svg:desc/>
        <text:p text:style-name="a33" text:class-names="" text:cond-style-name=""><text:span text:style-name="a32" text:class-names=""/></text:p>
        <draw:enhanced-geometry xmlns:dr3d="urn:oasis:names:tc:opendocument:xmlns:dr3d:1.0" draw:type="non-primitive" svg:viewBox="0 0 3496422 6858000" draw:enhanced-path="M ?f0 ?f0 L ?f3 ?f0 ?f4 ?f5 C ?f6 ?f7 ?f1 ?f8 ?f1 ?f9 ?f1 ?f10 ?f11 ?f12 ?f13 ?f14 ?f15 ?f16 ?f17 ?f18 ?f19 ?f20 L ?f21 ?f2 ?f0 ?f2 Z N" draw:text-areas="?f52 ?f54 ?f53 ?f55" draw:glue-points="?f56 ?f57 ?f58 ?f57 ?f59 ?f60 ?f61 ?f62 ?f63 ?f64 ?f65 ?f66 ?f67 ?f68 ?f56 ?f68" draw:glue-point-leaving-directions="-90, -90, -90, -90, -90, -90, -90, -90">
          <draw:equation draw:name="f0" draw:formula="0"/>
          <draw:equation draw:name="f1" draw:formula="3496422"/>
          <draw:equation draw:name="f2" draw:formula="6858000"/>
          <draw:equation draw:name="f3" draw:formula="1873399"/>
          <draw:equation draw:name="f4" draw:formula="1895523"/>
          <draw:equation draw:name="f5" draw:formula="14997"/>
          <draw:equation draw:name="f6" draw:formula="2922686"/>
          <draw:equation draw:name="f7" draw:formula="754641"/>
          <draw:equation draw:name="f8" draw:formula="2093192"/>
          <draw:equation draw:name="f9" draw:formula="3621656"/>
          <draw:equation draw:name="f10" draw:formula="4969131"/>
          <draw:equation draw:name="f11" draw:formula="2567697"/>
          <draw:equation draw:name="f12" draw:formula="5602839"/>
          <draw:equation draw:name="f13" draw:formula="1622072"/>
          <draw:equation draw:name="f14" draw:formula="6374814"/>
          <draw:equation draw:name="f15" draw:formula="1449869"/>
          <draw:equation draw:name="f16" draw:formula="6515397"/>
          <draw:equation draw:name="f17" draw:formula="1279242"/>
          <draw:equation draw:name="f18" draw:formula="6653108"/>
          <draw:equation draw:name="f19" draw:formula="1105424"/>
          <draw:equation draw:name="f20" draw:formula="6780599"/>
          <draw:equation draw:name="f21" draw:formula="993668"/>
          <draw:equation draw:name="f22" draw:formula="?f2 - ?f0"/>
          <draw:equation draw:name="f23" draw:formula="?f1 - ?f0"/>
          <draw:equation draw:name="f24" draw:formula="?f23 / 3496422"/>
          <draw:equation draw:name="f25" draw:formula="?f22 / 6858000"/>
          <draw:equation draw:name="f26" draw:formula="0 * ?f23"/>
          <draw:equation draw:name="f27" draw:formula="0 * ?f22"/>
          <draw:equation draw:name="f28" draw:formula="1873399 * ?f23"/>
          <draw:equation draw:name="f29" draw:formula="1895523 * ?f23"/>
          <draw:equation draw:name="f30" draw:formula="14997 * ?f22"/>
          <draw:equation draw:name="f31" draw:formula="3496422 * ?f23"/>
          <draw:equation draw:name="f32" draw:formula="3621656 * ?f22"/>
          <draw:equation draw:name="f33" draw:formula="1622072 * ?f23"/>
          <draw:equation draw:name="f34" draw:formula="6374814 * ?f22"/>
          <draw:equation draw:name="f35" draw:formula="1105424 * ?f23"/>
          <draw:equation draw:name="f36" draw:formula="6780599 * ?f22"/>
          <draw:equation draw:name="f37" draw:formula="993668 * ?f23"/>
          <draw:equation draw:name="f38" draw:formula="6858000 * ?f22"/>
          <draw:equation draw:name="f39" draw:formula="?f26 / 3496422"/>
          <draw:equation draw:name="f40" draw:formula="?f27 / 6858000"/>
          <draw:equation draw:name="f41" draw:formula="?f28 / 3496422"/>
          <draw:equation draw:name="f42" draw:formula="?f29 / 3496422"/>
          <draw:equation draw:name="f43" draw:formula="?f30 / 6858000"/>
          <draw:equation draw:name="f44" draw:formula="?f31 / 3496422"/>
          <draw:equation draw:name="f45" draw:formula="?f32 / 6858000"/>
          <draw:equation draw:name="f46" draw:formula="?f33 / 3496422"/>
          <draw:equation draw:name="f47" draw:formula="?f34 / 6858000"/>
          <draw:equation draw:name="f48" draw:formula="?f35 / 3496422"/>
          <draw:equation draw:name="f49" draw:formula="?f36 / 6858000"/>
          <draw:equation draw:name="f50" draw:formula="?f37 / 3496422"/>
          <draw:equation draw:name="f51" draw:formula="?f38 / 6858000"/>
          <draw:equation draw:name="f52" draw:formula="?f0 / ?f24"/>
          <draw:equation draw:name="f53" draw:formula="?f1 / ?f24"/>
          <draw:equation draw:name="f54" draw:formula="?f0 / ?f25"/>
          <draw:equation draw:name="f55" draw:formula="?f2 / ?f25"/>
          <draw:equation draw:name="f56" draw:formula="?f39 / ?f24"/>
          <draw:equation draw:name="f57" draw:formula="?f40 / ?f25"/>
          <draw:equation draw:name="f58" draw:formula="?f41 / ?f24"/>
          <draw:equation draw:name="f59" draw:formula="?f42 / ?f24"/>
          <draw:equation draw:name="f60" draw:formula="?f43 / ?f25"/>
          <draw:equation draw:name="f61" draw:formula="?f44 / ?f24"/>
          <draw:equation draw:name="f62" draw:formula="?f45 / ?f25"/>
          <draw:equation draw:name="f63" draw:formula="?f46 / ?f24"/>
          <draw:equation draw:name="f64" draw:formula="?f47 / ?f25"/>
          <draw:equation draw:name="f65" draw:formula="?f48 / ?f24"/>
          <draw:equation draw:name="f66" draw:formula="?f49 / ?f25"/>
          <draw:equation draw:name="f67" draw:formula="?f50 / ?f24"/>
          <draw:equation draw:name="f68" draw:formula="?f51 / ?f25"/>
        </draw:enhanced-geometry>
      </draw:custom-shape>
      <draw:frame draw:id="id7" presentation:style-name="a37" draw:name="Title 1" svg:x="5.09in" svg:y="1.4723in" svg:width="7.72106in" svg:height="3.59275in" presentation:class="title" presentation:placeholder="false">
        <draw:text-box>
          <text:p text:style-name="a36" text:class-names="" text:cond-style-name=""><text:span text:style-name="a35" text:class-names="">Click to edit Master title style</text:span></text:p>
        </draw:text-box>
        <svg:title/>
        <svg:desc/>
      </draw:frame>
      <draw:frame draw:id="id8" presentation:style-name="a40" draw:name="Subtitle 2" svg:x="5.09877in" svg:y="5.06504in" svg:width="7.71229in" svg:height="1.25787in" presentation:class="subtitle" presentation:placeholder="false">
        <draw:text-box>
          <text:p text:style-name="a39" text:class-names="" text:cond-style-name=""><text:span text:style-name="a38" text:class-names="">Click to edit Master subtitle style</text:span></text:p>
        </draw:text-box>
        <svg:title/>
        <svg:desc/>
      </draw:frame>
      <draw:frame draw:id="id9" presentation:style-name="a44" draw:name="Date Placeholder 9" svg:x="5.09in" svg:y="0.67521in" svg:width="7.7906in" svg:height="0.5in" presentation:class="date-time" presentation:placeholder="false">
        <draw:text-box>
          <text:p text:style-name="a43" text:class-names="" text:cond-style-name=""><text:span text:style-name="a41" text:class-names=""><text:date text:fixed="false" style:data-style-name="a42">4/26/2021</text:date></text:span></text:p>
        </draw:text-box>
        <svg:title/>
        <svg:desc/>
      </draw:frame>
      <draw:frame draw:id="id10" presentation:style-name="a47" draw:name="Footer Placeholder 23" svg:x="5.09in" svg:y="6.74813in" svg:width="6.11149in" svg:height="0.5in" presentation:class="footer" presentation:placeholder="false">
        <draw:text-box>
          <text:p text:style-name="a46" text:class-names="" text:cond-style-name=""><text:span text:style-name="a45" text:class-names=""/></text:p>
        </draw:text-box>
        <svg:title/>
        <svg:desc/>
      </draw:frame>
      <draw:frame draw:id="id11" presentation:style-name="a50" draw:name="Slide Number Placeholder 24" svg:x="11.5in" svg:y="6.74813in" svg:width="1.31106in" svg:height="0.5in" presentation:class="page-number" presentation:placeholder="false">
        <draw:text-box>
          <text:p text:style-name="a49" text:class-names="" text:cond-style-name=""><text:span text:style-name="a48" text:class-names=""><text:page-number style:num-format="1" text:fixed="false"/></text:span></text:p>
        </draw:text-box>
        <svg:title/>
        <svg:desc/>
      </draw:frame>
      <draw:custom-shape svg:x="1.50417in" svg:y="0in" svg:width="2.76654in" svg:height="7.5in" draw:id="id12" draw:style-name="a53" draw:name="Freeform: Shape 3">
        <svg:title/>
        <svg:desc/>
        <text:p text:style-name="a52" text:class-names="" text:cond-style-name=""><text:span text:style-name="a51" text:class-names=""/></text:p>
        <draw:enhanced-geometry xmlns:dr3d="urn:oasis:names:tc:opendocument:xmlns:dr3d:1.0" draw:type="non-primitive" svg:viewBox="0 0 2529723 6858000" draw:enhanced-path="M ?f3 ?f0 L ?f4 ?f0 ?f5 ?f6 C ?f7 ?f8 ?f9 ?f10 ?f11 ?f12 ?f13 ?f14 ?f15 ?f16 ?f17 ?f18 ?f19 ?f20 ?f21 ?f22 ?f23 ?f24 L ?f25 ?f2 ?f0 ?f2 ?f26 ?f27 C ?f28 ?f29 ?f30 ?f31 ?f32 ?f33 ?f34 ?f35 ?f36 ?f37 ?f38 ?f39 ?f40 ?f41 ?f42 ?f43 ?f44 ?f45 Z N" draw:text-areas="?f94 ?f96 ?f95 ?f97" draw:glue-points="?f98 ?f99 ?f100 ?f99 ?f101 ?f102 ?f103 ?f104 ?f105 ?f106 ?f107 ?f108 ?f109 ?f110 ?f111 ?f110 ?f112 ?f113 ?f114 ?f115 ?f116 ?f117 ?f118 ?f119" draw:glue-point-leaving-directions="-90, -90, -90, -90, -90, -90, -90, -90, -90, -90, -90, -90">
          <draw:equation draw:name="f0" draw:formula="0"/>
          <draw:equation draw:name="f1" draw:formula="2529723"/>
          <draw:equation draw:name="f2" draw:formula="6858000"/>
          <draw:equation draw:name="f3" draw:formula="1258269"/>
          <draw:equation draw:name="f4" draw:formula="1275627"/>
          <draw:equation draw:name="f5" draw:formula="1302560"/>
          <draw:equation draw:name="f6" draw:formula="24338"/>
          <draw:equation draw:name="f7" draw:formula="2156831"/>
          <draw:equation draw:name="f8" draw:formula="855667"/>
          <draw:equation draw:name="f9" draw:formula="2590622"/>
          <draw:equation draw:name="f10" draw:formula="2191755"/>
          <draw:equation draw:name="f11" draw:formula="2522825"/>
          <draw:equation draw:name="f12" draw:formula="3678515"/>
          <draw:equation draw:name="f13" draw:formula="2459072"/>
          <draw:equation draw:name="f14" draw:formula="5076606"/>
          <draw:equation draw:name="f15" draw:formula="1519830"/>
          <draw:equation draw:name="f16" draw:formula="5692656"/>
          <draw:equation draw:name="f17" draw:formula="557500"/>
          <draw:equation draw:name="f18" draw:formula="6451411"/>
          <draw:equation draw:name="f19" draw:formula="382255"/>
          <draw:equation draw:name="f20" draw:formula="6589587"/>
          <draw:equation draw:name="f21" draw:formula="208689"/>
          <draw:equation draw:name="f22" draw:formula="6724853"/>
          <draw:equation draw:name="f23" draw:formula="32482"/>
          <draw:equation draw:name="f24" draw:formula="6849373"/>
          <draw:equation draw:name="f25" draw:formula="19531"/>
          <draw:equation draw:name="f26" draw:formula="14202"/>
          <draw:equation draw:name="f27" draw:formula="6848540"/>
          <draw:equation draw:name="f28" draw:formula="190409"/>
          <draw:equation draw:name="f29" draw:formula="6724020"/>
          <draw:equation draw:name="f30" draw:formula="363976"/>
          <draw:equation draw:name="f31" draw:formula="6588754"/>
          <draw:equation draw:name="f32" draw:formula="539221"/>
          <draw:equation draw:name="f33" draw:formula="6450578"/>
          <draw:equation draw:name="f34" draw:formula="1501550"/>
          <draw:equation draw:name="f35" draw:formula="5691822"/>
          <draw:equation draw:name="f36" draw:formula="2440792"/>
          <draw:equation draw:name="f37" draw:formula="5075773"/>
          <draw:equation draw:name="f38" draw:formula="2504546"/>
          <draw:equation draw:name="f39" draw:formula="3677682"/>
          <draw:equation draw:name="f40" draw:formula="2572343"/>
          <draw:equation draw:name="f41" draw:formula="2190921"/>
          <draw:equation draw:name="f42" draw:formula="2138551"/>
          <draw:equation draw:name="f43" draw:formula="854834"/>
          <draw:equation draw:name="f44" draw:formula="1284280"/>
          <draw:equation draw:name="f45" draw:formula="23504"/>
          <draw:equation draw:name="f46" draw:formula="?f2 - ?f0"/>
          <draw:equation draw:name="f47" draw:formula="?f1 - ?f0"/>
          <draw:equation draw:name="f48" draw:formula="?f47 / 2529723"/>
          <draw:equation draw:name="f49" draw:formula="?f46 / 6858000"/>
          <draw:equation draw:name="f50" draw:formula="1258269 * ?f47"/>
          <draw:equation draw:name="f51" draw:formula="0 * ?f46"/>
          <draw:equation draw:name="f52" draw:formula="1275627 * ?f47"/>
          <draw:equation draw:name="f53" draw:formula="1302560 * ?f47"/>
          <draw:equation draw:name="f54" draw:formula="24338 * ?f46"/>
          <draw:equation draw:name="f55" draw:formula="2522825 * ?f47"/>
          <draw:equation draw:name="f56" draw:formula="3678515 * ?f46"/>
          <draw:equation draw:name="f57" draw:formula="557500 * ?f47"/>
          <draw:equation draw:name="f58" draw:formula="6451411 * ?f46"/>
          <draw:equation draw:name="f59" draw:formula="32482 * ?f47"/>
          <draw:equation draw:name="f60" draw:formula="6849373 * ?f46"/>
          <draw:equation draw:name="f61" draw:formula="19531 * ?f47"/>
          <draw:equation draw:name="f62" draw:formula="6858000 * ?f46"/>
          <draw:equation draw:name="f63" draw:formula="0 * ?f47"/>
          <draw:equation draw:name="f64" draw:formula="14202 * ?f47"/>
          <draw:equation draw:name="f65" draw:formula="6848540 * ?f46"/>
          <draw:equation draw:name="f66" draw:formula="539221 * ?f47"/>
          <draw:equation draw:name="f67" draw:formula="6450578 * ?f46"/>
          <draw:equation draw:name="f68" draw:formula="2504546 * ?f47"/>
          <draw:equation draw:name="f69" draw:formula="3677682 * ?f46"/>
          <draw:equation draw:name="f70" draw:formula="1284280 * ?f47"/>
          <draw:equation draw:name="f71" draw:formula="23504 * ?f46"/>
          <draw:equation draw:name="f72" draw:formula="?f50 / 2529723"/>
          <draw:equation draw:name="f73" draw:formula="?f51 / 6858000"/>
          <draw:equation draw:name="f74" draw:formula="?f52 / 2529723"/>
          <draw:equation draw:name="f75" draw:formula="?f53 / 2529723"/>
          <draw:equation draw:name="f76" draw:formula="?f54 / 6858000"/>
          <draw:equation draw:name="f77" draw:formula="?f55 / 2529723"/>
          <draw:equation draw:name="f78" draw:formula="?f56 / 6858000"/>
          <draw:equation draw:name="f79" draw:formula="?f57 / 2529723"/>
          <draw:equation draw:name="f80" draw:formula="?f58 / 6858000"/>
          <draw:equation draw:name="f81" draw:formula="?f59 / 2529723"/>
          <draw:equation draw:name="f82" draw:formula="?f60 / 6858000"/>
          <draw:equation draw:name="f83" draw:formula="?f61 / 2529723"/>
          <draw:equation draw:name="f84" draw:formula="?f62 / 6858000"/>
          <draw:equation draw:name="f85" draw:formula="?f63 / 2529723"/>
          <draw:equation draw:name="f86" draw:formula="?f64 / 2529723"/>
          <draw:equation draw:name="f87" draw:formula="?f65 / 6858000"/>
          <draw:equation draw:name="f88" draw:formula="?f66 / 2529723"/>
          <draw:equation draw:name="f89" draw:formula="?f67 / 6858000"/>
          <draw:equation draw:name="f90" draw:formula="?f68 / 2529723"/>
          <draw:equation draw:name="f91" draw:formula="?f69 / 6858000"/>
          <draw:equation draw:name="f92" draw:formula="?f70 / 2529723"/>
          <draw:equation draw:name="f93" draw:formula="?f71 / 6858000"/>
          <draw:equation draw:name="f94" draw:formula="?f0 / ?f48"/>
          <draw:equation draw:name="f95" draw:formula="?f1 / ?f48"/>
          <draw:equation draw:name="f96" draw:formula="?f0 / ?f49"/>
          <draw:equation draw:name="f97" draw:formula="?f2 / ?f49"/>
          <draw:equation draw:name="f98" draw:formula="?f72 / ?f48"/>
          <draw:equation draw:name="f99" draw:formula="?f73 / ?f49"/>
          <draw:equation draw:name="f100" draw:formula="?f74 / ?f48"/>
          <draw:equation draw:name="f101" draw:formula="?f75 / ?f48"/>
          <draw:equation draw:name="f102" draw:formula="?f76 / ?f49"/>
          <draw:equation draw:name="f103" draw:formula="?f77 / ?f48"/>
          <draw:equation draw:name="f104" draw:formula="?f78 / ?f49"/>
          <draw:equation draw:name="f105" draw:formula="?f79 / ?f48"/>
          <draw:equation draw:name="f106" draw:formula="?f80 / ?f49"/>
          <draw:equation draw:name="f107" draw:formula="?f81 / ?f48"/>
          <draw:equation draw:name="f108" draw:formula="?f82 / ?f49"/>
          <draw:equation draw:name="f109" draw:formula="?f83 / ?f48"/>
          <draw:equation draw:name="f110" draw:formula="?f84 / ?f49"/>
          <draw:equation draw:name="f111" draw:formula="?f85 / ?f48"/>
          <draw:equation draw:name="f112" draw:formula="?f86 / ?f48"/>
          <draw:equation draw:name="f113" draw:formula="?f87 / ?f49"/>
          <draw:equation draw:name="f114" draw:formula="?f88 / ?f48"/>
          <draw:equation draw:name="f115" draw:formula="?f89 / ?f49"/>
          <draw:equation draw:name="f116" draw:formula="?f90 / ?f48"/>
          <draw:equation draw:name="f117" draw:formula="?f91 / ?f49"/>
          <draw:equation draw:name="f118" draw:formula="?f92 / ?f48"/>
          <draw:equation draw:name="f119" draw:formula="?f93 / ?f49"/>
        </draw:enhanced-geometry>
      </draw:custom-shape>
      <draw:custom-shape svg:x="1.26356in" svg:y="0in" svg:width="2.77388in" svg:height="7.5in" draw:id="id13" draw:style-name="a56" draw:name="Freeform: Shape 4">
        <svg:title/>
        <svg:desc/>
        <text:p text:style-name="a55" text:class-names="" text:cond-style-name=""><text:span text:style-name="a54" text:class-names=""/></text:p>
        <draw:enhanced-geometry xmlns:dr3d="urn:oasis:names:tc:opendocument:xmlns:dr3d:1.0" draw:type="non-primitive" svg:viewBox="0 0 2536434 6858000" draw:enhanced-path="M ?f3 ?f0 L ?f4 ?f0 ?f5 ?f6 C ?f7 ?f8 ?f1 ?f9 ?f1 ?f10 ?f1 ?f11 ?f12 ?f13 ?f14 ?f15 ?f16 ?f17 ?f18 ?f19 ?f20 ?f21 L ?f22 ?f2 ?f0 ?f2 ?f23 ?f21 C ?f24 ?f19 ?f25 ?f17 ?f26 ?f15 ?f27 ?f13 ?f28 ?f11 ?f28 ?f10 ?f28 ?f9 ?f29 ?f8 ?f30 ?f6 Z N" draw:text-areas="?f71 ?f73 ?f72 ?f74" draw:glue-points="?f75 ?f76 ?f77 ?f76 ?f78 ?f79 ?f80 ?f81 ?f82 ?f83 ?f84 ?f85 ?f86 ?f87 ?f88 ?f87 ?f89 ?f85 ?f90 ?f83 ?f91 ?f81 ?f92 ?f79" draw:glue-point-leaving-directions="-90, -90, -90, -90, -90, -90, -90, -90, -90, -90, -90, -90">
          <draw:equation draw:name="f0" draw:formula="0"/>
          <draw:equation draw:name="f1" draw:formula="2536434"/>
          <draw:equation draw:name="f2" draw:formula="6858000"/>
          <draw:equation draw:name="f3" draw:formula="879731"/>
          <draw:equation draw:name="f4" draw:formula="913411"/>
          <draw:equation draw:name="f5" draw:formula="935535"/>
          <draw:equation draw:name="f6" draw:formula="14997"/>
          <draw:equation draw:name="f7" draw:formula="1962698"/>
          <draw:equation draw:name="f8" draw:formula="754641"/>
          <draw:equation draw:name="f9" draw:formula="2093192"/>
          <draw:equation draw:name="f10" draw:formula="3621656"/>
          <draw:equation draw:name="f11" draw:formula="4969131"/>
          <draw:equation draw:name="f12" draw:formula="1607709"/>
          <draw:equation draw:name="f13" draw:formula="5602839"/>
          <draw:equation draw:name="f14" draw:formula="662084"/>
          <draw:equation draw:name="f15" draw:formula="6374814"/>
          <draw:equation draw:name="f16" draw:formula="489881"/>
          <draw:equation draw:name="f17" draw:formula="6515397"/>
          <draw:equation draw:name="f18" draw:formula="319254"/>
          <draw:equation draw:name="f19" draw:formula="6653108"/>
          <draw:equation draw:name="f20" draw:formula="145436"/>
          <draw:equation draw:name="f21" draw:formula="6780599"/>
          <draw:equation draw:name="f22" draw:formula="33680"/>
          <draw:equation draw:name="f23" draw:formula="111756"/>
          <draw:equation draw:name="f24" draw:formula="285574"/>
          <draw:equation draw:name="f25" draw:formula="456201"/>
          <draw:equation draw:name="f26" draw:formula="628404"/>
          <draw:equation draw:name="f27" draw:formula="1574029"/>
          <draw:equation draw:name="f28" draw:formula="2502754"/>
          <draw:equation draw:name="f29" draw:formula="1929018"/>
          <draw:equation draw:name="f30" draw:formula="901855"/>
          <draw:equation draw:name="f31" draw:formula="?f2 - ?f0"/>
          <draw:equation draw:name="f32" draw:formula="?f1 - ?f0"/>
          <draw:equation draw:name="f33" draw:formula="?f32 / 2536434"/>
          <draw:equation draw:name="f34" draw:formula="?f31 / 6858000"/>
          <draw:equation draw:name="f35" draw:formula="879731 * ?f32"/>
          <draw:equation draw:name="f36" draw:formula="0 * ?f31"/>
          <draw:equation draw:name="f37" draw:formula="913411 * ?f32"/>
          <draw:equation draw:name="f38" draw:formula="935535 * ?f32"/>
          <draw:equation draw:name="f39" draw:formula="14997 * ?f31"/>
          <draw:equation draw:name="f40" draw:formula="2536434 * ?f32"/>
          <draw:equation draw:name="f41" draw:formula="3621656 * ?f31"/>
          <draw:equation draw:name="f42" draw:formula="662084 * ?f32"/>
          <draw:equation draw:name="f43" draw:formula="6374814 * ?f31"/>
          <draw:equation draw:name="f44" draw:formula="145436 * ?f32"/>
          <draw:equation draw:name="f45" draw:formula="6780599 * ?f31"/>
          <draw:equation draw:name="f46" draw:formula="33680 * ?f32"/>
          <draw:equation draw:name="f47" draw:formula="6858000 * ?f31"/>
          <draw:equation draw:name="f48" draw:formula="0 * ?f32"/>
          <draw:equation draw:name="f49" draw:formula="111756 * ?f32"/>
          <draw:equation draw:name="f50" draw:formula="628404 * ?f32"/>
          <draw:equation draw:name="f51" draw:formula="2502754 * ?f32"/>
          <draw:equation draw:name="f52" draw:formula="901855 * ?f32"/>
          <draw:equation draw:name="f53" draw:formula="?f35 / 2536434"/>
          <draw:equation draw:name="f54" draw:formula="?f36 / 6858000"/>
          <draw:equation draw:name="f55" draw:formula="?f37 / 2536434"/>
          <draw:equation draw:name="f56" draw:formula="?f38 / 2536434"/>
          <draw:equation draw:name="f57" draw:formula="?f39 / 6858000"/>
          <draw:equation draw:name="f58" draw:formula="?f40 / 2536434"/>
          <draw:equation draw:name="f59" draw:formula="?f41 / 6858000"/>
          <draw:equation draw:name="f60" draw:formula="?f42 / 2536434"/>
          <draw:equation draw:name="f61" draw:formula="?f43 / 6858000"/>
          <draw:equation draw:name="f62" draw:formula="?f44 / 2536434"/>
          <draw:equation draw:name="f63" draw:formula="?f45 / 6858000"/>
          <draw:equation draw:name="f64" draw:formula="?f46 / 2536434"/>
          <draw:equation draw:name="f65" draw:formula="?f47 / 6858000"/>
          <draw:equation draw:name="f66" draw:formula="?f48 / 2536434"/>
          <draw:equation draw:name="f67" draw:formula="?f49 / 2536434"/>
          <draw:equation draw:name="f68" draw:formula="?f50 / 2536434"/>
          <draw:equation draw:name="f69" draw:formula="?f51 / 2536434"/>
          <draw:equation draw:name="f70" draw:formula="?f52 / 2536434"/>
          <draw:equation draw:name="f71" draw:formula="?f0 / ?f33"/>
          <draw:equation draw:name="f72" draw:formula="?f1 / ?f33"/>
          <draw:equation draw:name="f73" draw:formula="?f0 / ?f34"/>
          <draw:equation draw:name="f74" draw:formula="?f2 / ?f34"/>
          <draw:equation draw:name="f75" draw:formula="?f53 / ?f33"/>
          <draw:equation draw:name="f76" draw:formula="?f54 / ?f34"/>
          <draw:equation draw:name="f77" draw:formula="?f55 / ?f33"/>
          <draw:equation draw:name="f78" draw:formula="?f56 / ?f33"/>
          <draw:equation draw:name="f79" draw:formula="?f57 / ?f34"/>
          <draw:equation draw:name="f80" draw:formula="?f58 / ?f33"/>
          <draw:equation draw:name="f81" draw:formula="?f59 / ?f34"/>
          <draw:equation draw:name="f82" draw:formula="?f60 / ?f33"/>
          <draw:equation draw:name="f83" draw:formula="?f61 / ?f34"/>
          <draw:equation draw:name="f84" draw:formula="?f62 / ?f33"/>
          <draw:equation draw:name="f85" draw:formula="?f63 / ?f34"/>
          <draw:equation draw:name="f86" draw:formula="?f64 / ?f33"/>
          <draw:equation draw:name="f87" draw:formula="?f65 / ?f34"/>
          <draw:equation draw:name="f88" draw:formula="?f66 / ?f33"/>
          <draw:equation draw:name="f89" draw:formula="?f67 / ?f33"/>
          <draw:equation draw:name="f90" draw:formula="?f68 / ?f33"/>
          <draw:equation draw:name="f91" draw:formula="?f69 / ?f33"/>
          <draw:equation draw:name="f92" draw:formula="?f70 / ?f33"/>
        </draw:enhanced-geometry>
      </draw:custom-shape>
      <draw:custom-shape svg:x="1.01067in" svg:y="0in" svg:width="2.47304in" svg:height="7.5in" draw:id="id14" draw:style-name="a59" draw:name="Freeform: Shape 5">
        <svg:title/>
        <svg:desc/>
        <text:p text:style-name="a58" text:class-names="" text:cond-style-name=""><text:span text:style-name="a57" text:class-names=""/></text:p>
        <draw:enhanced-geometry xmlns:dr3d="urn:oasis:names:tc:opendocument:xmlns:dr3d:1.0" draw:type="non-primitive" svg:viewBox="0 0 2521425 6858000" draw:enhanced-path="M ?f3 ?f0 L ?f4 ?f0 ?f5 ?f6 C ?f7 ?f8 ?f1 ?f9 ?f1 ?f10 ?f1 ?f11 ?f12 ?f13 ?f14 ?f15 ?f16 ?f17 ?f18 ?f19 ?f20 ?f21 L ?f22 ?f2 ?f0 ?f2 ?f23 ?f21 C ?f24 ?f19 ?f25 ?f17 ?f26 ?f15 ?f27 ?f13 ?f28 ?f11 ?f28 ?f10 ?f28 ?f9 ?f29 ?f8 ?f30 ?f6 Z N" draw:text-areas="?f71 ?f73 ?f72 ?f74" draw:glue-points="?f75 ?f76 ?f77 ?f76 ?f78 ?f79 ?f80 ?f81 ?f82 ?f83 ?f84 ?f85 ?f86 ?f87 ?f88 ?f87 ?f89 ?f85 ?f90 ?f83 ?f91 ?f81 ?f92 ?f79" draw:glue-point-leaving-directions="-90, -90, -90, -90, -90, -90, -90, -90, -90, -90, -90, -90">
          <draw:equation draw:name="f0" draw:formula="0"/>
          <draw:equation draw:name="f1" draw:formula="2521425"/>
          <draw:equation draw:name="f2" draw:formula="6858000"/>
          <draw:equation draw:name="f3" draw:formula="879731"/>
          <draw:equation draw:name="f4" draw:formula="898402"/>
          <draw:equation draw:name="f5" draw:formula="920526"/>
          <draw:equation draw:name="f6" draw:formula="14997"/>
          <draw:equation draw:name="f7" draw:formula="1947689"/>
          <draw:equation draw:name="f8" draw:formula="754641"/>
          <draw:equation draw:name="f9" draw:formula="2093192"/>
          <draw:equation draw:name="f10" draw:formula="3621656"/>
          <draw:equation draw:name="f11" draw:formula="4969131"/>
          <draw:equation draw:name="f12" draw:formula="1592700"/>
          <draw:equation draw:name="f13" draw:formula="5602839"/>
          <draw:equation draw:name="f14" draw:formula="647075"/>
          <draw:equation draw:name="f15" draw:formula="6374814"/>
          <draw:equation draw:name="f16" draw:formula="474872"/>
          <draw:equation draw:name="f17" draw:formula="6515397"/>
          <draw:equation draw:name="f18" draw:formula="304245"/>
          <draw:equation draw:name="f19" draw:formula="6653108"/>
          <draw:equation draw:name="f20" draw:formula="130427"/>
          <draw:equation draw:name="f21" draw:formula="6780599"/>
          <draw:equation draw:name="f22" draw:formula="18671"/>
          <draw:equation draw:name="f23" draw:formula="111756"/>
          <draw:equation draw:name="f24" draw:formula="285574"/>
          <draw:equation draw:name="f25" draw:formula="456201"/>
          <draw:equation draw:name="f26" draw:formula="628404"/>
          <draw:equation draw:name="f27" draw:formula="1574029"/>
          <draw:equation draw:name="f28" draw:formula="2502754"/>
          <draw:equation draw:name="f29" draw:formula="1929018"/>
          <draw:equation draw:name="f30" draw:formula="901855"/>
          <draw:equation draw:name="f31" draw:formula="?f2 - ?f0"/>
          <draw:equation draw:name="f32" draw:formula="?f1 - ?f0"/>
          <draw:equation draw:name="f33" draw:formula="?f32 / 2521425"/>
          <draw:equation draw:name="f34" draw:formula="?f31 / 6858000"/>
          <draw:equation draw:name="f35" draw:formula="879731 * ?f32"/>
          <draw:equation draw:name="f36" draw:formula="0 * ?f31"/>
          <draw:equation draw:name="f37" draw:formula="898402 * ?f32"/>
          <draw:equation draw:name="f38" draw:formula="920526 * ?f32"/>
          <draw:equation draw:name="f39" draw:formula="14997 * ?f31"/>
          <draw:equation draw:name="f40" draw:formula="2521425 * ?f32"/>
          <draw:equation draw:name="f41" draw:formula="3621656 * ?f31"/>
          <draw:equation draw:name="f42" draw:formula="647075 * ?f32"/>
          <draw:equation draw:name="f43" draw:formula="6374814 * ?f31"/>
          <draw:equation draw:name="f44" draw:formula="130427 * ?f32"/>
          <draw:equation draw:name="f45" draw:formula="6780599 * ?f31"/>
          <draw:equation draw:name="f46" draw:formula="18671 * ?f32"/>
          <draw:equation draw:name="f47" draw:formula="6858000 * ?f31"/>
          <draw:equation draw:name="f48" draw:formula="0 * ?f32"/>
          <draw:equation draw:name="f49" draw:formula="111756 * ?f32"/>
          <draw:equation draw:name="f50" draw:formula="628404 * ?f32"/>
          <draw:equation draw:name="f51" draw:formula="2502754 * ?f32"/>
          <draw:equation draw:name="f52" draw:formula="901855 * ?f32"/>
          <draw:equation draw:name="f53" draw:formula="?f35 / 2521425"/>
          <draw:equation draw:name="f54" draw:formula="?f36 / 6858000"/>
          <draw:equation draw:name="f55" draw:formula="?f37 / 2521425"/>
          <draw:equation draw:name="f56" draw:formula="?f38 / 2521425"/>
          <draw:equation draw:name="f57" draw:formula="?f39 / 6858000"/>
          <draw:equation draw:name="f58" draw:formula="?f40 / 2521425"/>
          <draw:equation draw:name="f59" draw:formula="?f41 / 6858000"/>
          <draw:equation draw:name="f60" draw:formula="?f42 / 2521425"/>
          <draw:equation draw:name="f61" draw:formula="?f43 / 6858000"/>
          <draw:equation draw:name="f62" draw:formula="?f44 / 2521425"/>
          <draw:equation draw:name="f63" draw:formula="?f45 / 6858000"/>
          <draw:equation draw:name="f64" draw:formula="?f46 / 2521425"/>
          <draw:equation draw:name="f65" draw:formula="?f47 / 6858000"/>
          <draw:equation draw:name="f66" draw:formula="?f48 / 2521425"/>
          <draw:equation draw:name="f67" draw:formula="?f49 / 2521425"/>
          <draw:equation draw:name="f68" draw:formula="?f50 / 2521425"/>
          <draw:equation draw:name="f69" draw:formula="?f51 / 2521425"/>
          <draw:equation draw:name="f70" draw:formula="?f52 / 2521425"/>
          <draw:equation draw:name="f71" draw:formula="?f0 / ?f33"/>
          <draw:equation draw:name="f72" draw:formula="?f1 / ?f33"/>
          <draw:equation draw:name="f73" draw:formula="?f0 / ?f34"/>
          <draw:equation draw:name="f74" draw:formula="?f2 / ?f34"/>
          <draw:equation draw:name="f75" draw:formula="?f53 / ?f33"/>
          <draw:equation draw:name="f76" draw:formula="?f54 / ?f34"/>
          <draw:equation draw:name="f77" draw:formula="?f55 / ?f33"/>
          <draw:equation draw:name="f78" draw:formula="?f56 / ?f33"/>
          <draw:equation draw:name="f79" draw:formula="?f57 / ?f34"/>
          <draw:equation draw:name="f80" draw:formula="?f58 / ?f33"/>
          <draw:equation draw:name="f81" draw:formula="?f59 / ?f34"/>
          <draw:equation draw:name="f82" draw:formula="?f60 / ?f33"/>
          <draw:equation draw:name="f83" draw:formula="?f61 / ?f34"/>
          <draw:equation draw:name="f84" draw:formula="?f62 / ?f33"/>
          <draw:equation draw:name="f85" draw:formula="?f63 / ?f34"/>
          <draw:equation draw:name="f86" draw:formula="?f64 / ?f33"/>
          <draw:equation draw:name="f87" draw:formula="?f65 / ?f34"/>
          <draw:equation draw:name="f88" draw:formula="?f66 / ?f33"/>
          <draw:equation draw:name="f89" draw:formula="?f67 / ?f33"/>
          <draw:equation draw:name="f90" draw:formula="?f68 / ?f33"/>
          <draw:equation draw:name="f91" draw:formula="?f69 / ?f33"/>
          <draw:equation draw:name="f92" draw:formula="?f70 / ?f33"/>
        </draw:enhanced-geometry>
      </draw:custom-shape>
    </style:master-page>
    <style:master-page style:name="Master1-Layout2-obj-Title-and-Content" style:page-layout-name="pageLayout1" draw:style-name="a60">
      <draw:connector draw:type="line" svg:x1="2.1in" svg:y1="2.37971in" svg:x2="11.69161in" svg:y2="2.37971in" draw:id="id15" draw:layer="Master1-bg" draw:style-name="a61" draw:name="Straight Connector 8">
        <svg:title>Rule Line</svg:title>
        <svg:desc/>
      </draw:connector>
      <draw:frame draw:id="id16" presentation:style-name="a64" draw:name="Title 1" svg:x="2.1in" svg:y="0.48362in" svg:width="9.59161in" svg:height="1.4712in" presentation:class="title" presentation:placeholder="false">
        <draw:text-box>
          <text:p text:style-name="a63" text:class-names="" text:cond-style-name=""><text:span text:style-name="a62" text:class-names="">Click to edit Master title style</text:span></text:p>
        </draw:text-box>
        <svg:title/>
        <svg:desc/>
      </draw:frame>
      <draw:frame draw:id="id17" presentation:style-name="a79" draw:name="Content Placeholder 2" svg:x="2.1in" svg:y="2.52874in" svg:width="9.59161in" svg:height="3.99333in" presentation:class="object" presentation:placeholder="false">
        <draw:text-box>
          <text:p text:style-name="a66" text:class-names="" text:cond-style-name=""><text:span text:style-name="a65" text:class-names="">Click to edit Master text styles</text:span></text:p>
          <text:list text:style-name="a69">
            <text:list-item>
              <text:list text:style-name="a69">
                <text:list-item>
                  <text:p text:style-name="a68" text:class-names="" text:cond-style-name=""><text:span text:style-name="a67" text:class-names="">Second level</text:span></text:p>
                </text:list-item>
              </text:list>
            </text:list-item>
          </text:list>
          <text:list text:style-name="a72">
            <text:list-item>
              <text:list text:style-name="a72">
                <text:list-item>
                  <text:list text:style-name="a72">
                    <text:list-item>
                      <text:p text:style-name="a71" text:class-names="" text:cond-style-name=""><text:span text:style-name="a70" text:class-names="">Third level</text:span></text:p>
                    </text:list-item>
                  </text:list>
                </text:list-item>
              </text:list>
            </text:list-item>
          </text:list>
          <text:list text:style-name="a75">
            <text:list-item>
              <text:list text:style-name="a75">
                <text:list-item>
                  <text:list text:style-name="a75">
                    <text:list-item>
                      <text:list text:style-name="a75">
                        <text:list-item>
                          <text:p text:style-name="a74" text:class-names="" text:cond-style-name=""><text:span text:style-name="a73"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6" text:class-names="">Fifth level</text:span></text:p>
                            </text:list-item>
                          </text:list>
                        </text:list-item>
                      </text:list>
                    </text:list-item>
                  </text:list>
                </text:list-item>
              </text:list>
            </text:list-item>
          </text:list>
        </draw:text-box>
        <svg:title/>
        <svg:desc/>
      </draw:frame>
      <draw:frame draw:id="id18" presentation:style-name="a83" draw:name="Date Placeholder 9" svg:x="8.58566in" svg:y="6.74813in" svg:width="3.10595in" svg:height="0.5in" presentation:class="date-time" presentation:placeholder="false">
        <draw:text-box>
          <text:p text:style-name="a82" text:class-names="" text:cond-style-name=""><text:span text:style-name="a80" text:class-names=""><text:date text:fixed="false" style:data-style-name="a81">4/26/2021</text:date></text:span></text:p>
        </draw:text-box>
        <svg:title/>
        <svg:desc/>
      </draw:frame>
      <draw:frame draw:id="id19" presentation:style-name="a86" draw:name="Footer Placeholder 10" svg:x="2.1in" svg:y="6.74813in" svg:width="6.19792in" svg:height="0.5in" presentation:class="footer" presentation:placeholder="false">
        <draw:text-box>
          <text:p text:style-name="a85" text:class-names="" text:cond-style-name=""><text:span text:style-name="a84" text:class-names=""/></text:p>
        </draw:text-box>
        <svg:title/>
        <svg:desc/>
      </draw:frame>
      <draw:frame draw:id="id20" presentation:style-name="a89" draw:name="Slide Number Placeholder 11" svg:x="11.8698in" svg:y="6.74813in" svg:width="1.3in" svg:height="0.5in" presentation:class="page-number" presentation:placeholder="false">
        <draw:text-box>
          <text:p text:style-name="a88" text:class-names="" text:cond-style-name=""><text:span text:style-name="a87" text:class-names=""><text:page-number style:num-format="1" text:fixed="false"/></text:span></text:p>
        </draw:text-box>
        <svg:title/>
        <svg:desc/>
      </draw:frame>
    </style:master-page>
    <style:master-page style:name="Master1-Layout3-secHead-Section-Header" style:page-layout-name="pageLayout1" draw:style-name="a90">
      <draw:g draw:name="Group 6" draw:id="id21">
        <svg:title/>
        <svg:desc/>
        <draw:custom-shape svg:x="3.63149in" svg:y="0in" svg:width="4.38903in" svg:height="2.99883in" draw:id="id37" draw:style-name="a134" draw:name="Freeform: Shape 48">
          <svg:title/>
          <svg:desc/>
          <text:p text:style-name="a133" text:class-names="" text:cond-style-name=""><text:span text:style-name="a132" text:class-names=""/></text:p>
          <draw:enhanced-geometry xmlns:dr3d="urn:oasis:names:tc:opendocument:xmlns:dr3d:1.0" draw:type="non-primitive" svg:viewBox="0 0 4013331 2742133" draw:enhanced-path="M ?f3 ?f0 L ?f4 ?f0 ?f5 ?f6 C ?f7 ?f8 ?f1 ?f9 ?f1 ?f10 ?f1 ?f11 ?f12 ?f13 ?f14 ?f15 ?f16 ?f17 ?f18 ?f19 ?f20 ?f21 ?f22 ?f23 ?f24 ?f25 ?f26 ?f27 ?f28 ?f29 ?f30 ?f2 ?f31 ?f2 ?f32 ?f2 ?f33 ?f34 ?f35 ?f36 ?f37 ?f38 ?f39 ?f40 ?f41 ?f42 ?f43 ?f44 ?f0 ?f45 ?f0 ?f10 ?f0 ?f46 ?f47 ?f48 ?f49 ?f50 ?f51 ?f52 ?f53 ?f54 ?f55 ?f56 Z N" draw:text-areas="?f109 ?f111 ?f110 ?f112" draw:glue-points="?f113 ?f114 ?f115 ?f114 ?f116 ?f117 ?f118 ?f119 ?f120 ?f121 ?f122 ?f123 ?f124 ?f125 ?f126 ?f127 ?f128 ?f129 ?f130 ?f131 ?f132 ?f119 ?f133 ?f134 ?f135 ?f136" draw:glue-point-leaving-directions="-90, -90, -90, -90, -90, -90, -90, -90, -90, -90, -90, -90, -90">
            <draw:equation draw:name="f0" draw:formula="0"/>
            <draw:equation draw:name="f1" draw:formula="4013331"/>
            <draw:equation draw:name="f2" draw:formula="2742133"/>
            <draw:equation draw:name="f3" draw:formula="294151"/>
            <draw:equation draw:name="f4" draw:formula="3844057"/>
            <draw:equation draw:name="f5" draw:formula="3892490"/>
            <draw:equation draw:name="f6" draw:formula="131440"/>
            <draw:equation draw:name="f7" draw:formula="3971777"/>
            <draw:equation draw:name="f8" draw:formula="378867"/>
            <draw:equation draw:name="f9" draw:formula="652783"/>
            <draw:equation draw:name="f10" draw:formula="941251"/>
            <draw:equation draw:name="f11" draw:formula="1171430"/>
            <draw:equation draw:name="f12" draw:formula="3948997"/>
            <draw:equation draw:name="f13" draw:formula="1356167"/>
            <draw:equation draw:name="f14" draw:formula="3804827"/>
            <draw:equation draw:name="f15" draw:formula="1540292"/>
            <draw:equation draw:name="f16" draw:formula="3654026"/>
            <draw:equation draw:name="f17" draw:formula="1732895"/>
            <draw:equation draw:name="f18" draw:formula="3427436"/>
            <draw:equation draw:name="f19" draw:formula="1910292"/>
            <draw:equation draw:name="f20" draw:formula="3187498"/>
            <draw:equation draw:name="f21" draw:formula="2098087"/>
            <draw:equation draw:name="f22" draw:formula="3143231"/>
            <draw:equation draw:name="f23" draw:formula="2132693"/>
            <draw:equation draw:name="f24" draw:formula="3097499"/>
            <draw:equation draw:name="f25" draw:formula="2168522"/>
            <draw:equation draw:name="f26" draw:formula="3051769"/>
            <draw:equation draw:name="f27" draw:formula="2204787"/>
            <draw:equation draw:name="f28" draw:formula="2642425"/>
            <draw:equation draw:name="f29" draw:formula="2529345"/>
            <draw:equation draw:name="f30" draw:formula="2343664"/>
            <draw:equation draw:name="f31" draw:formula="1936476"/>
            <draw:equation draw:name="f32" draw:formula="1316045"/>
            <draw:equation draw:name="f33" draw:formula="876647"/>
            <draw:equation draw:name="f34" draw:formula="2480932"/>
            <draw:equation draw:name="f35" draw:formula="467303"/>
            <draw:equation draw:name="f36" draw:formula="1868695"/>
            <draw:equation draw:name="f37" draw:formula="413736"/>
            <draw:equation draw:name="f38" draw:formula="1788559"/>
            <draw:equation draw:name="f39" draw:formula="361372"/>
            <draw:equation draw:name="f40" draw:formula="1715679"/>
            <draw:equation draw:name="f41" draw:formula="310732"/>
            <draw:equation draw:name="f42" draw:formula="1645244"/>
            <draw:equation draw:name="f43" draw:formula="100850"/>
            <draw:equation draw:name="f44" draw:formula="1353195"/>
            <draw:equation draw:name="f45" draw:formula="1201315"/>
            <draw:equation draw:name="f46" draw:formula="683021"/>
            <draw:equation draw:name="f47" draw:formula="63214"/>
            <draw:equation draw:name="f48" draw:formula="427935"/>
            <draw:equation draw:name="f49" draw:formula="187749"/>
            <draw:equation draw:name="f50" draw:formula="183076"/>
            <draw:equation draw:name="f51" draw:formula="218215"/>
            <draw:equation draw:name="f52" draw:formula="123194"/>
            <draw:equation draw:name="f53" draw:formula="251953"/>
            <draw:equation draw:name="f54" draw:formula="64578"/>
            <draw:equation draw:name="f55" draw:formula="288888"/>
            <draw:equation draw:name="f56" draw:formula="7329"/>
            <draw:equation draw:name="f57" draw:formula="?f2 - ?f0"/>
            <draw:equation draw:name="f58" draw:formula="?f1 - ?f0"/>
            <draw:equation draw:name="f59" draw:formula="?f58 / 4013331"/>
            <draw:equation draw:name="f60" draw:formula="?f57 / 2742133"/>
            <draw:equation draw:name="f61" draw:formula="294151 * ?f58"/>
            <draw:equation draw:name="f62" draw:formula="0 * ?f57"/>
            <draw:equation draw:name="f63" draw:formula="3844057 * ?f58"/>
            <draw:equation draw:name="f64" draw:formula="3892490 * ?f58"/>
            <draw:equation draw:name="f65" draw:formula="131440 * ?f57"/>
            <draw:equation draw:name="f66" draw:formula="4013331 * ?f58"/>
            <draw:equation draw:name="f67" draw:formula="941251 * ?f57"/>
            <draw:equation draw:name="f68" draw:formula="3804827 * ?f58"/>
            <draw:equation draw:name="f69" draw:formula="1540292 * ?f57"/>
            <draw:equation draw:name="f70" draw:formula="3187498 * ?f58"/>
            <draw:equation draw:name="f71" draw:formula="2098087 * ?f57"/>
            <draw:equation draw:name="f72" draw:formula="3051769 * ?f58"/>
            <draw:equation draw:name="f73" draw:formula="2204787 * ?f57"/>
            <draw:equation draw:name="f74" draw:formula="1936476 * ?f58"/>
            <draw:equation draw:name="f75" draw:formula="2742133 * ?f57"/>
            <draw:equation draw:name="f76" draw:formula="467303 * ?f58"/>
            <draw:equation draw:name="f77" draw:formula="1868695 * ?f57"/>
            <draw:equation draw:name="f78" draw:formula="310732 * ?f58"/>
            <draw:equation draw:name="f79" draw:formula="1645244 * ?f57"/>
            <draw:equation draw:name="f80" draw:formula="0 * ?f58"/>
            <draw:equation draw:name="f81" draw:formula="187749 * ?f58"/>
            <draw:equation draw:name="f82" draw:formula="183076 * ?f57"/>
            <draw:equation draw:name="f83" draw:formula="288888 * ?f58"/>
            <draw:equation draw:name="f84" draw:formula="7329 * ?f57"/>
            <draw:equation draw:name="f85" draw:formula="?f61 / 4013331"/>
            <draw:equation draw:name="f86" draw:formula="?f62 / 2742133"/>
            <draw:equation draw:name="f87" draw:formula="?f63 / 4013331"/>
            <draw:equation draw:name="f88" draw:formula="?f64 / 4013331"/>
            <draw:equation draw:name="f89" draw:formula="?f65 / 2742133"/>
            <draw:equation draw:name="f90" draw:formula="?f66 / 4013331"/>
            <draw:equation draw:name="f91" draw:formula="?f67 / 2742133"/>
            <draw:equation draw:name="f92" draw:formula="?f68 / 4013331"/>
            <draw:equation draw:name="f93" draw:formula="?f69 / 2742133"/>
            <draw:equation draw:name="f94" draw:formula="?f70 / 4013331"/>
            <draw:equation draw:name="f95" draw:formula="?f71 / 2742133"/>
            <draw:equation draw:name="f96" draw:formula="?f72 / 4013331"/>
            <draw:equation draw:name="f97" draw:formula="?f73 / 2742133"/>
            <draw:equation draw:name="f98" draw:formula="?f74 / 4013331"/>
            <draw:equation draw:name="f99" draw:formula="?f75 / 2742133"/>
            <draw:equation draw:name="f100" draw:formula="?f76 / 4013331"/>
            <draw:equation draw:name="f101" draw:formula="?f77 / 2742133"/>
            <draw:equation draw:name="f102" draw:formula="?f78 / 4013331"/>
            <draw:equation draw:name="f103" draw:formula="?f79 / 2742133"/>
            <draw:equation draw:name="f104" draw:formula="?f80 / 4013331"/>
            <draw:equation draw:name="f105" draw:formula="?f81 / 4013331"/>
            <draw:equation draw:name="f106" draw:formula="?f82 / 2742133"/>
            <draw:equation draw:name="f107" draw:formula="?f83 / 4013331"/>
            <draw:equation draw:name="f108" draw:formula="?f84 / 2742133"/>
            <draw:equation draw:name="f109" draw:formula="?f0 / ?f59"/>
            <draw:equation draw:name="f110" draw:formula="?f1 / ?f59"/>
            <draw:equation draw:name="f111" draw:formula="?f0 / ?f60"/>
            <draw:equation draw:name="f112" draw:formula="?f2 / ?f60"/>
            <draw:equation draw:name="f113" draw:formula="?f85 / ?f59"/>
            <draw:equation draw:name="f114" draw:formula="?f86 / ?f60"/>
            <draw:equation draw:name="f115" draw:formula="?f87 / ?f59"/>
            <draw:equation draw:name="f116" draw:formula="?f88 / ?f59"/>
            <draw:equation draw:name="f117" draw:formula="?f89 / ?f60"/>
            <draw:equation draw:name="f118" draw:formula="?f90 / ?f59"/>
            <draw:equation draw:name="f119" draw:formula="?f91 / ?f60"/>
            <draw:equation draw:name="f120" draw:formula="?f92 / ?f59"/>
            <draw:equation draw:name="f121" draw:formula="?f93 / ?f60"/>
            <draw:equation draw:name="f122" draw:formula="?f94 / ?f59"/>
            <draw:equation draw:name="f123" draw:formula="?f95 / ?f60"/>
            <draw:equation draw:name="f124" draw:formula="?f96 / ?f59"/>
            <draw:equation draw:name="f125" draw:formula="?f97 / ?f60"/>
            <draw:equation draw:name="f126" draw:formula="?f98 / ?f59"/>
            <draw:equation draw:name="f127" draw:formula="?f99 / ?f60"/>
            <draw:equation draw:name="f128" draw:formula="?f100 / ?f59"/>
            <draw:equation draw:name="f129" draw:formula="?f101 / ?f60"/>
            <draw:equation draw:name="f130" draw:formula="?f102 / ?f59"/>
            <draw:equation draw:name="f131" draw:formula="?f103 / ?f60"/>
            <draw:equation draw:name="f132" draw:formula="?f104 / ?f59"/>
            <draw:equation draw:name="f133" draw:formula="?f105 / ?f59"/>
            <draw:equation draw:name="f134" draw:formula="?f106 / ?f60"/>
            <draw:equation draw:name="f135" draw:formula="?f107 / ?f59"/>
            <draw:equation draw:name="f136" draw:formula="?f108 / ?f60"/>
          </draw:enhanced-geometry>
        </draw:custom-shape>
        <draw:custom-shape svg:x="3.90017in" svg:y="0in" svg:width="3.71983in" svg:height="2.66895in" draw:id="id38" draw:style-name="a137" draw:name="Freeform: Shape 49">
          <svg:title/>
          <svg:desc/>
          <text:p text:style-name="a136" text:class-names="" text:cond-style-name=""><text:span text:style-name="a135" text:class-names=""/></text:p>
          <draw:enhanced-geometry xmlns:dr3d="urn:oasis:names:tc:opendocument:xmlns:dr3d:1.0" draw:type="non-primitive" svg:viewBox="0 0 3401415 2440484" draw:enhanced-path="M ?f3 ?f0 L ?f4 ?f0 ?f5 ?f6 C ?f7 ?f8 ?f1 ?f9 ?f1 ?f10 ?f1 ?f11 ?f12 ?f13 ?f14 ?f15 ?f16 ?f17 ?f18 ?f19 ?f20 ?f21 ?f22 ?f23 ?f24 ?f25 ?f26 ?f27 ?f28 ?f29 ?f30 ?f2 ?f31 ?f2 ?f32 ?f2 ?f33 ?f34 ?f35 ?f36 ?f37 ?f38 ?f39 ?f40 ?f41 ?f42 ?f43 ?f44 ?f0 ?f45 ?f0 ?f10 ?f0 ?f46 ?f47 ?f48 ?f49 ?f50 ?f51 ?f52 ?f53 ?f54 ?f55 ?f56 Z N" draw:text-areas="?f109 ?f111 ?f110 ?f112" draw:glue-points="?f113 ?f114 ?f115 ?f114 ?f116 ?f117 ?f118 ?f119 ?f120 ?f121 ?f122 ?f123 ?f124 ?f125 ?f126 ?f127 ?f128 ?f129 ?f130 ?f131 ?f132 ?f119 ?f133 ?f134 ?f135 ?f136" draw:glue-point-leaving-directions="-90, -90, -90, -90, -90, -90, -90, -90, -90, -90, -90, -90, -90">
            <draw:equation draw:name="f0" draw:formula="0"/>
            <draw:equation draw:name="f1" draw:formula="3401415"/>
            <draw:equation draw:name="f2" draw:formula="2440484"/>
            <draw:equation draw:name="f3" draw:formula="332917"/>
            <draw:equation draw:name="f4" draw:formula="3207137"/>
            <draw:equation draw:name="f5" draw:formula="3242654"/>
            <draw:equation draw:name="f6" draw:formula="74937"/>
            <draw:equation draw:name="f7" draw:formula="3346386"/>
            <draw:equation draw:name="f8" draw:formula="322243"/>
            <draw:equation draw:name="f9" draw:formula="608579"/>
            <draw:equation draw:name="f10" draw:formula="914184"/>
            <draw:equation draw:name="f11" draw:formula="1109268"/>
            <draw:equation draw:name="f12" draw:formula="3346890"/>
            <draw:equation draw:name="f13" draw:formula="1265837"/>
            <draw:equation draw:name="f14" draw:formula="3224702"/>
            <draw:equation draw:name="f15" draw:formula="1421888"/>
            <draw:equation draw:name="f16" draw:formula="3096894"/>
            <draw:equation draw:name="f17" draw:formula="1585125"/>
            <draw:equation draw:name="f18" draw:formula="2904852"/>
            <draw:equation draw:name="f19" draw:formula="1735475"/>
            <draw:equation draw:name="f20" draw:formula="2701498"/>
            <draw:equation draw:name="f21" draw:formula="1894635"/>
            <draw:equation draw:name="f22" draw:formula="2663980"/>
            <draw:equation draw:name="f23" draw:formula="1923966"/>
            <draw:equation draw:name="f24" draw:formula="2625221"/>
            <draw:equation draw:name="f25" draw:formula="1954332"/>
            <draw:equation draw:name="f26" draw:formula="2586463"/>
            <draw:equation draw:name="f27" draw:formula="1985068"/>
            <draw:equation draw:name="f28" draw:formula="2239532"/>
            <draw:equation draw:name="f29" draw:formula="2260140"/>
            <draw:equation draw:name="f30" draw:formula="1986324"/>
            <draw:equation draw:name="f31" draw:formula="1641219"/>
            <draw:equation draw:name="f32" draw:formula="1115386"/>
            <draw:equation draw:name="f33" draw:formula="742984"/>
            <draw:equation draw:name="f34" draw:formula="2219109"/>
            <draw:equation draw:name="f35" draw:formula="396053"/>
            <draw:equation draw:name="f36" draw:formula="1700219"/>
            <draw:equation draw:name="f37" draw:formula="350653"/>
            <draw:equation draw:name="f38" draw:formula="1632303"/>
            <draw:equation draw:name="f39" draw:formula="306273"/>
            <draw:equation draw:name="f40" draw:formula="1570535"/>
            <draw:equation draw:name="f41" draw:formula="263354"/>
            <draw:equation draw:name="f42" draw:formula="1510839"/>
            <draw:equation draw:name="f43" draw:formula="85473"/>
            <draw:equation draw:name="f44" draw:formula="1263318"/>
            <draw:equation draw:name="f45" draw:formula="1134597"/>
            <draw:equation draw:name="f46" draw:formula="695327"/>
            <draw:equation draw:name="f47" draw:formula="53576"/>
            <draw:equation draw:name="f48" draw:formula="479135"/>
            <draw:equation draw:name="f49" draw:formula="159122"/>
            <draw:equation draw:name="f50" draw:formula="271610"/>
            <draw:equation draw:name="f51" draw:formula="184943"/>
            <draw:equation draw:name="f52" draw:formula="220858"/>
            <draw:equation draw:name="f53" draw:formula="213538"/>
            <draw:equation draw:name="f54" draw:formula="171179"/>
            <draw:equation draw:name="f55" draw:formula="244841"/>
            <draw:equation draw:name="f56" draw:formula="122658"/>
            <draw:equation draw:name="f57" draw:formula="?f2 - ?f0"/>
            <draw:equation draw:name="f58" draw:formula="?f1 - ?f0"/>
            <draw:equation draw:name="f59" draw:formula="?f58 / 3401415"/>
            <draw:equation draw:name="f60" draw:formula="?f57 / 2440484"/>
            <draw:equation draw:name="f61" draw:formula="332917 * ?f58"/>
            <draw:equation draw:name="f62" draw:formula="0 * ?f57"/>
            <draw:equation draw:name="f63" draw:formula="3207137 * ?f58"/>
            <draw:equation draw:name="f64" draw:formula="3242654 * ?f58"/>
            <draw:equation draw:name="f65" draw:formula="74937 * ?f57"/>
            <draw:equation draw:name="f66" draw:formula="3401415 * ?f58"/>
            <draw:equation draw:name="f67" draw:formula="914184 * ?f57"/>
            <draw:equation draw:name="f68" draw:formula="3224702 * ?f58"/>
            <draw:equation draw:name="f69" draw:formula="1421888 * ?f57"/>
            <draw:equation draw:name="f70" draw:formula="2701498 * ?f58"/>
            <draw:equation draw:name="f71" draw:formula="1894635 * ?f57"/>
            <draw:equation draw:name="f72" draw:formula="2586463 * ?f58"/>
            <draw:equation draw:name="f73" draw:formula="1985068 * ?f57"/>
            <draw:equation draw:name="f74" draw:formula="1641219 * ?f58"/>
            <draw:equation draw:name="f75" draw:formula="2440484 * ?f57"/>
            <draw:equation draw:name="f76" draw:formula="396053 * ?f58"/>
            <draw:equation draw:name="f77" draw:formula="1700219 * ?f57"/>
            <draw:equation draw:name="f78" draw:formula="263354 * ?f58"/>
            <draw:equation draw:name="f79" draw:formula="1510839 * ?f57"/>
            <draw:equation draw:name="f80" draw:formula="0 * ?f58"/>
            <draw:equation draw:name="f81" draw:formula="159122 * ?f58"/>
            <draw:equation draw:name="f82" draw:formula="271610 * ?f57"/>
            <draw:equation draw:name="f83" draw:formula="244841 * ?f58"/>
            <draw:equation draw:name="f84" draw:formula="122658 * ?f57"/>
            <draw:equation draw:name="f85" draw:formula="?f61 / 3401415"/>
            <draw:equation draw:name="f86" draw:formula="?f62 / 2440484"/>
            <draw:equation draw:name="f87" draw:formula="?f63 / 3401415"/>
            <draw:equation draw:name="f88" draw:formula="?f64 / 3401415"/>
            <draw:equation draw:name="f89" draw:formula="?f65 / 2440484"/>
            <draw:equation draw:name="f90" draw:formula="?f66 / 3401415"/>
            <draw:equation draw:name="f91" draw:formula="?f67 / 2440484"/>
            <draw:equation draw:name="f92" draw:formula="?f68 / 3401415"/>
            <draw:equation draw:name="f93" draw:formula="?f69 / 2440484"/>
            <draw:equation draw:name="f94" draw:formula="?f70 / 3401415"/>
            <draw:equation draw:name="f95" draw:formula="?f71 / 2440484"/>
            <draw:equation draw:name="f96" draw:formula="?f72 / 3401415"/>
            <draw:equation draw:name="f97" draw:formula="?f73 / 2440484"/>
            <draw:equation draw:name="f98" draw:formula="?f74 / 3401415"/>
            <draw:equation draw:name="f99" draw:formula="?f75 / 2440484"/>
            <draw:equation draw:name="f100" draw:formula="?f76 / 3401415"/>
            <draw:equation draw:name="f101" draw:formula="?f77 / 2440484"/>
            <draw:equation draw:name="f102" draw:formula="?f78 / 3401415"/>
            <draw:equation draw:name="f103" draw:formula="?f79 / 2440484"/>
            <draw:equation draw:name="f104" draw:formula="?f80 / 3401415"/>
            <draw:equation draw:name="f105" draw:formula="?f81 / 3401415"/>
            <draw:equation draw:name="f106" draw:formula="?f82 / 2440484"/>
            <draw:equation draw:name="f107" draw:formula="?f83 / 3401415"/>
            <draw:equation draw:name="f108" draw:formula="?f84 / 2440484"/>
            <draw:equation draw:name="f109" draw:formula="?f0 / ?f59"/>
            <draw:equation draw:name="f110" draw:formula="?f1 / ?f59"/>
            <draw:equation draw:name="f111" draw:formula="?f0 / ?f60"/>
            <draw:equation draw:name="f112" draw:formula="?f2 / ?f60"/>
            <draw:equation draw:name="f113" draw:formula="?f85 / ?f59"/>
            <draw:equation draw:name="f114" draw:formula="?f86 / ?f60"/>
            <draw:equation draw:name="f115" draw:formula="?f87 / ?f59"/>
            <draw:equation draw:name="f116" draw:formula="?f88 / ?f59"/>
            <draw:equation draw:name="f117" draw:formula="?f89 / ?f60"/>
            <draw:equation draw:name="f118" draw:formula="?f90 / ?f59"/>
            <draw:equation draw:name="f119" draw:formula="?f91 / ?f60"/>
            <draw:equation draw:name="f120" draw:formula="?f92 / ?f59"/>
            <draw:equation draw:name="f121" draw:formula="?f93 / ?f60"/>
            <draw:equation draw:name="f122" draw:formula="?f94 / ?f59"/>
            <draw:equation draw:name="f123" draw:formula="?f95 / ?f60"/>
            <draw:equation draw:name="f124" draw:formula="?f96 / ?f59"/>
            <draw:equation draw:name="f125" draw:formula="?f97 / ?f60"/>
            <draw:equation draw:name="f126" draw:formula="?f98 / ?f59"/>
            <draw:equation draw:name="f127" draw:formula="?f99 / ?f60"/>
            <draw:equation draw:name="f128" draw:formula="?f100 / ?f59"/>
            <draw:equation draw:name="f129" draw:formula="?f101 / ?f60"/>
            <draw:equation draw:name="f130" draw:formula="?f102 / ?f59"/>
            <draw:equation draw:name="f131" draw:formula="?f103 / ?f60"/>
            <draw:equation draw:name="f132" draw:formula="?f104 / ?f59"/>
            <draw:equation draw:name="f133" draw:formula="?f105 / ?f59"/>
            <draw:equation draw:name="f134" draw:formula="?f106 / ?f60"/>
            <draw:equation draw:name="f135" draw:formula="?f107 / ?f59"/>
            <draw:equation draw:name="f136" draw:formula="?f108 / ?f60"/>
          </draw:enhanced-geometry>
        </draw:custom-shape>
        <draw:custom-shape svg:x="3.53509in" svg:y="0in" svg:width="4.55446in" svg:height="3.08091in" draw:id="id39" draw:style-name="a140" draw:name="Freeform: Shape 50">
          <svg:title/>
          <svg:desc/>
          <text:p text:style-name="a139" text:class-names="" text:cond-style-name=""><text:span text:style-name="a138" text:class-names=""/></text:p>
          <draw:enhanced-geometry xmlns:dr3d="urn:oasis:names:tc:opendocument:xmlns:dr3d:1.0" draw:type="non-primitive" svg:viewBox="0 0 4130517 2806419" draw:enhanced-path="M ?f3 ?f0 L ?f4 ?f0 ?f5 ?f6 C ?f7 ?f8 ?f1 ?f9 ?f1 ?f10 ?f1 ?f11 ?f12 ?f13 ?f14 ?f15 ?f16 ?f17 ?f18 ?f19 ?f20 ?f21 ?f22 ?f23 ?f24 ?f25 ?f26 ?f27 ?f28 ?f29 ?f30 ?f2 ?f31 ?f2 ?f32 ?f2 ?f33 ?f34 ?f35 ?f36 ?f37 ?f38 ?f39 ?f40 ?f41 ?f42 ?f43 ?f44 ?f0 ?f45 ?f0 ?f10 ?f0 ?f46 ?f47 ?f48 ?f49 ?f50 Z N" draw:text-areas="?f99 ?f101 ?f100 ?f102" draw:glue-points="?f103 ?f104 ?f105 ?f104 ?f106 ?f107 ?f108 ?f109 ?f110 ?f111 ?f112 ?f113 ?f114 ?f115 ?f116 ?f117 ?f118 ?f119 ?f120 ?f121 ?f122 ?f109 ?f123 ?f124" draw:glue-point-leaving-directions="-90, -90, -90, -90, -90, -90, -90, -90, -90, -90, -90, -90">
            <draw:equation draw:name="f0" draw:formula="0"/>
            <draw:equation draw:name="f1" draw:formula="4130517"/>
            <draw:equation draw:name="f2" draw:formula="2806419"/>
            <draw:equation draw:name="f3" draw:formula="237339"/>
            <draw:equation draw:name="f4" draw:formula="3997489"/>
            <draw:equation draw:name="f5" draw:formula="4006148"/>
            <draw:equation draw:name="f6" draw:formula="24333"/>
            <draw:equation draw:name="f7" draw:formula="4087750"/>
            <draw:equation draw:name="f8" draw:formula="288004"/>
            <draw:equation draw:name="f9" draw:formula="579903"/>
            <draw:equation draw:name="f10" draw:formula="887307"/>
            <draw:equation draw:name="f11" draw:formula="1132599"/>
            <draw:equation draw:name="f12" draw:formula="4064304"/>
            <draw:equation draw:name="f13" draw:formula="1329464"/>
            <draw:equation draw:name="f14" draw:formula="3915925"/>
            <draw:equation draw:name="f15" draw:formula="1525677"/>
            <draw:equation draw:name="f16" draw:formula="3760721"/>
            <draw:equation draw:name="f17" draw:formula="1730924"/>
            <draw:equation draw:name="f18" draw:formula="3527514"/>
            <draw:equation draw:name="f19" draw:formula="1919967"/>
            <draw:equation draw:name="f20" draw:formula="3280571"/>
            <draw:equation draw:name="f21" draw:formula="2120090"/>
            <draw:equation draw:name="f22" draw:formula="3235011"/>
            <draw:equation draw:name="f23" draw:formula="2156968"/>
            <draw:equation draw:name="f24" draw:formula="3187944"/>
            <draw:equation draw:name="f25" draw:formula="2195151"/>
            <draw:equation draw:name="f26" draw:formula="3140878"/>
            <draw:equation draw:name="f27" draw:formula="2233796"/>
            <draw:equation draw:name="f28" draw:formula="2719582"/>
            <draw:equation draw:name="f29" draw:formula="2579662"/>
            <draw:equation draw:name="f30" draw:formula="2412097"/>
            <draw:equation draw:name="f31" draw:formula="1993019"/>
            <draw:equation draw:name="f32" draw:formula="1354472"/>
            <draw:equation draw:name="f33" draw:formula="902244"/>
            <draw:equation draw:name="f34" draw:formula="2528070"/>
            <draw:equation draw:name="f35" draw:formula="480948"/>
            <draw:equation draw:name="f36" draw:formula="1875638"/>
            <draw:equation draw:name="f37" draw:formula="425816"/>
            <draw:equation draw:name="f38" draw:formula="1790244"/>
            <draw:equation draw:name="f39" draw:formula="371924"/>
            <draw:equation draw:name="f40" draw:formula="1712578"/>
            <draw:equation draw:name="f41" draw:formula="319805"/>
            <draw:equation draw:name="f42" draw:formula="1637519"/>
            <draw:equation draw:name="f43" draw:formula="103795"/>
            <draw:equation draw:name="f44" draw:formula="1326296"/>
            <draw:equation draw:name="f45" draw:formula="1164446"/>
            <draw:equation draw:name="f46" draw:formula="612125"/>
            <draw:equation draw:name="f47" draw:formula="65060"/>
            <draw:equation draw:name="f48" draw:formula="340293"/>
            <draw:equation draw:name="f49" draw:formula="193231"/>
            <draw:equation draw:name="f50" draw:formula="79360"/>
            <draw:equation draw:name="f51" draw:formula="?f2 - ?f0"/>
            <draw:equation draw:name="f52" draw:formula="?f1 - ?f0"/>
            <draw:equation draw:name="f53" draw:formula="?f52 / 4130517"/>
            <draw:equation draw:name="f54" draw:formula="?f51 / 2806419"/>
            <draw:equation draw:name="f55" draw:formula="237339 * ?f52"/>
            <draw:equation draw:name="f56" draw:formula="0 * ?f51"/>
            <draw:equation draw:name="f57" draw:formula="3997489 * ?f52"/>
            <draw:equation draw:name="f58" draw:formula="4006148 * ?f52"/>
            <draw:equation draw:name="f59" draw:formula="24333 * ?f51"/>
            <draw:equation draw:name="f60" draw:formula="4130517 * ?f52"/>
            <draw:equation draw:name="f61" draw:formula="887307 * ?f51"/>
            <draw:equation draw:name="f62" draw:formula="3915925 * ?f52"/>
            <draw:equation draw:name="f63" draw:formula="1525677 * ?f51"/>
            <draw:equation draw:name="f64" draw:formula="3280571 * ?f52"/>
            <draw:equation draw:name="f65" draw:formula="2120090 * ?f51"/>
            <draw:equation draw:name="f66" draw:formula="3140878 * ?f52"/>
            <draw:equation draw:name="f67" draw:formula="2233796 * ?f51"/>
            <draw:equation draw:name="f68" draw:formula="1993019 * ?f52"/>
            <draw:equation draw:name="f69" draw:formula="2806419 * ?f51"/>
            <draw:equation draw:name="f70" draw:formula="480948 * ?f52"/>
            <draw:equation draw:name="f71" draw:formula="1875638 * ?f51"/>
            <draw:equation draw:name="f72" draw:formula="319805 * ?f52"/>
            <draw:equation draw:name="f73" draw:formula="1637519 * ?f51"/>
            <draw:equation draw:name="f74" draw:formula="0 * ?f52"/>
            <draw:equation draw:name="f75" draw:formula="193231 * ?f52"/>
            <draw:equation draw:name="f76" draw:formula="79360 * ?f51"/>
            <draw:equation draw:name="f77" draw:formula="?f55 / 4130517"/>
            <draw:equation draw:name="f78" draw:formula="?f56 / 2806419"/>
            <draw:equation draw:name="f79" draw:formula="?f57 / 4130517"/>
            <draw:equation draw:name="f80" draw:formula="?f58 / 4130517"/>
            <draw:equation draw:name="f81" draw:formula="?f59 / 2806419"/>
            <draw:equation draw:name="f82" draw:formula="?f60 / 4130517"/>
            <draw:equation draw:name="f83" draw:formula="?f61 / 2806419"/>
            <draw:equation draw:name="f84" draw:formula="?f62 / 4130517"/>
            <draw:equation draw:name="f85" draw:formula="?f63 / 2806419"/>
            <draw:equation draw:name="f86" draw:formula="?f64 / 4130517"/>
            <draw:equation draw:name="f87" draw:formula="?f65 / 2806419"/>
            <draw:equation draw:name="f88" draw:formula="?f66 / 4130517"/>
            <draw:equation draw:name="f89" draw:formula="?f67 / 2806419"/>
            <draw:equation draw:name="f90" draw:formula="?f68 / 4130517"/>
            <draw:equation draw:name="f91" draw:formula="?f69 / 2806419"/>
            <draw:equation draw:name="f92" draw:formula="?f70 / 4130517"/>
            <draw:equation draw:name="f93" draw:formula="?f71 / 2806419"/>
            <draw:equation draw:name="f94" draw:formula="?f72 / 4130517"/>
            <draw:equation draw:name="f95" draw:formula="?f73 / 2806419"/>
            <draw:equation draw:name="f96" draw:formula="?f74 / 4130517"/>
            <draw:equation draw:name="f97" draw:formula="?f75 / 4130517"/>
            <draw:equation draw:name="f98" draw:formula="?f76 / 2806419"/>
            <draw:equation draw:name="f99" draw:formula="?f0 / ?f53"/>
            <draw:equation draw:name="f100" draw:formula="?f1 / ?f53"/>
            <draw:equation draw:name="f101" draw:formula="?f0 / ?f54"/>
            <draw:equation draw:name="f102" draw:formula="?f2 / ?f54"/>
            <draw:equation draw:name="f103" draw:formula="?f77 / ?f53"/>
            <draw:equation draw:name="f104" draw:formula="?f78 / ?f54"/>
            <draw:equation draw:name="f105" draw:formula="?f79 / ?f53"/>
            <draw:equation draw:name="f106" draw:formula="?f80 / ?f53"/>
            <draw:equation draw:name="f107" draw:formula="?f81 / ?f54"/>
            <draw:equation draw:name="f108" draw:formula="?f82 / ?f53"/>
            <draw:equation draw:name="f109" draw:formula="?f83 / ?f54"/>
            <draw:equation draw:name="f110" draw:formula="?f84 / ?f53"/>
            <draw:equation draw:name="f111" draw:formula="?f85 / ?f54"/>
            <draw:equation draw:name="f112" draw:formula="?f86 / ?f53"/>
            <draw:equation draw:name="f113" draw:formula="?f87 / ?f54"/>
            <draw:equation draw:name="f114" draw:formula="?f88 / ?f53"/>
            <draw:equation draw:name="f115" draw:formula="?f89 / ?f54"/>
            <draw:equation draw:name="f116" draw:formula="?f90 / ?f53"/>
            <draw:equation draw:name="f117" draw:formula="?f91 / ?f54"/>
            <draw:equation draw:name="f118" draw:formula="?f92 / ?f53"/>
            <draw:equation draw:name="f119" draw:formula="?f93 / ?f54"/>
            <draw:equation draw:name="f120" draw:formula="?f94 / ?f53"/>
            <draw:equation draw:name="f121" draw:formula="?f95 / ?f54"/>
            <draw:equation draw:name="f122" draw:formula="?f96 / ?f53"/>
            <draw:equation draw:name="f123" draw:formula="?f97 / ?f53"/>
            <draw:equation draw:name="f124" draw:formula="?f98 / ?f54"/>
          </draw:enhanced-geometry>
        </draw:custom-shape>
        <draw:custom-shape svg:x="3.41708in" svg:y="0in" svg:width="4.80044in" svg:height="3.19in" draw:id="id40" draw:style-name="a143" draw:name="Freeform: Shape 51">
          <svg:title/>
          <svg:desc/>
          <text:p text:style-name="a142" text:class-names="" text:cond-style-name=""><text:span text:style-name="a141" text:class-names=""/></text:p>
          <draw:enhanced-geometry xmlns:dr3d="urn:oasis:names:tc:opendocument:xmlns:dr3d:1.0" draw:type="non-primitive" svg:viewBox="0 0 4389519 2916937" draw:enhanced-path="M ?f3 ?f0 L ?f4 ?f0 ?f5 ?f6 C ?f7 ?f8 ?f9 ?f10 ?f11 ?f12 ?f13 ?f14 ?f15 ?f16 ?f17 ?f18 ?f19 ?f20 ?f21 ?f22 ?f23 ?f24 ?f25 ?f26 ?f27 ?f28 ?f29 ?f30 ?f31 ?f32 ?f33 ?f34 ?f35 ?f36 ?f37 ?f38 ?f39 ?f40 ?f41 ?f42 ?f43 ?f44 ?f45 ?f46 ?f47 ?f48 ?f49 ?f50 ?f51 ?f52 ?f53 ?f54 ?f55 ?f56 ?f57 ?f58 ?f59 ?f60 Z N" draw:text-areas="?f111 ?f113 ?f112 ?f114" draw:glue-points="?f115 ?f116 ?f117 ?f116 ?f118 ?f119 ?f120 ?f121 ?f122 ?f123 ?f124 ?f125 ?f126 ?f127 ?f128 ?f129 ?f130 ?f131 ?f132 ?f133 ?f134 ?f135 ?f136 ?f137" draw:glue-point-leaving-directions="-90, -90, -90, -90, -90, -90, -90, -90, -90, -90, -90, -90">
            <draw:equation draw:name="f0" draw:formula="0"/>
            <draw:equation draw:name="f1" draw:formula="4389519"/>
            <draw:equation draw:name="f2" draw:formula="2916937"/>
            <draw:equation draw:name="f3" draw:formula="208215"/>
            <draw:equation draw:name="f4" draw:formula="4284014"/>
            <draw:equation draw:name="f5" draw:formula="4335794"/>
            <draw:equation draw:name="f6" draw:formula="207911"/>
            <draw:equation draw:name="f7" draw:formula="4388748"/>
            <draw:equation draw:name="f8" draw:formula="479686"/>
            <draw:equation draw:name="f9" draw:formula="4403109"/>
            <draw:equation draw:name="f10" draw:formula="773803"/>
            <draw:equation draw:name="f11" draw:formula="4376420"/>
            <draw:equation draw:name="f12" draw:formula="1078865"/>
            <draw:equation draw:name="f13" draw:formula="4353703"/>
            <draw:equation draw:name="f14" draw:formula="1338514"/>
            <draw:equation draw:name="f15" draw:formula="4265383"/>
            <draw:equation draw:name="f16" draw:formula="1540772"/>
            <draw:equation draw:name="f17" draw:formula="4090147"/>
            <draw:equation draw:name="f18" draw:formula="1734728"/>
            <draw:equation draw:name="f19" draw:formula="3906850"/>
            <draw:equation draw:name="f20" draw:formula="1937616"/>
            <draw:equation draw:name="f21" draw:formula="3642485"/>
            <draw:equation draw:name="f22" draw:formula="2116128"/>
            <draw:equation draw:name="f23" draw:formula="3362552"/>
            <draw:equation draw:name="f24" draw:formula="2305097"/>
            <draw:equation draw:name="f25" draw:formula="3310910"/>
            <draw:equation draw:name="f26" draw:formula="2339914"/>
            <draw:equation draw:name="f27" draw:formula="3257553"/>
            <draw:equation draw:name="f28" draw:formula="2375972"/>
            <draw:equation draw:name="f29" draw:formula="3204152"/>
            <draw:equation draw:name="f30" draw:formula="2412521"/>
            <draw:equation draw:name="f31" draw:formula="2726165"/>
            <draw:equation draw:name="f32" draw:formula="2739616"/>
            <draw:equation draw:name="f33" draw:formula="2379682"/>
            <draw:equation draw:name="f34" draw:formula="2951171"/>
            <draw:equation draw:name="f35" draw:formula="1936072"/>
            <draw:equation draw:name="f36" draw:formula="2912360"/>
            <draw:equation draw:name="f37" draw:formula="1260148"/>
            <draw:equation draw:name="f38" draw:formula="2853224"/>
            <draw:equation draw:name="f39" draw:formula="807225"/>
            <draw:equation draw:name="f40" draw:formula="2516700"/>
            <draw:equation draw:name="f41" draw:formula="421690"/>
            <draw:equation draw:name="f42" draw:formula="1787063"/>
            <draw:equation draw:name="f43" draw:formula="371240"/>
            <draw:equation draw:name="f44" draw:formula="1691563"/>
            <draw:equation draw:name="f45" draw:formula="321385"/>
            <draw:equation draw:name="f46" draw:formula="1604361"/>
            <draw:equation draw:name="f47" draw:formula="273167"/>
            <draw:equation draw:name="f48" draw:formula="1520080"/>
            <draw:equation draw:name="f49" draw:formula="73334"/>
            <draw:equation draw:name="f50" draw:formula="1170636"/>
            <draw:equation draw:name="f51" draw:formula="0 - 21548"/>
            <draw:equation draw:name="f52" draw:formula="989700"/>
            <draw:equation draw:name="f53" draw:formula="4118"/>
            <draw:equation draw:name="f54" draw:formula="696338"/>
            <draw:equation draw:name="f55" draw:formula="23232"/>
            <draw:equation draw:name="f56" draw:formula="477870"/>
            <draw:equation draw:name="f57" draw:formula="80908"/>
            <draw:equation draw:name="f58" draw:formula="264786"/>
            <draw:equation draw:name="f59" draw:formula="175984"/>
            <draw:equation draw:name="f60" draw:formula="60381"/>
            <draw:equation draw:name="f61" draw:formula="?f2 - ?f0"/>
            <draw:equation draw:name="f62" draw:formula="?f1 - ?f0"/>
            <draw:equation draw:name="f63" draw:formula="?f62 / 4389519"/>
            <draw:equation draw:name="f64" draw:formula="?f61 / 2916937"/>
            <draw:equation draw:name="f65" draw:formula="208215 * ?f62"/>
            <draw:equation draw:name="f66" draw:formula="0 * ?f61"/>
            <draw:equation draw:name="f67" draw:formula="4284014 * ?f62"/>
            <draw:equation draw:name="f68" draw:formula="4335794 * ?f62"/>
            <draw:equation draw:name="f69" draw:formula="207911 * ?f61"/>
            <draw:equation draw:name="f70" draw:formula="4376420 * ?f62"/>
            <draw:equation draw:name="f71" draw:formula="1078865 * ?f61"/>
            <draw:equation draw:name="f72" draw:formula="4090147 * ?f62"/>
            <draw:equation draw:name="f73" draw:formula="1734728 * ?f61"/>
            <draw:equation draw:name="f74" draw:formula="3362552 * ?f62"/>
            <draw:equation draw:name="f75" draw:formula="2305097 * ?f61"/>
            <draw:equation draw:name="f76" draw:formula="3204152 * ?f62"/>
            <draw:equation draw:name="f77" draw:formula="2412521 * ?f61"/>
            <draw:equation draw:name="f78" draw:formula="1936072 * ?f62"/>
            <draw:equation draw:name="f79" draw:formula="2912360 * ?f61"/>
            <draw:equation draw:name="f80" draw:formula="421690 * ?f62"/>
            <draw:equation draw:name="f81" draw:formula="1787063 * ?f61"/>
            <draw:equation draw:name="f82" draw:formula="273167 * ?f62"/>
            <draw:equation draw:name="f83" draw:formula="1520080 * ?f61"/>
            <draw:equation draw:name="f84" draw:formula="4118 * ?f62"/>
            <draw:equation draw:name="f85" draw:formula="696338 * ?f61"/>
            <draw:equation draw:name="f86" draw:formula="175984 * ?f62"/>
            <draw:equation draw:name="f87" draw:formula="60381 * ?f61"/>
            <draw:equation draw:name="f88" draw:formula="?f65 / 4389519"/>
            <draw:equation draw:name="f89" draw:formula="?f66 / 2916937"/>
            <draw:equation draw:name="f90" draw:formula="?f67 / 4389519"/>
            <draw:equation draw:name="f91" draw:formula="?f68 / 4389519"/>
            <draw:equation draw:name="f92" draw:formula="?f69 / 2916937"/>
            <draw:equation draw:name="f93" draw:formula="?f70 / 4389519"/>
            <draw:equation draw:name="f94" draw:formula="?f71 / 2916937"/>
            <draw:equation draw:name="f95" draw:formula="?f72 / 4389519"/>
            <draw:equation draw:name="f96" draw:formula="?f73 / 2916937"/>
            <draw:equation draw:name="f97" draw:formula="?f74 / 4389519"/>
            <draw:equation draw:name="f98" draw:formula="?f75 / 2916937"/>
            <draw:equation draw:name="f99" draw:formula="?f76 / 4389519"/>
            <draw:equation draw:name="f100" draw:formula="?f77 / 2916937"/>
            <draw:equation draw:name="f101" draw:formula="?f78 / 4389519"/>
            <draw:equation draw:name="f102" draw:formula="?f79 / 2916937"/>
            <draw:equation draw:name="f103" draw:formula="?f80 / 4389519"/>
            <draw:equation draw:name="f104" draw:formula="?f81 / 2916937"/>
            <draw:equation draw:name="f105" draw:formula="?f82 / 4389519"/>
            <draw:equation draw:name="f106" draw:formula="?f83 / 2916937"/>
            <draw:equation draw:name="f107" draw:formula="?f84 / 4389519"/>
            <draw:equation draw:name="f108" draw:formula="?f85 / 2916937"/>
            <draw:equation draw:name="f109" draw:formula="?f86 / 4389519"/>
            <draw:equation draw:name="f110" draw:formula="?f87 / 2916937"/>
            <draw:equation draw:name="f111" draw:formula="?f0 / ?f63"/>
            <draw:equation draw:name="f112" draw:formula="?f1 / ?f63"/>
            <draw:equation draw:name="f113" draw:formula="?f0 / ?f64"/>
            <draw:equation draw:name="f114" draw:formula="?f2 / ?f64"/>
            <draw:equation draw:name="f115" draw:formula="?f88 / ?f63"/>
            <draw:equation draw:name="f116" draw:formula="?f89 / ?f64"/>
            <draw:equation draw:name="f117" draw:formula="?f90 / ?f63"/>
            <draw:equation draw:name="f118" draw:formula="?f91 / ?f63"/>
            <draw:equation draw:name="f119" draw:formula="?f92 / ?f64"/>
            <draw:equation draw:name="f120" draw:formula="?f93 / ?f63"/>
            <draw:equation draw:name="f121" draw:formula="?f94 / ?f64"/>
            <draw:equation draw:name="f122" draw:formula="?f95 / ?f63"/>
            <draw:equation draw:name="f123" draw:formula="?f96 / ?f64"/>
            <draw:equation draw:name="f124" draw:formula="?f97 / ?f63"/>
            <draw:equation draw:name="f125" draw:formula="?f98 / ?f64"/>
            <draw:equation draw:name="f126" draw:formula="?f99 / ?f63"/>
            <draw:equation draw:name="f127" draw:formula="?f100 / ?f64"/>
            <draw:equation draw:name="f128" draw:formula="?f101 / ?f63"/>
            <draw:equation draw:name="f129" draw:formula="?f102 / ?f64"/>
            <draw:equation draw:name="f130" draw:formula="?f103 / ?f63"/>
            <draw:equation draw:name="f131" draw:formula="?f104 / ?f64"/>
            <draw:equation draw:name="f132" draw:formula="?f105 / ?f63"/>
            <draw:equation draw:name="f133" draw:formula="?f106 / ?f64"/>
            <draw:equation draw:name="f134" draw:formula="?f107 / ?f63"/>
            <draw:equation draw:name="f135" draw:formula="?f108 / ?f64"/>
            <draw:equation draw:name="f136" draw:formula="?f109 / ?f63"/>
            <draw:equation draw:name="f137" draw:formula="?f110 / ?f64"/>
          </draw:enhanced-geometry>
        </draw:custom-shape>
      </draw:g>
      <draw:g draw:name="Group 7" draw:id="id22">
        <svg:title/>
        <svg:desc/>
        <draw:custom-shape svg:x="8.88336in" svg:y="0in" svg:width="4.44998in" svg:height="3.87906in" draw:id="id33" draw:style-name="a122" draw:name="Freeform: Shape 53">
          <svg:title/>
          <svg:desc/>
          <text:p text:style-name="a121" text:class-names="" text:cond-style-name=""><text:span text:style-name="a120" text:class-names=""/></text:p>
          <draw:enhanced-geometry xmlns:dr3d="urn:oasis:names:tc:opendocument:xmlns:dr3d:1.0" draw:type="non-primitive" svg:viewBox="0 0 4069058 3547008" draw:enhanced-path="M ?f3 ?f0 L ?f1 ?f0 ?f1 ?f4 ?f5 ?f6 C ?f7 ?f8 ?f9 ?f10 ?f11 ?f12 ?f13 ?f14 ?f15 ?f16 ?f17 ?f18 ?f19 ?f20 ?f21 ?f22 ?f23 ?f24 ?f25 ?f26 ?f27 ?f28 ?f29 ?f30 ?f31 ?f32 ?f33 ?f34 ?f35 ?f36 ?f37 ?f38 ?f39 ?f40 ?f41 ?f42 Z N" draw:text-areas="?f83 ?f85 ?f84 ?f86" draw:glue-points="?f87 ?f88 ?f89 ?f88 ?f89 ?f90 ?f91 ?f92 ?f93 ?f94 ?f95 ?f96 ?f97 ?f98 ?f99 ?f100 ?f101 ?f102 ?f103 ?f104" draw:glue-point-leaving-directions="-90, -90, -90, -90, -90, -90, -90, -90, -90, -90">
            <draw:equation draw:name="f0" draw:formula="0"/>
            <draw:equation draw:name="f1" draw:formula="4069058"/>
            <draw:equation draw:name="f2" draw:formula="3547008"/>
            <draw:equation draw:name="f3" draw:formula="305212"/>
            <draw:equation draw:name="f4" draw:formula="2865785"/>
            <draw:equation draw:name="f5" draw:formula="3996814"/>
            <draw:equation draw:name="f6" draw:formula="2947457"/>
            <draw:equation draw:name="f7" draw:formula="3654887"/>
            <draw:equation draw:name="f8" draw:formula="3311545"/>
            <draw:equation draw:name="f9" draw:formula="3252443"/>
            <draw:equation draw:name="f10" draw:formula="3496175"/>
            <draw:equation draw:name="f11" draw:formula="2732780"/>
            <draw:equation draw:name="f12" draw:formula="3541640"/>
            <draw:equation draw:name="f13" draw:formula="2236701"/>
            <draw:equation draw:name="f14" draw:formula="3585041"/>
            <draw:equation draw:name="f15" draw:formula="1850359"/>
            <draw:equation draw:name="f16" draw:formula="3361306"/>
            <draw:equation draw:name="f17" draw:formula="1317550"/>
            <draw:equation draw:name="f18" draw:formula="3015110"/>
            <draw:equation draw:name="f19" draw:formula="1258026"/>
            <draw:equation draw:name="f20" draw:formula="2976425"/>
            <draw:equation draw:name="f21" draw:formula="1198546"/>
            <draw:equation draw:name="f22" draw:formula="2938265"/>
            <draw:equation draw:name="f23" draw:formula="1140977"/>
            <draw:equation draw:name="f24" draw:formula="2901419"/>
            <draw:equation draw:name="f25" draw:formula="828927"/>
            <draw:equation draw:name="f26" draw:formula="2701433"/>
            <draw:equation draw:name="f27" draw:formula="534230"/>
            <draw:equation draw:name="f28" draw:formula="2512513"/>
            <draw:equation draw:name="f29" draw:formula="330269"/>
            <draw:equation draw:name="f30" draw:formula="2297252"/>
            <draw:equation draw:name="f31" draw:formula="135278"/>
            <draw:equation draw:name="f32" draw:formula="2091465"/>
            <draw:equation draw:name="f33" draw:formula="37487"/>
            <draw:equation draw:name="f34" draw:formula="1876435"/>
            <draw:equation draw:name="f35" draw:formula="13299"/>
            <draw:equation draw:name="f36" draw:formula="1599966"/>
            <draw:equation draw:name="f37" draw:formula="0 - 32170"/>
            <draw:equation draw:name="f38" draw:formula="1080250"/>
            <draw:equation draw:name="f39" draw:formula="39709"/>
            <draw:equation draw:name="f40" draw:formula="589889"/>
            <draw:equation draw:name="f41" draw:formula="217457"/>
            <draw:equation draw:name="f42" draw:formula="178659"/>
            <draw:equation draw:name="f43" draw:formula="?f2 - ?f0"/>
            <draw:equation draw:name="f44" draw:formula="?f1 - ?f0"/>
            <draw:equation draw:name="f45" draw:formula="?f44 / 4069058"/>
            <draw:equation draw:name="f46" draw:formula="?f43 / 3547008"/>
            <draw:equation draw:name="f47" draw:formula="305212 * ?f44"/>
            <draw:equation draw:name="f48" draw:formula="0 * ?f43"/>
            <draw:equation draw:name="f49" draw:formula="4069058 * ?f44"/>
            <draw:equation draw:name="f50" draw:formula="2865785 * ?f43"/>
            <draw:equation draw:name="f51" draw:formula="3996814 * ?f44"/>
            <draw:equation draw:name="f52" draw:formula="2947457 * ?f43"/>
            <draw:equation draw:name="f53" draw:formula="2732780 * ?f44"/>
            <draw:equation draw:name="f54" draw:formula="3541640 * ?f43"/>
            <draw:equation draw:name="f55" draw:formula="1317550 * ?f44"/>
            <draw:equation draw:name="f56" draw:formula="3015110 * ?f43"/>
            <draw:equation draw:name="f57" draw:formula="1140977 * ?f44"/>
            <draw:equation draw:name="f58" draw:formula="2901419 * ?f43"/>
            <draw:equation draw:name="f59" draw:formula="330269 * ?f44"/>
            <draw:equation draw:name="f60" draw:formula="2297252 * ?f43"/>
            <draw:equation draw:name="f61" draw:formula="13299 * ?f44"/>
            <draw:equation draw:name="f62" draw:formula="1599966 * ?f43"/>
            <draw:equation draw:name="f63" draw:formula="217457 * ?f44"/>
            <draw:equation draw:name="f64" draw:formula="178659 * ?f43"/>
            <draw:equation draw:name="f65" draw:formula="?f47 / 4069058"/>
            <draw:equation draw:name="f66" draw:formula="?f48 / 3547008"/>
            <draw:equation draw:name="f67" draw:formula="?f49 / 4069058"/>
            <draw:equation draw:name="f68" draw:formula="?f50 / 3547008"/>
            <draw:equation draw:name="f69" draw:formula="?f51 / 4069058"/>
            <draw:equation draw:name="f70" draw:formula="?f52 / 3547008"/>
            <draw:equation draw:name="f71" draw:formula="?f53 / 4069058"/>
            <draw:equation draw:name="f72" draw:formula="?f54 / 3547008"/>
            <draw:equation draw:name="f73" draw:formula="?f55 / 4069058"/>
            <draw:equation draw:name="f74" draw:formula="?f56 / 3547008"/>
            <draw:equation draw:name="f75" draw:formula="?f57 / 4069058"/>
            <draw:equation draw:name="f76" draw:formula="?f58 / 3547008"/>
            <draw:equation draw:name="f77" draw:formula="?f59 / 4069058"/>
            <draw:equation draw:name="f78" draw:formula="?f60 / 3547008"/>
            <draw:equation draw:name="f79" draw:formula="?f61 / 4069058"/>
            <draw:equation draw:name="f80" draw:formula="?f62 / 3547008"/>
            <draw:equation draw:name="f81" draw:formula="?f63 / 4069058"/>
            <draw:equation draw:name="f82" draw:formula="?f64 / 3547008"/>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6"/>
            <draw:equation draw:name="f91" draw:formula="?f69 / ?f45"/>
            <draw:equation draw:name="f92" draw:formula="?f70 / ?f46"/>
            <draw:equation draw:name="f93" draw:formula="?f71 / ?f45"/>
            <draw:equation draw:name="f94" draw:formula="?f72 / ?f46"/>
            <draw:equation draw:name="f95" draw:formula="?f73 / ?f45"/>
            <draw:equation draw:name="f96" draw:formula="?f74 / ?f46"/>
            <draw:equation draw:name="f97" draw:formula="?f75 / ?f45"/>
            <draw:equation draw:name="f98" draw:formula="?f76 / ?f46"/>
            <draw:equation draw:name="f99" draw:formula="?f77 / ?f45"/>
            <draw:equation draw:name="f100" draw:formula="?f78 / ?f46"/>
            <draw:equation draw:name="f101" draw:formula="?f79 / ?f45"/>
            <draw:equation draw:name="f102" draw:formula="?f80 / ?f46"/>
            <draw:equation draw:name="f103" draw:formula="?f81 / ?f45"/>
            <draw:equation draw:name="f104" draw:formula="?f82 / ?f46"/>
          </draw:enhanced-geometry>
        </draw:custom-shape>
        <draw:custom-shape svg:x="9.09886in" svg:y="0in" svg:width="4.23448in" svg:height="3.63254in" draw:id="id34" draw:style-name="a125" draw:name="Freeform: Shape 54">
          <svg:title/>
          <svg:desc/>
          <text:p text:style-name="a124" text:class-names="" text:cond-style-name=""><text:span text:style-name="a123" text:class-names=""/></text:p>
          <draw:enhanced-geometry xmlns:dr3d="urn:oasis:names:tc:opendocument:xmlns:dr3d:1.0" draw:type="non-primitive" svg:viewBox="0 0 3872006 3321595" draw:enhanced-path="M ?f3 ?f0 L ?f4 ?f0 ?f0 ?f5 ?f0 ?f6 ?f7 ?f8 C ?f9 ?f10 ?f11 ?f2 ?f12 ?f2 ?f13 ?f2 ?f14 ?f15 ?f16 ?f17 ?f18 ?f19 ?f20 ?f21 ?f22 ?f23 ?f24 ?f25 ?f26 ?f27 ?f28 ?f29 ?f30 ?f31 ?f1 ?f32 ?f1 ?f33 ?f1 ?f34 ?f35 ?f36 ?f37 ?f38 Z N" draw:text-areas="?f83 ?f85 ?f84 ?f86" draw:glue-points="?f87 ?f88 ?f89 ?f88 ?f90 ?f91 ?f90 ?f92 ?f93 ?f94 ?f95 ?f96 ?f97 ?f98 ?f99 ?f100 ?f101 ?f102 ?f103 ?f104 ?f105 ?f106" draw:glue-point-leaving-directions="-90, -90, -90, -90, -90, -90, -90, -90, -90, -90, -90" draw:mirror-horizontal="true">
            <draw:equation draw:name="f0" draw:formula="0"/>
            <draw:equation draw:name="f1" draw:formula="3872006"/>
            <draw:equation draw:name="f2" draw:formula="3321595"/>
            <draw:equation draw:name="f3" draw:formula="3466434"/>
            <draw:equation draw:name="f4" draw:formula="65800"/>
            <draw:equation draw:name="f5" draw:formula="59511"/>
            <draw:equation draw:name="f6" draw:formula="2518435"/>
            <draw:equation draw:name="f7" draw:formula="80122"/>
            <draw:equation draw:name="f8" draw:formula="2618704"/>
            <draw:equation draw:name="f9" draw:formula="490323"/>
            <draw:equation draw:name="f10" draw:formula="3108658"/>
            <draw:equation draw:name="f11" draw:formula="942414"/>
            <draw:equation draw:name="f12" draw:formula="1549501"/>
            <draw:equation draw:name="f13" draw:formula="2004852"/>
            <draw:equation draw:name="f14" draw:formula="2338950"/>
            <draw:equation draw:name="f15" draw:formula="3095023"/>
            <draw:equation draw:name="f16" draw:formula="2796711"/>
            <draw:equation draw:name="f17" draw:formula="2749441"/>
            <draw:equation draw:name="f18" draw:formula="2847850"/>
            <draw:equation draw:name="f19" draw:formula="2710827"/>
            <draw:equation draw:name="f20" draw:formula="2898991"/>
            <draw:equation draw:name="f21" draw:formula="2672676"/>
            <draw:equation draw:name="f22" draw:formula="2948494"/>
            <draw:equation draw:name="f23" draw:formula="2635829"/>
            <draw:equation draw:name="f24" draw:formula="3216812"/>
            <draw:equation draw:name="f25" draw:formula="2435869"/>
            <draw:equation draw:name="f26" draw:formula="3470203"/>
            <draw:equation draw:name="f27" draw:formula="2246981"/>
            <draw:equation draw:name="f28" draw:formula="3638840"/>
            <draw:equation draw:name="f29" draw:formula="2041901"/>
            <draw:equation draw:name="f30" draw:formula="3800062"/>
            <draw:equation draw:name="f31" draw:formula="1845849"/>
            <draw:equation draw:name="f32" draw:formula="1649145"/>
            <draw:equation draw:name="f33" draw:formula="1404055"/>
            <draw:equation draw:name="f34" draw:formula="866538"/>
            <draw:equation draw:name="f35" draw:formula="3729694"/>
            <draw:equation draw:name="f36" draw:formula="376466"/>
            <draw:equation draw:name="f37" draw:formula="3467973"/>
            <draw:equation draw:name="f38" draw:formula="1974"/>
            <draw:equation draw:name="f39" draw:formula="?f2 - ?f0"/>
            <draw:equation draw:name="f40" draw:formula="?f1 - ?f0"/>
            <draw:equation draw:name="f41" draw:formula="?f40 / 3872006"/>
            <draw:equation draw:name="f42" draw:formula="?f39 / 3321595"/>
            <draw:equation draw:name="f43" draw:formula="3466434 * ?f40"/>
            <draw:equation draw:name="f44" draw:formula="0 * ?f39"/>
            <draw:equation draw:name="f45" draw:formula="65800 * ?f40"/>
            <draw:equation draw:name="f46" draw:formula="0 * ?f40"/>
            <draw:equation draw:name="f47" draw:formula="59511 * ?f39"/>
            <draw:equation draw:name="f48" draw:formula="2518435 * ?f39"/>
            <draw:equation draw:name="f49" draw:formula="80122 * ?f40"/>
            <draw:equation draw:name="f50" draw:formula="2618704 * ?f39"/>
            <draw:equation draw:name="f51" draw:formula="1549501 * ?f40"/>
            <draw:equation draw:name="f52" draw:formula="3321595 * ?f39"/>
            <draw:equation draw:name="f53" draw:formula="2796711 * ?f40"/>
            <draw:equation draw:name="f54" draw:formula="2749441 * ?f39"/>
            <draw:equation draw:name="f55" draw:formula="2948494 * ?f40"/>
            <draw:equation draw:name="f56" draw:formula="2635829 * ?f39"/>
            <draw:equation draw:name="f57" draw:formula="3638840 * ?f40"/>
            <draw:equation draw:name="f58" draw:formula="2041901 * ?f39"/>
            <draw:equation draw:name="f59" draw:formula="3872006 * ?f40"/>
            <draw:equation draw:name="f60" draw:formula="1404055 * ?f39"/>
            <draw:equation draw:name="f61" draw:formula="3467973 * ?f40"/>
            <draw:equation draw:name="f62" draw:formula="1974 * ?f39"/>
            <draw:equation draw:name="f63" draw:formula="?f43 / 3872006"/>
            <draw:equation draw:name="f64" draw:formula="?f44 / 3321595"/>
            <draw:equation draw:name="f65" draw:formula="?f45 / 3872006"/>
            <draw:equation draw:name="f66" draw:formula="?f46 / 3872006"/>
            <draw:equation draw:name="f67" draw:formula="?f47 / 3321595"/>
            <draw:equation draw:name="f68" draw:formula="?f48 / 3321595"/>
            <draw:equation draw:name="f69" draw:formula="?f49 / 3872006"/>
            <draw:equation draw:name="f70" draw:formula="?f50 / 3321595"/>
            <draw:equation draw:name="f71" draw:formula="?f51 / 3872006"/>
            <draw:equation draw:name="f72" draw:formula="?f52 / 3321595"/>
            <draw:equation draw:name="f73" draw:formula="?f53 / 3872006"/>
            <draw:equation draw:name="f74" draw:formula="?f54 / 3321595"/>
            <draw:equation draw:name="f75" draw:formula="?f55 / 3872006"/>
            <draw:equation draw:name="f76" draw:formula="?f56 / 3321595"/>
            <draw:equation draw:name="f77" draw:formula="?f57 / 3872006"/>
            <draw:equation draw:name="f78" draw:formula="?f58 / 3321595"/>
            <draw:equation draw:name="f79" draw:formula="?f59 / 3872006"/>
            <draw:equation draw:name="f80" draw:formula="?f60 / 3321595"/>
            <draw:equation draw:name="f81" draw:formula="?f61 / 3872006"/>
            <draw:equation draw:name="f82" draw:formula="?f62 / 3321595"/>
            <draw:equation draw:name="f83" draw:formula="?f0 / ?f41"/>
            <draw:equation draw:name="f84" draw:formula="?f1 / ?f41"/>
            <draw:equation draw:name="f85" draw:formula="?f0 / ?f42"/>
            <draw:equation draw:name="f86" draw:formula="?f2 / ?f42"/>
            <draw:equation draw:name="f87" draw:formula="?f63 / ?f41"/>
            <draw:equation draw:name="f88" draw:formula="?f64 / ?f42"/>
            <draw:equation draw:name="f89" draw:formula="?f65 / ?f41"/>
            <draw:equation draw:name="f90" draw:formula="?f66 / ?f41"/>
            <draw:equation draw:name="f91" draw:formula="?f67 / ?f42"/>
            <draw:equation draw:name="f92" draw:formula="?f68 / ?f42"/>
            <draw:equation draw:name="f93" draw:formula="?f69 / ?f41"/>
            <draw:equation draw:name="f94" draw:formula="?f70 / ?f42"/>
            <draw:equation draw:name="f95" draw:formula="?f71 / ?f41"/>
            <draw:equation draw:name="f96" draw:formula="?f72 / ?f42"/>
            <draw:equation draw:name="f97" draw:formula="?f73 / ?f41"/>
            <draw:equation draw:name="f98" draw:formula="?f74 / ?f42"/>
            <draw:equation draw:name="f99" draw:formula="?f75 / ?f41"/>
            <draw:equation draw:name="f100" draw:formula="?f76 / ?f42"/>
            <draw:equation draw:name="f101" draw:formula="?f77 / ?f41"/>
            <draw:equation draw:name="f102" draw:formula="?f78 / ?f42"/>
            <draw:equation draw:name="f103" draw:formula="?f79 / ?f41"/>
            <draw:equation draw:name="f104" draw:formula="?f80 / ?f42"/>
            <draw:equation draw:name="f105" draw:formula="?f81 / ?f41"/>
            <draw:equation draw:name="f106" draw:formula="?f82 / ?f42"/>
          </draw:enhanced-geometry>
        </draw:custom-shape>
        <draw:custom-shape svg:x="9.54641in" svg:y="0.01014in" svg:width="3.78659in" svg:height="3.29283in" draw:id="id35" draw:style-name="a128" draw:name="Freeform: Shape 55">
          <svg:title/>
          <svg:desc/>
          <text:p text:style-name="a127" text:class-names="" text:cond-style-name=""><text:span text:style-name="a126" text:class-names=""/></text:p>
          <draw:enhanced-geometry xmlns:dr3d="urn:oasis:names:tc:opendocument:xmlns:dr3d:1.0" draw:type="non-primitive" svg:viewBox="0 0 3462454 3010961" draw:enhanced-path="M ?f3 ?f0 L ?f4 ?f0 ?f5 ?f6 C ?f7 ?f8 ?f9 ?f10 ?f11 ?f12 L ?f0 ?f13 ?f0 ?f14 ?f15 ?f16 C ?f17 ?f18 ?f19 ?f20 ?f21 ?f22 ?f23 ?f24 ?f25 ?f2 ?f26 ?f2 ?f27 ?f2 ?f28 ?f29 ?f30 ?f31 ?f32 ?f33 ?f34 ?f35 ?f36 ?f37 ?f38 ?f39 ?f40 ?f41 ?f42 ?f43 ?f44 ?f45 ?f1 ?f46 ?f1 ?f47 ?f1 ?f48 ?f49 ?f50 ?f51 ?f52 Z N" draw:text-areas="?f109 ?f111 ?f110 ?f112" draw:glue-points="?f113 ?f114 ?f115 ?f114 ?f116 ?f117 ?f118 ?f119 ?f120 ?f121 ?f120 ?f122 ?f123 ?f124 ?f125 ?f126 ?f127 ?f128 ?f129 ?f130 ?f131 ?f132 ?f133 ?f134 ?f135 ?f136 ?f137 ?f138" draw:glue-point-leaving-directions="-90, -90, -90, -90, -90, -90, -90, -90, -90, -90, -90, -90, -90, -90" draw:mirror-horizontal="true">
            <draw:equation draw:name="f0" draw:formula="0"/>
            <draw:equation draw:name="f1" draw:formula="3462454"/>
            <draw:equation draw:name="f2" draw:formula="3010961"/>
            <draw:equation draw:name="f3" draw:formula="2953507"/>
            <draw:equation draw:name="f4" draw:formula="477652"/>
            <draw:equation draw:name="f5" draw:formula="327396"/>
            <draw:equation draw:name="f6" draw:formula="113681"/>
            <draw:equation draw:name="f7" draw:formula="222344"/>
            <draw:equation draw:name="f8" draw:formula="200626"/>
            <draw:equation draw:name="f9" draw:formula="128536"/>
            <draw:equation draw:name="f10" draw:formula="293564"/>
            <draw:equation draw:name="f11" draw:formula="46554"/>
            <draw:equation draw:name="f12" draw:formula="391785"/>
            <draw:equation draw:name="f13" draw:formula="453516"/>
            <draw:equation draw:name="f14" draw:formula="2083461"/>
            <draw:equation draw:name="f15" draw:formula="26382"/>
            <draw:equation draw:name="f16" draw:formula="2118637"/>
            <draw:equation draw:name="f17" draw:formula="51135"/>
            <draw:equation draw:name="f18" draw:formula="2152065"/>
            <draw:equation draw:name="f19" draw:formula="76235"/>
            <draw:equation draw:name="f20" draw:formula="2186586"/>
            <draw:equation draw:name="f21" draw:formula="101620"/>
            <draw:equation draw:name="f22" draw:formula="2222744"/>
            <draw:equation draw:name="f23" draw:formula="489585"/>
            <draw:equation draw:name="f24" draw:formula="2775245"/>
            <draw:equation draw:name="f25" draw:formula="906035"/>
            <draw:equation draw:name="f26" draw:formula="1494064"/>
            <draw:equation draw:name="f27" draw:formula="1879987"/>
            <draw:equation draw:name="f28" draw:formula="2163144"/>
            <draw:equation draw:name="f29" draw:formula="2818935"/>
            <draw:equation draw:name="f30" draw:formula="2551110"/>
            <draw:equation draw:name="f31" draw:formula="2526044"/>
            <draw:equation draw:name="f32" draw:formula="2594452"/>
            <draw:equation draw:name="f33" draw:formula="2493317"/>
            <draw:equation draw:name="f34" draw:formula="2637795"/>
            <draw:equation draw:name="f35" draw:formula="2460984"/>
            <draw:equation draw:name="f36" draw:formula="2679751"/>
            <draw:equation draw:name="f37" draw:formula="2429754"/>
            <draw:equation draw:name="f38" draw:formula="2907158"/>
            <draw:equation draw:name="f39" draw:formula="2260282"/>
            <draw:equation draw:name="f40" draw:formula="3121914"/>
            <draw:equation draw:name="f41" draw:formula="2100194"/>
            <draw:equation draw:name="f42" draw:formula="3264840"/>
            <draw:equation draw:name="f43" draw:formula="1926383"/>
            <draw:equation draw:name="f44" draw:formula="3401480"/>
            <draw:equation draw:name="f45" draw:formula="1760224"/>
            <draw:equation draw:name="f46" draw:formula="1593511"/>
            <draw:equation draw:name="f47" draw:formula="1385790"/>
            <draw:equation draw:name="f48" draw:formula="865148"/>
            <draw:equation draw:name="f49" draw:formula="3304918"/>
            <draw:equation draw:name="f50" draw:formula="397028"/>
            <draw:equation draw:name="f51" draw:formula="3018820"/>
            <draw:equation draw:name="f52" draw:formula="67626"/>
            <draw:equation draw:name="f53" draw:formula="?f2 - ?f0"/>
            <draw:equation draw:name="f54" draw:formula="?f1 - ?f0"/>
            <draw:equation draw:name="f55" draw:formula="?f54 / 3462454"/>
            <draw:equation draw:name="f56" draw:formula="?f53 / 3010961"/>
            <draw:equation draw:name="f57" draw:formula="2953507 * ?f54"/>
            <draw:equation draw:name="f58" draw:formula="0 * ?f53"/>
            <draw:equation draw:name="f59" draw:formula="477652 * ?f54"/>
            <draw:equation draw:name="f60" draw:formula="327396 * ?f54"/>
            <draw:equation draw:name="f61" draw:formula="113681 * ?f53"/>
            <draw:equation draw:name="f62" draw:formula="46554 * ?f54"/>
            <draw:equation draw:name="f63" draw:formula="391785 * ?f53"/>
            <draw:equation draw:name="f64" draw:formula="0 * ?f54"/>
            <draw:equation draw:name="f65" draw:formula="453516 * ?f53"/>
            <draw:equation draw:name="f66" draw:formula="2083461 * ?f53"/>
            <draw:equation draw:name="f67" draw:formula="26382 * ?f54"/>
            <draw:equation draw:name="f68" draw:formula="2118637 * ?f53"/>
            <draw:equation draw:name="f69" draw:formula="101620 * ?f54"/>
            <draw:equation draw:name="f70" draw:formula="2222744 * ?f53"/>
            <draw:equation draw:name="f71" draw:formula="1494064 * ?f54"/>
            <draw:equation draw:name="f72" draw:formula="3010961 * ?f53"/>
            <draw:equation draw:name="f73" draw:formula="2551110 * ?f54"/>
            <draw:equation draw:name="f74" draw:formula="2526044 * ?f53"/>
            <draw:equation draw:name="f75" draw:formula="2679751 * ?f54"/>
            <draw:equation draw:name="f76" draw:formula="2429754 * ?f53"/>
            <draw:equation draw:name="f77" draw:formula="3264840 * ?f54"/>
            <draw:equation draw:name="f78" draw:formula="1926383 * ?f53"/>
            <draw:equation draw:name="f79" draw:formula="3462454 * ?f54"/>
            <draw:equation draw:name="f80" draw:formula="1385790 * ?f53"/>
            <draw:equation draw:name="f81" draw:formula="3018820 * ?f54"/>
            <draw:equation draw:name="f82" draw:formula="67626 * ?f53"/>
            <draw:equation draw:name="f83" draw:formula="?f57 / 3462454"/>
            <draw:equation draw:name="f84" draw:formula="?f58 / 3010961"/>
            <draw:equation draw:name="f85" draw:formula="?f59 / 3462454"/>
            <draw:equation draw:name="f86" draw:formula="?f60 / 3462454"/>
            <draw:equation draw:name="f87" draw:formula="?f61 / 3010961"/>
            <draw:equation draw:name="f88" draw:formula="?f62 / 3462454"/>
            <draw:equation draw:name="f89" draw:formula="?f63 / 3010961"/>
            <draw:equation draw:name="f90" draw:formula="?f64 / 3462454"/>
            <draw:equation draw:name="f91" draw:formula="?f65 / 3010961"/>
            <draw:equation draw:name="f92" draw:formula="?f66 / 3010961"/>
            <draw:equation draw:name="f93" draw:formula="?f67 / 3462454"/>
            <draw:equation draw:name="f94" draw:formula="?f68 / 3010961"/>
            <draw:equation draw:name="f95" draw:formula="?f69 / 3462454"/>
            <draw:equation draw:name="f96" draw:formula="?f70 / 3010961"/>
            <draw:equation draw:name="f97" draw:formula="?f71 / 3462454"/>
            <draw:equation draw:name="f98" draw:formula="?f72 / 3010961"/>
            <draw:equation draw:name="f99" draw:formula="?f73 / 3462454"/>
            <draw:equation draw:name="f100" draw:formula="?f74 / 3010961"/>
            <draw:equation draw:name="f101" draw:formula="?f75 / 3462454"/>
            <draw:equation draw:name="f102" draw:formula="?f76 / 3010961"/>
            <draw:equation draw:name="f103" draw:formula="?f77 / 3462454"/>
            <draw:equation draw:name="f104" draw:formula="?f78 / 3010961"/>
            <draw:equation draw:name="f105" draw:formula="?f79 / 3462454"/>
            <draw:equation draw:name="f106" draw:formula="?f80 / 3010961"/>
            <draw:equation draw:name="f107" draw:formula="?f81 / 3462454"/>
            <draw:equation draw:name="f108" draw:formula="?f82 / 3010961"/>
            <draw:equation draw:name="f109" draw:formula="?f0 / ?f55"/>
            <draw:equation draw:name="f110" draw:formula="?f1 / ?f55"/>
            <draw:equation draw:name="f111" draw:formula="?f0 / ?f56"/>
            <draw:equation draw:name="f112" draw:formula="?f2 / ?f56"/>
            <draw:equation draw:name="f113" draw:formula="?f83 / ?f55"/>
            <draw:equation draw:name="f114" draw:formula="?f84 / ?f56"/>
            <draw:equation draw:name="f115" draw:formula="?f85 / ?f55"/>
            <draw:equation draw:name="f116" draw:formula="?f86 / ?f55"/>
            <draw:equation draw:name="f117" draw:formula="?f87 / ?f56"/>
            <draw:equation draw:name="f118" draw:formula="?f88 / ?f55"/>
            <draw:equation draw:name="f119" draw:formula="?f89 / ?f56"/>
            <draw:equation draw:name="f120" draw:formula="?f90 / ?f55"/>
            <draw:equation draw:name="f121" draw:formula="?f91 / ?f56"/>
            <draw:equation draw:name="f122" draw:formula="?f92 / ?f56"/>
            <draw:equation draw:name="f123" draw:formula="?f93 / ?f55"/>
            <draw:equation draw:name="f124" draw:formula="?f94 / ?f56"/>
            <draw:equation draw:name="f125" draw:formula="?f95 / ?f55"/>
            <draw:equation draw:name="f126" draw:formula="?f96 / ?f56"/>
            <draw:equation draw:name="f127" draw:formula="?f97 / ?f55"/>
            <draw:equation draw:name="f128" draw:formula="?f98 / ?f56"/>
            <draw:equation draw:name="f129" draw:formula="?f99 / ?f55"/>
            <draw:equation draw:name="f130" draw:formula="?f100 / ?f56"/>
            <draw:equation draw:name="f131" draw:formula="?f101 / ?f55"/>
            <draw:equation draw:name="f132" draw:formula="?f102 / ?f56"/>
            <draw:equation draw:name="f133" draw:formula="?f103 / ?f55"/>
            <draw:equation draw:name="f134" draw:formula="?f104 / ?f56"/>
            <draw:equation draw:name="f135" draw:formula="?f105 / ?f55"/>
            <draw:equation draw:name="f136" draw:formula="?f106 / ?f56"/>
            <draw:equation draw:name="f137" draw:formula="?f107 / ?f55"/>
            <draw:equation draw:name="f138" draw:formula="?f108 / ?f56"/>
          </draw:enhanced-geometry>
        </draw:custom-shape>
        <draw:custom-shape svg:x="9.01492in" svg:y="0.01014in" svg:width="4.31807in" svg:height="3.73082in" draw:id="id36" draw:style-name="a131" draw:name="Freeform: Shape 56">
          <svg:title/>
          <svg:desc/>
          <text:p text:style-name="a130" text:class-names="" text:cond-style-name=""><text:span text:style-name="a129" text:class-names=""/></text:p>
          <draw:enhanced-geometry xmlns:dr3d="urn:oasis:names:tc:opendocument:xmlns:dr3d:1.0" draw:type="non-primitive" svg:viewBox="0 0 3904481 3411460" draw:enhanced-path="M ?f3 ?f0 L ?f0 ?f0 ?f0 ?f4 ?f5 ?f6 C ?f7 ?f8 ?f9 ?f2 ?f10 ?f2 ?f11 ?f2 ?f12 ?f13 ?f14 ?f15 ?f16 ?f17 ?f18 ?f19 ?f20 ?f21 ?f22 ?f23 ?f24 ?f25 ?f26 ?f27 ?f28 ?f29 ?f1 ?f30 ?f1 ?f31 ?f1 ?f32 ?f33 ?f34 ?f35 ?f36 Z N" draw:text-areas="?f77 ?f79 ?f78 ?f80" draw:glue-points="?f81 ?f82 ?f83 ?f82 ?f83 ?f84 ?f85 ?f86 ?f87 ?f88 ?f89 ?f90 ?f91 ?f92 ?f93 ?f94 ?f95 ?f96 ?f97 ?f98" draw:glue-point-leaving-directions="-90, -90, -90, -90, -90, -90, -90, -90, -90, -90" draw:mirror-horizontal="true">
            <draw:equation draw:name="f0" draw:formula="0"/>
            <draw:equation draw:name="f1" draw:formula="3904481"/>
            <draw:equation draw:name="f2" draw:formula="3411460"/>
            <draw:equation draw:name="f3" draw:formula="3564894"/>
            <draw:equation draw:name="f4" draw:formula="2659993"/>
            <draw:equation draw:name="f5" draw:formula="1876"/>
            <draw:equation draw:name="f6" draw:formula="2662425"/>
            <draw:equation draw:name="f7" draw:formula="424055"/>
            <draw:equation draw:name="f8" draw:formula="3184544"/>
            <draw:equation draw:name="f9" draw:formula="889346"/>
            <draw:equation draw:name="f10" draw:formula="1514161"/>
            <draw:equation draw:name="f11" draw:formula="1982808"/>
            <draw:equation draw:name="f12" draw:formula="2326661"/>
            <draw:equation draw:name="f13" draw:formula="3170014"/>
            <draw:equation draw:name="f14" draw:formula="2797788"/>
            <draw:equation draw:name="f15" draw:formula="2801744"/>
            <draw:equation draw:name="f16" draw:formula="2850420"/>
            <draw:equation draw:name="f17" draw:formula="2760595"/>
            <draw:equation draw:name="f18" draw:formula="2903054"/>
            <draw:equation draw:name="f19" draw:formula="2719940"/>
            <draw:equation draw:name="f20" draw:formula="2954004"/>
            <draw:equation draw:name="f21" draw:formula="2680673"/>
            <draw:equation draw:name="f22" draw:formula="3230156"/>
            <draw:equation draw:name="f23" draw:formula="2467586"/>
            <draw:equation draw:name="f24" draw:formula="3490946"/>
            <draw:equation draw:name="f25" draw:formula="2266297"/>
            <draw:equation draw:name="f26" draw:formula="3664508"/>
            <draw:equation draw:name="f27" draw:formula="2047754"/>
            <draw:equation draw:name="f28" draw:formula="3830437"/>
            <draw:equation draw:name="f29" draw:formula="1838832"/>
            <draw:equation draw:name="f30" draw:formula="1629214"/>
            <draw:equation draw:name="f31" draw:formula="1368033"/>
            <draw:equation draw:name="f32" draw:formula="877057"/>
            <draw:equation draw:name="f33" draw:formula="3796872"/>
            <draw:equation draw:name="f34" draw:formula="423228"/>
            <draw:equation draw:name="f35" draw:formula="3596499"/>
            <draw:equation draw:name="f36" draw:formula="52268"/>
            <draw:equation draw:name="f37" draw:formula="?f2 - ?f0"/>
            <draw:equation draw:name="f38" draw:formula="?f1 - ?f0"/>
            <draw:equation draw:name="f39" draw:formula="?f38 / 3904481"/>
            <draw:equation draw:name="f40" draw:formula="?f37 / 3411460"/>
            <draw:equation draw:name="f41" draw:formula="3564894 * ?f38"/>
            <draw:equation draw:name="f42" draw:formula="0 * ?f37"/>
            <draw:equation draw:name="f43" draw:formula="0 * ?f38"/>
            <draw:equation draw:name="f44" draw:formula="2659993 * ?f37"/>
            <draw:equation draw:name="f45" draw:formula="1876 * ?f38"/>
            <draw:equation draw:name="f46" draw:formula="2662425 * ?f37"/>
            <draw:equation draw:name="f47" draw:formula="1514161 * ?f38"/>
            <draw:equation draw:name="f48" draw:formula="3411460 * ?f37"/>
            <draw:equation draw:name="f49" draw:formula="2797788 * ?f38"/>
            <draw:equation draw:name="f50" draw:formula="2801744 * ?f37"/>
            <draw:equation draw:name="f51" draw:formula="2954004 * ?f38"/>
            <draw:equation draw:name="f52" draw:formula="2680673 * ?f37"/>
            <draw:equation draw:name="f53" draw:formula="3664508 * ?f38"/>
            <draw:equation draw:name="f54" draw:formula="2047754 * ?f37"/>
            <draw:equation draw:name="f55" draw:formula="3904481 * ?f38"/>
            <draw:equation draw:name="f56" draw:formula="1368033 * ?f37"/>
            <draw:equation draw:name="f57" draw:formula="3596499 * ?f38"/>
            <draw:equation draw:name="f58" draw:formula="52268 * ?f37"/>
            <draw:equation draw:name="f59" draw:formula="?f41 / 3904481"/>
            <draw:equation draw:name="f60" draw:formula="?f42 / 3411460"/>
            <draw:equation draw:name="f61" draw:formula="?f43 / 3904481"/>
            <draw:equation draw:name="f62" draw:formula="?f44 / 3411460"/>
            <draw:equation draw:name="f63" draw:formula="?f45 / 3904481"/>
            <draw:equation draw:name="f64" draw:formula="?f46 / 3411460"/>
            <draw:equation draw:name="f65" draw:formula="?f47 / 3904481"/>
            <draw:equation draw:name="f66" draw:formula="?f48 / 3411460"/>
            <draw:equation draw:name="f67" draw:formula="?f49 / 3904481"/>
            <draw:equation draw:name="f68" draw:formula="?f50 / 3411460"/>
            <draw:equation draw:name="f69" draw:formula="?f51 / 3904481"/>
            <draw:equation draw:name="f70" draw:formula="?f52 / 3411460"/>
            <draw:equation draw:name="f71" draw:formula="?f53 / 3904481"/>
            <draw:equation draw:name="f72" draw:formula="?f54 / 3411460"/>
            <draw:equation draw:name="f73" draw:formula="?f55 / 3904481"/>
            <draw:equation draw:name="f74" draw:formula="?f56 / 3411460"/>
            <draw:equation draw:name="f75" draw:formula="?f57 / 3904481"/>
            <draw:equation draw:name="f76" draw:formula="?f58 / 3411460"/>
            <draw:equation draw:name="f77" draw:formula="?f0 / ?f39"/>
            <draw:equation draw:name="f78" draw:formula="?f1 / ?f39"/>
            <draw:equation draw:name="f79" draw:formula="?f0 / ?f40"/>
            <draw:equation draw:name="f80" draw:formula="?f2 / ?f40"/>
            <draw:equation draw:name="f81" draw:formula="?f59 / ?f39"/>
            <draw:equation draw:name="f82" draw:formula="?f60 / ?f40"/>
            <draw:equation draw:name="f83" draw:formula="?f61 / ?f39"/>
            <draw:equation draw:name="f84" draw:formula="?f62 / ?f40"/>
            <draw:equation draw:name="f85" draw:formula="?f63 / ?f39"/>
            <draw:equation draw:name="f86" draw:formula="?f64 / ?f40"/>
            <draw:equation draw:name="f87" draw:formula="?f65 / ?f39"/>
            <draw:equation draw:name="f88" draw:formula="?f66 / ?f40"/>
            <draw:equation draw:name="f89" draw:formula="?f67 / ?f39"/>
            <draw:equation draw:name="f90" draw:formula="?f68 / ?f40"/>
            <draw:equation draw:name="f91" draw:formula="?f69 / ?f39"/>
            <draw:equation draw:name="f92" draw:formula="?f70 / ?f40"/>
            <draw:equation draw:name="f93" draw:formula="?f71 / ?f39"/>
            <draw:equation draw:name="f94" draw:formula="?f72 / ?f40"/>
            <draw:equation draw:name="f95" draw:formula="?f73 / ?f39"/>
            <draw:equation draw:name="f96" draw:formula="?f74 / ?f40"/>
            <draw:equation draw:name="f97" draw:formula="?f75 / ?f39"/>
            <draw:equation draw:name="f98" draw:formula="?f76 / ?f40"/>
          </draw:enhanced-geometry>
        </draw:custom-shape>
      </draw:g>
      <draw:g draw:name="Group 8" draw:id="id23">
        <svg:title/>
        <svg:desc/>
        <draw:custom-shape svg:x="0in" svg:y="1.84219in" svg:width="4.69528in" svg:height="5.66651in" draw:id="id29" draw:style-name="a110" draw:name="Freeform: Shape 58">
          <svg:title/>
          <svg:desc/>
          <text:p text:style-name="a109" text:class-names="" text:cond-style-name=""><text:span text:style-name="a108" text:class-names=""/></text:p>
          <draw:enhanced-geometry xmlns:dr3d="urn:oasis:names:tc:opendocument:xmlns:dr3d:1.0" draw:type="non-primitive" svg:viewBox="0 0 4174269 5181455" draw:enhanced-path="M ?f3 ?f4 C ?f5 ?f6 ?f7 ?f8 ?f9 ?f10 ?f11 ?f12 ?f13 ?f14 ?f15 ?f16 ?f17 ?f18 ?f19 ?f20 ?f21 ?f22 L ?f23 ?f2 ?f0 ?f2 ?f0 ?f24 ?f25 ?f26 C ?f27 ?f28 ?f29 ?f30 ?f3 ?f4 Z N" draw:text-areas="?f63 ?f65 ?f64 ?f66" draw:glue-points="?f67 ?f68 ?f69 ?f70 ?f71 ?f72 ?f73 ?f74 ?f75 ?f76 ?f77 ?f76 ?f77 ?f78 ?f79 ?f80 ?f67 ?f68" draw:glue-point-leaving-directions="-90, -90, -90, -90, -90, -90, -90, -90, -90">
            <draw:equation draw:name="f0" draw:formula="0"/>
            <draw:equation draw:name="f1" draw:formula="4174269"/>
            <draw:equation draw:name="f2" draw:formula="5181455"/>
            <draw:equation draw:name="f3" draw:formula="1155130"/>
            <draw:equation draw:name="f4" draw:formula="990"/>
            <draw:equation draw:name="f5" draw:formula="1564667"/>
            <draw:equation draw:name="f6" draw:formula="12730"/>
            <draw:equation draw:name="f7" draw:formula="1984593"/>
            <draw:equation draw:name="f8" draw:formula="129250"/>
            <draw:equation draw:name="f9" draw:formula="2396955"/>
            <draw:equation draw:name="f10" draw:formula="367328"/>
            <draw:equation draw:name="f11" draw:formula="3871760"/>
            <draw:equation draw:name="f12" draw:formula="1218807"/>
            <draw:equation draw:name="f13" draw:formula="4678347"/>
            <draw:equation draw:name="f14" draw:formula="3276416"/>
            <draw:equation draw:name="f15" draw:formula="3827960"/>
            <draw:equation draw:name="f16" draw:formula="4749328"/>
            <draw:equation draw:name="f17" draw:formula="3748235"/>
            <draw:equation draw:name="f18" draw:formula="4887417"/>
            <draw:equation draw:name="f19" draw:formula="3658928"/>
            <draw:equation draw:name="f20" draw:formula="4998272"/>
            <draw:equation draw:name="f21" draw:formula="3561502"/>
            <draw:equation draw:name="f22" draw:formula="5090948"/>
            <draw:equation draw:name="f23" draw:formula="3452726"/>
            <draw:equation draw:name="f24" draw:formula="251605"/>
            <draw:equation draw:name="f25" draw:formula="157396"/>
            <draw:equation draw:name="f26" draw:formula="182600"/>
            <draw:equation draw:name="f27" draw:formula="475610"/>
            <draw:equation draw:name="f28" draw:formula="54980"/>
            <draw:equation draw:name="f29" draw:formula="811718"/>
            <draw:equation draw:name="f30" draw:formula="0 - 8854"/>
            <draw:equation draw:name="f31" draw:formula="?f2 - ?f0"/>
            <draw:equation draw:name="f32" draw:formula="?f1 - ?f0"/>
            <draw:equation draw:name="f33" draw:formula="?f32 / 4174269"/>
            <draw:equation draw:name="f34" draw:formula="?f31 / 5181455"/>
            <draw:equation draw:name="f35" draw:formula="1155130 * ?f32"/>
            <draw:equation draw:name="f36" draw:formula="990 * ?f31"/>
            <draw:equation draw:name="f37" draw:formula="2396955 * ?f32"/>
            <draw:equation draw:name="f38" draw:formula="367328 * ?f31"/>
            <draw:equation draw:name="f39" draw:formula="3827960 * ?f32"/>
            <draw:equation draw:name="f40" draw:formula="4749328 * ?f31"/>
            <draw:equation draw:name="f41" draw:formula="3561502 * ?f32"/>
            <draw:equation draw:name="f42" draw:formula="5090948 * ?f31"/>
            <draw:equation draw:name="f43" draw:formula="3452726 * ?f32"/>
            <draw:equation draw:name="f44" draw:formula="5181455 * ?f31"/>
            <draw:equation draw:name="f45" draw:formula="0 * ?f32"/>
            <draw:equation draw:name="f46" draw:formula="251605 * ?f31"/>
            <draw:equation draw:name="f47" draw:formula="157396 * ?f32"/>
            <draw:equation draw:name="f48" draw:formula="182600 * ?f31"/>
            <draw:equation draw:name="f49" draw:formula="?f35 / 4174269"/>
            <draw:equation draw:name="f50" draw:formula="?f36 / 5181455"/>
            <draw:equation draw:name="f51" draw:formula="?f37 / 4174269"/>
            <draw:equation draw:name="f52" draw:formula="?f38 / 5181455"/>
            <draw:equation draw:name="f53" draw:formula="?f39 / 4174269"/>
            <draw:equation draw:name="f54" draw:formula="?f40 / 5181455"/>
            <draw:equation draw:name="f55" draw:formula="?f41 / 4174269"/>
            <draw:equation draw:name="f56" draw:formula="?f42 / 5181455"/>
            <draw:equation draw:name="f57" draw:formula="?f43 / 4174269"/>
            <draw:equation draw:name="f58" draw:formula="?f44 / 5181455"/>
            <draw:equation draw:name="f59" draw:formula="?f45 / 4174269"/>
            <draw:equation draw:name="f60" draw:formula="?f46 / 5181455"/>
            <draw:equation draw:name="f61" draw:formula="?f47 / 4174269"/>
            <draw:equation draw:name="f62" draw:formula="?f48 / 5181455"/>
            <draw:equation draw:name="f63" draw:formula="?f0 / ?f33"/>
            <draw:equation draw:name="f64" draw:formula="?f1 / ?f33"/>
            <draw:equation draw:name="f65" draw:formula="?f0 / ?f34"/>
            <draw:equation draw:name="f66" draw:formula="?f2 / ?f34"/>
            <draw:equation draw:name="f67" draw:formula="?f49 / ?f33"/>
            <draw:equation draw:name="f68" draw:formula="?f50 / ?f34"/>
            <draw:equation draw:name="f69" draw:formula="?f51 / ?f33"/>
            <draw:equation draw:name="f70" draw:formula="?f52 / ?f34"/>
            <draw:equation draw:name="f71" draw:formula="?f53 / ?f33"/>
            <draw:equation draw:name="f72" draw:formula="?f54 / ?f34"/>
            <draw:equation draw:name="f73" draw:formula="?f55 / ?f33"/>
            <draw:equation draw:name="f74" draw:formula="?f56 / ?f34"/>
            <draw:equation draw:name="f75" draw:formula="?f57 / ?f33"/>
            <draw:equation draw:name="f76" draw:formula="?f58 / ?f34"/>
            <draw:equation draw:name="f77" draw:formula="?f59 / ?f33"/>
            <draw:equation draw:name="f78" draw:formula="?f60 / ?f34"/>
            <draw:equation draw:name="f79" draw:formula="?f61 / ?f33"/>
            <draw:equation draw:name="f80" draw:formula="?f62 / ?f34"/>
          </draw:enhanced-geometry>
        </draw:custom-shape>
        <draw:custom-shape svg:x="0in" svg:y="1.48211in" svg:width="4.79149in" svg:height="6.02659in" draw:id="id30" draw:style-name="a113" draw:name="Freeform: Shape 59">
          <svg:title/>
          <svg:desc/>
          <text:p text:style-name="a112" text:class-names="" text:cond-style-name=""><text:span text:style-name="a111" text:class-names=""/></text:p>
          <draw:enhanced-geometry xmlns:dr3d="urn:oasis:names:tc:opendocument:xmlns:dr3d:1.0" draw:type="non-primitive" svg:viewBox="0 0 4259808 5510713" draw:enhanced-path="M ?f3 ?f4 C ?f5 ?f6 ?f7 ?f8 ?f9 ?f10 ?f11 ?f12 ?f13 ?f14 ?f15 ?f16 ?f17 ?f18 ?f19 ?f20 ?f21 ?f22 L ?f23 ?f2 ?f0 ?f2 ?f0 ?f24 ?f25 ?f26 C ?f27 ?f28 ?f29 ?f30 ?f3 ?f4 Z N" draw:text-areas="?f63 ?f65 ?f64 ?f66" draw:glue-points="?f67 ?f68 ?f69 ?f70 ?f71 ?f72 ?f73 ?f74 ?f75 ?f76 ?f77 ?f76 ?f77 ?f78 ?f79 ?f80 ?f67 ?f68" draw:glue-point-leaving-directions="-90, -90, -90, -90, -90, -90, -90, -90, -90">
            <draw:equation draw:name="f0" draw:formula="0"/>
            <draw:equation draw:name="f1" draw:formula="4259808"/>
            <draw:equation draw:name="f2" draw:formula="5510713"/>
            <draw:equation draw:name="f3" draw:formula="948905"/>
            <draw:equation draw:name="f4" draw:formula="1556"/>
            <draw:equation draw:name="f5" draw:formula="1395136"/>
            <draw:equation draw:name="f6" draw:formula="16867"/>
            <draw:equation draw:name="f7" draw:formula="1853354"/>
            <draw:equation draw:name="f8" draw:formula="145625"/>
            <draw:equation draw:name="f9" draw:formula="2304106"/>
            <draw:equation draw:name="f10" draw:formula="405867"/>
            <draw:equation draw:name="f11" draw:formula="3916211"/>
            <draw:equation draw:name="f12" draw:formula="1336616"/>
            <draw:equation draw:name="f13" draw:formula="4808028"/>
            <draw:equation draw:name="f14" draw:formula="3568218"/>
            <draw:equation draw:name="f15" draw:formula="3890982"/>
            <draw:equation draw:name="f16" draw:formula="5156588"/>
            <draw:equation draw:name="f17" draw:formula="3826502"/>
            <draw:equation draw:name="f18" draw:formula="5268272"/>
            <draw:equation draw:name="f19" draw:formula="3756052"/>
            <draw:equation draw:name="f20" draw:formula="5363347"/>
            <draw:equation draw:name="f21" draw:formula="3680329"/>
            <draw:equation draw:name="f22" draw:formula="5445948"/>
            <draw:equation draw:name="f23" draw:formula="3616504"/>
            <draw:equation draw:name="f24" draw:formula="144797"/>
            <draw:equation draw:name="f25" draw:formula="164164"/>
            <draw:equation draw:name="f26" draw:formula="92266"/>
            <draw:equation draw:name="f27" draw:formula="418657"/>
            <draw:equation draw:name="f28" draw:formula="23914"/>
            <draw:equation draw:name="f29" draw:formula="681631"/>
            <draw:equation draw:name="f30" draw:formula="0 - 7614"/>
            <draw:equation draw:name="f31" draw:formula="?f2 - ?f0"/>
            <draw:equation draw:name="f32" draw:formula="?f1 - ?f0"/>
            <draw:equation draw:name="f33" draw:formula="?f32 / 4259808"/>
            <draw:equation draw:name="f34" draw:formula="?f31 / 5510713"/>
            <draw:equation draw:name="f35" draw:formula="948905 * ?f32"/>
            <draw:equation draw:name="f36" draw:formula="1556 * ?f31"/>
            <draw:equation draw:name="f37" draw:formula="2304106 * ?f32"/>
            <draw:equation draw:name="f38" draw:formula="405867 * ?f31"/>
            <draw:equation draw:name="f39" draw:formula="3890982 * ?f32"/>
            <draw:equation draw:name="f40" draw:formula="5156588 * ?f31"/>
            <draw:equation draw:name="f41" draw:formula="3680329 * ?f32"/>
            <draw:equation draw:name="f42" draw:formula="5445948 * ?f31"/>
            <draw:equation draw:name="f43" draw:formula="3616504 * ?f32"/>
            <draw:equation draw:name="f44" draw:formula="5510713 * ?f31"/>
            <draw:equation draw:name="f45" draw:formula="0 * ?f32"/>
            <draw:equation draw:name="f46" draw:formula="144797 * ?f31"/>
            <draw:equation draw:name="f47" draw:formula="164164 * ?f32"/>
            <draw:equation draw:name="f48" draw:formula="92266 * ?f31"/>
            <draw:equation draw:name="f49" draw:formula="?f35 / 4259808"/>
            <draw:equation draw:name="f50" draw:formula="?f36 / 5510713"/>
            <draw:equation draw:name="f51" draw:formula="?f37 / 4259808"/>
            <draw:equation draw:name="f52" draw:formula="?f38 / 5510713"/>
            <draw:equation draw:name="f53" draw:formula="?f39 / 4259808"/>
            <draw:equation draw:name="f54" draw:formula="?f40 / 5510713"/>
            <draw:equation draw:name="f55" draw:formula="?f41 / 4259808"/>
            <draw:equation draw:name="f56" draw:formula="?f42 / 5510713"/>
            <draw:equation draw:name="f57" draw:formula="?f43 / 4259808"/>
            <draw:equation draw:name="f58" draw:formula="?f44 / 5510713"/>
            <draw:equation draw:name="f59" draw:formula="?f45 / 4259808"/>
            <draw:equation draw:name="f60" draw:formula="?f46 / 5510713"/>
            <draw:equation draw:name="f61" draw:formula="?f47 / 4259808"/>
            <draw:equation draw:name="f62" draw:formula="?f48 / 5510713"/>
            <draw:equation draw:name="f63" draw:formula="?f0 / ?f33"/>
            <draw:equation draw:name="f64" draw:formula="?f1 / ?f33"/>
            <draw:equation draw:name="f65" draw:formula="?f0 / ?f34"/>
            <draw:equation draw:name="f66" draw:formula="?f2 / ?f34"/>
            <draw:equation draw:name="f67" draw:formula="?f49 / ?f33"/>
            <draw:equation draw:name="f68" draw:formula="?f50 / ?f34"/>
            <draw:equation draw:name="f69" draw:formula="?f51 / ?f33"/>
            <draw:equation draw:name="f70" draw:formula="?f52 / ?f34"/>
            <draw:equation draw:name="f71" draw:formula="?f53 / ?f33"/>
            <draw:equation draw:name="f72" draw:formula="?f54 / ?f34"/>
            <draw:equation draw:name="f73" draw:formula="?f55 / ?f33"/>
            <draw:equation draw:name="f74" draw:formula="?f56 / ?f34"/>
            <draw:equation draw:name="f75" draw:formula="?f57 / ?f33"/>
            <draw:equation draw:name="f76" draw:formula="?f58 / ?f34"/>
            <draw:equation draw:name="f77" draw:formula="?f59 / ?f33"/>
            <draw:equation draw:name="f78" draw:formula="?f60 / ?f34"/>
            <draw:equation draw:name="f79" draw:formula="?f61 / ?f33"/>
            <draw:equation draw:name="f80" draw:formula="?f62 / ?f34"/>
          </draw:enhanced-geometry>
        </draw:custom-shape>
        <draw:custom-shape svg:x="0in" svg:y="1.75061in" svg:width="4.53212in" svg:height="5.75809in" draw:id="id31" draw:style-name="a116" draw:name="Freeform: Shape 60">
          <svg:title/>
          <svg:desc/>
          <text:p text:style-name="a115" text:class-names="" text:cond-style-name=""><text:span text:style-name="a114" text:class-names=""/></text:p>
          <draw:enhanced-geometry xmlns:dr3d="urn:oasis:names:tc:opendocument:xmlns:dr3d:1.0" draw:type="non-primitive" svg:viewBox="0 0 4029221 5265194" draw:enhanced-path="M ?f3 ?f4 C ?f5 ?f6 ?f7 ?f8 ?f9 ?f10 ?f11 ?f12 ?f13 ?f14 ?f15 ?f16 ?f17 ?f18 ?f19 ?f20 ?f21 ?f22 ?f23 ?f24 ?f25 ?f26 ?f27 ?f28 L ?f29 ?f2 ?f0 ?f2 ?f0 ?f30 ?f31 ?f32 C ?f33 ?f34 ?f35 ?f36 ?f3 ?f4 Z N" draw:text-areas="?f73 ?f75 ?f74 ?f76" draw:glue-points="?f77 ?f78 ?f79 ?f80 ?f81 ?f82 ?f83 ?f84 ?f85 ?f86 ?f87 ?f88 ?f89 ?f88 ?f89 ?f90 ?f91 ?f92 ?f77 ?f78" draw:glue-point-leaving-directions="-90, -90, -90, -90, -90, -90, -90, -90, -90, -90">
            <draw:equation draw:name="f0" draw:formula="0"/>
            <draw:equation draw:name="f1" draw:formula="4029221"/>
            <draw:equation draw:name="f2" draw:formula="5265194"/>
            <draw:equation draw:name="f3" draw:formula="812878"/>
            <draw:equation draw:name="f4" draw:formula="840"/>
            <draw:equation draw:name="f5" draw:formula="862065"/>
            <draw:equation draw:name="f6" draw:formula="0 - 449"/>
            <draw:equation draw:name="f7" draw:formula="911443"/>
            <draw:equation draw:name="f8" draw:formula="0 - 258"/>
            <draw:equation draw:name="f9" draw:formula="960980"/>
            <draw:equation draw:name="f10" draw:formula="1442"/>
            <draw:equation draw:name="f11" draw:formula="1374507"/>
            <draw:equation draw:name="f12" draw:formula="15631"/>
            <draw:equation draw:name="f13" draw:formula="1799140"/>
            <draw:equation draw:name="f14" draw:formula="134952"/>
            <draw:equation draw:name="f15" draw:formula="2216856"/>
            <draw:equation draw:name="f16" draw:formula="376120"/>
            <draw:equation draw:name="f17" draw:formula="3710806"/>
            <draw:equation draw:name="f18" draw:formula="1238652"/>
            <draw:equation draw:name="f19" draw:formula="4537261"/>
            <draw:equation draw:name="f20" draw:formula="3306696"/>
            <draw:equation draw:name="f21" draw:formula="3687427"/>
            <draw:equation draw:name="f22" draw:formula="4778650"/>
            <draw:equation draw:name="f23" draw:formula="3567917"/>
            <draw:equation draw:name="f24" draw:formula="4985647"/>
            <draw:equation draw:name="f25" draw:formula="3426282"/>
            <draw:equation draw:name="f26" draw:formula="5131074"/>
            <draw:equation draw:name="f27" draw:formula="3267677"/>
            <draw:equation draw:name="f28" draw:formula="5245601"/>
            <draw:equation draw:name="f29" draw:formula="3237167"/>
            <draw:equation draw:name="f30" draw:formula="162790"/>
            <draw:equation draw:name="f31" draw:formula="58408"/>
            <draw:equation draw:name="f32" draw:formula="139352"/>
            <draw:equation draw:name="f33" draw:formula="301661"/>
            <draw:equation draw:name="f34" draw:formula="55163"/>
            <draw:equation draw:name="f35" draw:formula="554646"/>
            <draw:equation draw:name="f36" draw:formula="7607"/>
            <draw:equation draw:name="f37" draw:formula="?f2 - ?f0"/>
            <draw:equation draw:name="f38" draw:formula="?f1 - ?f0"/>
            <draw:equation draw:name="f39" draw:formula="?f38 / 4029221"/>
            <draw:equation draw:name="f40" draw:formula="?f37 / 5265194"/>
            <draw:equation draw:name="f41" draw:formula="812878 * ?f38"/>
            <draw:equation draw:name="f42" draw:formula="840 * ?f37"/>
            <draw:equation draw:name="f43" draw:formula="960980 * ?f38"/>
            <draw:equation draw:name="f44" draw:formula="1442 * ?f37"/>
            <draw:equation draw:name="f45" draw:formula="2216856 * ?f38"/>
            <draw:equation draw:name="f46" draw:formula="376120 * ?f37"/>
            <draw:equation draw:name="f47" draw:formula="3687427 * ?f38"/>
            <draw:equation draw:name="f48" draw:formula="4778650 * ?f37"/>
            <draw:equation draw:name="f49" draw:formula="3267677 * ?f38"/>
            <draw:equation draw:name="f50" draw:formula="5245601 * ?f37"/>
            <draw:equation draw:name="f51" draw:formula="3237167 * ?f38"/>
            <draw:equation draw:name="f52" draw:formula="5265194 * ?f37"/>
            <draw:equation draw:name="f53" draw:formula="0 * ?f38"/>
            <draw:equation draw:name="f54" draw:formula="162790 * ?f37"/>
            <draw:equation draw:name="f55" draw:formula="58408 * ?f38"/>
            <draw:equation draw:name="f56" draw:formula="139352 * ?f37"/>
            <draw:equation draw:name="f57" draw:formula="?f41 / 4029221"/>
            <draw:equation draw:name="f58" draw:formula="?f42 / 5265194"/>
            <draw:equation draw:name="f59" draw:formula="?f43 / 4029221"/>
            <draw:equation draw:name="f60" draw:formula="?f44 / 5265194"/>
            <draw:equation draw:name="f61" draw:formula="?f45 / 4029221"/>
            <draw:equation draw:name="f62" draw:formula="?f46 / 5265194"/>
            <draw:equation draw:name="f63" draw:formula="?f47 / 4029221"/>
            <draw:equation draw:name="f64" draw:formula="?f48 / 5265194"/>
            <draw:equation draw:name="f65" draw:formula="?f49 / 4029221"/>
            <draw:equation draw:name="f66" draw:formula="?f50 / 5265194"/>
            <draw:equation draw:name="f67" draw:formula="?f51 / 4029221"/>
            <draw:equation draw:name="f68" draw:formula="?f52 / 5265194"/>
            <draw:equation draw:name="f69" draw:formula="?f53 / 4029221"/>
            <draw:equation draw:name="f70" draw:formula="?f54 / 5265194"/>
            <draw:equation draw:name="f71" draw:formula="?f55 / 4029221"/>
            <draw:equation draw:name="f72" draw:formula="?f56 / 5265194"/>
            <draw:equation draw:name="f73" draw:formula="?f0 / ?f39"/>
            <draw:equation draw:name="f74" draw:formula="?f1 / ?f39"/>
            <draw:equation draw:name="f75" draw:formula="?f0 / ?f40"/>
            <draw:equation draw:name="f76" draw:formula="?f2 / ?f40"/>
            <draw:equation draw:name="f77" draw:formula="?f57 / ?f39"/>
            <draw:equation draw:name="f78" draw:formula="?f58 / ?f40"/>
            <draw:equation draw:name="f79" draw:formula="?f59 / ?f39"/>
            <draw:equation draw:name="f80" draw:formula="?f60 / ?f40"/>
            <draw:equation draw:name="f81" draw:formula="?f61 / ?f39"/>
            <draw:equation draw:name="f82" draw:formula="?f62 / ?f40"/>
            <draw:equation draw:name="f83" draw:formula="?f63 / ?f39"/>
            <draw:equation draw:name="f84" draw:formula="?f64 / ?f40"/>
            <draw:equation draw:name="f85" draw:formula="?f65 / ?f39"/>
            <draw:equation draw:name="f86" draw:formula="?f66 / ?f40"/>
            <draw:equation draw:name="f87" draw:formula="?f67 / ?f39"/>
            <draw:equation draw:name="f88" draw:formula="?f68 / ?f40"/>
            <draw:equation draw:name="f89" draw:formula="?f69 / ?f39"/>
            <draw:equation draw:name="f90" draw:formula="?f70 / ?f40"/>
            <draw:equation draw:name="f91" draw:formula="?f71 / ?f39"/>
            <draw:equation draw:name="f92" draw:formula="?f72 / ?f40"/>
          </draw:enhanced-geometry>
        </draw:custom-shape>
        <draw:custom-shape svg:x="0in" svg:y="2.35705in" svg:width="4.16411in" svg:height="5.15165in" draw:id="id32" draw:style-name="a119" draw:name="Freeform: Shape 61">
          <svg:title/>
          <svg:desc/>
          <text:p text:style-name="a118" text:class-names="" text:cond-style-name=""><text:span text:style-name="a117" text:class-names=""/></text:p>
          <draw:enhanced-geometry xmlns:dr3d="urn:oasis:names:tc:opendocument:xmlns:dr3d:1.0" draw:type="non-primitive" svg:viewBox="0 0 3702048 4710667" draw:enhanced-path="M ?f3 ?f4 C ?f5 ?f6 ?f7 ?f8 ?f9 ?f10 ?f11 ?f12 ?f13 ?f14 ?f15 ?f16 ?f17 ?f18 ?f19 ?f20 ?f21 ?f22 L ?f23 ?f2 ?f0 ?f2 ?f0 ?f24 ?f25 ?f26 C ?f27 ?f28 ?f29 ?f30 ?f3 ?f4 Z N" draw:text-areas="?f63 ?f65 ?f64 ?f66" draw:glue-points="?f67 ?f68 ?f69 ?f70 ?f71 ?f72 ?f73 ?f74 ?f75 ?f76 ?f77 ?f76 ?f77 ?f78 ?f79 ?f80 ?f67 ?f68" draw:glue-point-leaving-directions="-90, -90, -90, -90, -90, -90, -90, -90, -90">
            <draw:equation draw:name="f0" draw:formula="0"/>
            <draw:equation draw:name="f1" draw:formula="3702048"/>
            <draw:equation draw:name="f2" draw:formula="4710667"/>
            <draw:equation draw:name="f3" draw:formula="1057511"/>
            <draw:equation draw:name="f4" draw:formula="1243"/>
            <draw:equation draw:name="f5" draw:formula="1413932"/>
            <draw:equation draw:name="f6" draw:formula="13473"/>
            <draw:equation draw:name="f7" draw:formula="1779927"/>
            <draw:equation draw:name="f8" draw:formula="116316"/>
            <draw:equation draw:name="f9" draw:formula="2139959"/>
            <draw:equation draw:name="f10" draw:formula="324180"/>
            <draw:equation draw:name="f11" draw:formula="3427605"/>
            <draw:equation draw:name="f12" draw:formula="1067603"/>
            <draw:equation draw:name="f13" draw:formula="4139931"/>
            <draw:equation draw:name="f14" draw:formula="2850064"/>
            <draw:equation draw:name="f15" draw:formula="3407455"/>
            <draw:equation draw:name="f16" draw:formula="4118750"/>
            <draw:equation draw:name="f17" draw:formula="3235777"/>
            <draw:equation draw:name="f18" draw:formula="4416105"/>
            <draw:equation draw:name="f19" draw:formula="3011128"/>
            <draw:equation draw:name="f20" draw:formula="4566048"/>
            <draw:equation draw:name="f21" draw:formula="2754080"/>
            <draw:equation draw:name="f22" draw:formula="4690965"/>
            <draw:equation draw:name="f23" draw:formula="2711405"/>
            <draw:equation draw:name="f24" draw:formula="239601"/>
            <draw:equation draw:name="f25" draw:formula="72857"/>
            <draw:equation draw:name="f26" draw:formula="203063"/>
            <draw:equation draw:name="f27" draw:formula="383165"/>
            <draw:equation draw:name="f28" draw:formula="61024"/>
            <draw:equation draw:name="f29" draw:formula="715942"/>
            <draw:equation draw:name="f30" draw:formula="0 - 10476"/>
            <draw:equation draw:name="f31" draw:formula="?f2 - ?f0"/>
            <draw:equation draw:name="f32" draw:formula="?f1 - ?f0"/>
            <draw:equation draw:name="f33" draw:formula="?f32 / 3702048"/>
            <draw:equation draw:name="f34" draw:formula="?f31 / 4710667"/>
            <draw:equation draw:name="f35" draw:formula="1057511 * ?f32"/>
            <draw:equation draw:name="f36" draw:formula="1243 * ?f31"/>
            <draw:equation draw:name="f37" draw:formula="2139959 * ?f32"/>
            <draw:equation draw:name="f38" draw:formula="324180 * ?f31"/>
            <draw:equation draw:name="f39" draw:formula="3407455 * ?f32"/>
            <draw:equation draw:name="f40" draw:formula="4118750 * ?f31"/>
            <draw:equation draw:name="f41" draw:formula="2754080 * ?f32"/>
            <draw:equation draw:name="f42" draw:formula="4690965 * ?f31"/>
            <draw:equation draw:name="f43" draw:formula="2711405 * ?f32"/>
            <draw:equation draw:name="f44" draw:formula="4710667 * ?f31"/>
            <draw:equation draw:name="f45" draw:formula="0 * ?f32"/>
            <draw:equation draw:name="f46" draw:formula="239601 * ?f31"/>
            <draw:equation draw:name="f47" draw:formula="72857 * ?f32"/>
            <draw:equation draw:name="f48" draw:formula="203063 * ?f31"/>
            <draw:equation draw:name="f49" draw:formula="?f35 / 3702048"/>
            <draw:equation draw:name="f50" draw:formula="?f36 / 4710667"/>
            <draw:equation draw:name="f51" draw:formula="?f37 / 3702048"/>
            <draw:equation draw:name="f52" draw:formula="?f38 / 4710667"/>
            <draw:equation draw:name="f53" draw:formula="?f39 / 3702048"/>
            <draw:equation draw:name="f54" draw:formula="?f40 / 4710667"/>
            <draw:equation draw:name="f55" draw:formula="?f41 / 3702048"/>
            <draw:equation draw:name="f56" draw:formula="?f42 / 4710667"/>
            <draw:equation draw:name="f57" draw:formula="?f43 / 3702048"/>
            <draw:equation draw:name="f58" draw:formula="?f44 / 4710667"/>
            <draw:equation draw:name="f59" draw:formula="?f45 / 3702048"/>
            <draw:equation draw:name="f60" draw:formula="?f46 / 4710667"/>
            <draw:equation draw:name="f61" draw:formula="?f47 / 3702048"/>
            <draw:equation draw:name="f62" draw:formula="?f48 / 4710667"/>
            <draw:equation draw:name="f63" draw:formula="?f0 / ?f33"/>
            <draw:equation draw:name="f64" draw:formula="?f1 / ?f33"/>
            <draw:equation draw:name="f65" draw:formula="?f0 / ?f34"/>
            <draw:equation draw:name="f66" draw:formula="?f2 / ?f34"/>
            <draw:equation draw:name="f67" draw:formula="?f49 / ?f33"/>
            <draw:equation draw:name="f68" draw:formula="?f50 / ?f34"/>
            <draw:equation draw:name="f69" draw:formula="?f51 / ?f33"/>
            <draw:equation draw:name="f70" draw:formula="?f52 / ?f34"/>
            <draw:equation draw:name="f71" draw:formula="?f53 / ?f33"/>
            <draw:equation draw:name="f72" draw:formula="?f54 / ?f34"/>
            <draw:equation draw:name="f73" draw:formula="?f55 / ?f33"/>
            <draw:equation draw:name="f74" draw:formula="?f56 / ?f34"/>
            <draw:equation draw:name="f75" draw:formula="?f57 / ?f33"/>
            <draw:equation draw:name="f76" draw:formula="?f58 / ?f34"/>
            <draw:equation draw:name="f77" draw:formula="?f59 / ?f33"/>
            <draw:equation draw:name="f78" draw:formula="?f60 / ?f34"/>
            <draw:equation draw:name="f79" draw:formula="?f61 / ?f33"/>
            <draw:equation draw:name="f80" draw:formula="?f62 / ?f34"/>
          </draw:enhanced-geometry>
        </draw:custom-shape>
      </draw:g>
      <draw:frame draw:id="id24" presentation:style-name="a93" draw:name="Title 1" svg:x="5.09in" svg:y="3.74096in" svg:width="7.29in" svg:height="2.32904in" presentation:class="title" presentation:placeholder="false">
        <draw:text-box>
          <text:p text:style-name="a92" text:class-names="" text:cond-style-name=""><text:span text:style-name="a91" text:class-names="">Click to edit Master title style</text:span></text:p>
        </draw:text-box>
        <svg:title/>
        <svg:desc/>
      </draw:frame>
      <draw:frame draw:id="id25" presentation:style-name="a96" draw:name="Footer Placeholder 22" svg:x="5.09in" svg:y="6.74813in" svg:width="6.24816in" svg:height="0.5in" presentation:class="footer" presentation:placeholder="false">
        <draw:text-box>
          <text:p text:style-name="a95" text:class-names="" text:cond-style-name=""><text:span text:style-name="a94" text:class-names=""/></text:p>
        </draw:text-box>
        <svg:title/>
        <svg:desc/>
      </draw:frame>
      <draw:frame draw:id="id26" presentation:style-name="a99" draw:name="Slide Number Placeholder 26" svg:x="11.8698in" svg:y="6.74813in" svg:width="1.3in" svg:height="0.5in" presentation:class="page-number" presentation:placeholder="false">
        <draw:text-box>
          <text:p text:style-name="a98" text:class-names="" text:cond-style-name=""><text:span text:style-name="a97" text:class-names=""><text:page-number style:num-format="1" text:fixed="false"/></text:span></text:p>
        </draw:text-box>
        <svg:title/>
        <svg:desc/>
      </draw:frame>
      <draw:frame draw:id="id27" presentation:style-name="a103" draw:name="Text Placeholder 2" svg:x="5.09in" svg:y="6.07in" svg:width="7.29in" svg:height="0.56in" presentation:class="outline" presentation:placeholder="false">
        <draw:text-box>
          <text:list text:style-name="a102">
            <text:list-item>
              <text:p text:style-name="a101" text:class-names="" text:cond-style-name=""><text:span text:style-name="a100" text:class-names="">Click to edit Master text styles</text:span></text:p>
            </text:list-item>
          </text:list>
        </draw:text-box>
        <svg:title/>
        <svg:desc/>
      </draw:frame>
      <draw:frame draw:id="id28" presentation:style-name="a107" draw:name="Date Placeholder 17" svg:x="0.7in" svg:y="6.74813in" svg:width="3.10595in" svg:height="0.5in" presentation:class="date-time" presentation:placeholder="false">
        <draw:text-box>
          <text:p text:style-name="a106" text:class-names="" text:cond-style-name=""><text:span text:style-name="a104" text:class-names=""><text:date text:fixed="false" style:data-style-name="a105">4/26/2021</text:date></text:span></text:p>
        </draw:text-box>
        <svg:title/>
        <svg:desc/>
      </draw:frame>
    </style:master-page>
    <style:master-page style:name="Master1-Layout4-twoObj-Two-Content" style:page-layout-name="pageLayout1" draw:style-name="a144">
      <draw:connector draw:type="line" svg:x1="2.1in" svg:y1="2.37971in" svg:x2="11.69161in" svg:y2="2.37971in" draw:id="id41" draw:layer="Master1-bg" draw:style-name="a145" draw:name="Straight Connector 8">
        <svg:title>Rule Line</svg:title>
        <svg:desc/>
      </draw:connector>
      <draw:frame draw:id="id42" presentation:style-name="a148" draw:name="Title 1" svg:x="2.1in" svg:y="0.48362in" svg:width="9.59161in" svg:height="1.4712in" presentation:class="title" presentation:placeholder="false">
        <draw:text-box>
          <text:p text:style-name="a147" text:class-names="" text:cond-style-name=""><text:span text:style-name="a146" text:class-names="">Click to edit Master title style</text:span></text:p>
        </draw:text-box>
        <svg:title/>
        <svg:desc/>
      </draw:frame>
      <draw:frame draw:id="id43" presentation:style-name="a163" draw:name="Content Placeholder 2" svg:x="2.1in" svg:y="2.66667in" svg:width="4.55in" svg:height="4in" presentation:class="object" presentation:placeholder="false">
        <draw:text-box>
          <text:p text:style-name="a150" text:class-names="" text:cond-style-name=""><text:span text:style-name="a149" text:class-names="">Click to edit Master text styles</text:span></text:p>
          <text:list text:style-name="a153">
            <text:list-item>
              <text:list text:style-name="a153">
                <text:list-item>
                  <text:p text:style-name="a152" text:class-names="" text:cond-style-name=""><text:span text:style-name="a151" text:class-names="">Second level</text:span></text:p>
                </text:list-item>
              </text:list>
            </text:list-item>
          </text:list>
          <text:list text:style-name="a156">
            <text:list-item>
              <text:list text:style-name="a156">
                <text:list-item>
                  <text:list text:style-name="a156">
                    <text:list-item>
                      <text:p text:style-name="a155" text:class-names="" text:cond-style-name=""><text:span text:style-name="a154" text:class-names="">Third level</text:span></text:p>
                    </text:list-item>
                  </text:list>
                </text:list-item>
              </text:list>
            </text:list-item>
          </text:list>
          <text:list text:style-name="a159">
            <text:list-item>
              <text:list text:style-name="a159">
                <text:list-item>
                  <text:list text:style-name="a159">
                    <text:list-item>
                      <text:list text:style-name="a159">
                        <text:list-item>
                          <text:p text:style-name="a158" text:class-names="" text:cond-style-name=""><text:span text:style-name="a157" text:class-names="">Fourth level</text:span></text:p>
                        </text:list-item>
                      </text:list>
                    </text:list-item>
                  </text:list>
                </text:list-item>
              </text:list>
            </text:list-item>
          </text:list>
          <text:list text:style-name="a162">
            <text:list-item>
              <text:list text:style-name="a162">
                <text:list-item>
                  <text:list text:style-name="a162">
                    <text:list-item>
                      <text:list text:style-name="a162">
                        <text:list-item>
                          <text:list text:style-name="a162">
                            <text:list-item>
                              <text:p text:style-name="a161" text:class-names="" text:cond-style-name=""><text:span text:style-name="a160" text:class-names="">Fifth level</text:span></text:p>
                            </text:list-item>
                          </text:list>
                        </text:list-item>
                      </text:list>
                    </text:list-item>
                  </text:list>
                </text:list-item>
              </text:list>
            </text:list-item>
          </text:list>
        </draw:text-box>
        <svg:title/>
        <svg:desc/>
      </draw:frame>
      <draw:frame draw:id="id44" presentation:style-name="a178" draw:name="Content Placeholder 3" svg:x="7.14161in" svg:y="2.66667in" svg:width="4.55in" svg:height="4in" presentation:class="object" presentation:placeholder="false">
        <draw:text-box>
          <text:p text:style-name="a165" text:class-names="" text:cond-style-name=""><text:span text:style-name="a164" text:class-names="">Click to edit Master text styles</text:span></text:p>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7">
            <text:list-item>
              <text:list text:style-name="a177">
                <text:list-item>
                  <text:list text:style-name="a177">
                    <text:list-item>
                      <text:list text:style-name="a177">
                        <text:list-item>
                          <text:list text:style-name="a177">
                            <text:list-item>
                              <text:p text:style-name="a176" text:class-names="" text:cond-style-name=""><text:span text:style-name="a175" text:class-names="">Fifth level</text:span></text:p>
                            </text:list-item>
                          </text:list>
                        </text:list-item>
                      </text:list>
                    </text:list-item>
                  </text:list>
                </text:list-item>
              </text:list>
            </text:list-item>
          </text:list>
        </draw:text-box>
        <svg:title/>
        <svg:desc/>
      </draw:frame>
      <draw:frame draw:id="id45" presentation:style-name="a182" draw:name="Date Placeholder 7" svg:x="8.58566in" svg:y="6.74813in" svg:width="3.10595in" svg:height="0.5in" presentation:class="date-time" presentation:placeholder="false">
        <draw:text-box>
          <text:p text:style-name="a181" text:class-names="" text:cond-style-name=""><text:span text:style-name="a179" text:class-names=""><text:date text:fixed="false" style:data-style-name="a180">4/26/2021</text:date></text:span></text:p>
        </draw:text-box>
        <svg:title/>
        <svg:desc/>
      </draw:frame>
      <draw:frame draw:id="id46" presentation:style-name="a185" draw:name="Footer Placeholder 8" svg:x="2.1in" svg:y="6.74813in" svg:width="6.19792in" svg:height="0.5in" presentation:class="footer" presentation:placeholder="false">
        <draw:text-box>
          <text:p text:style-name="a184" text:class-names="" text:cond-style-name=""><text:span text:style-name="a183" text:class-names=""/></text:p>
        </draw:text-box>
        <svg:title/>
        <svg:desc/>
      </draw:frame>
      <draw:frame draw:id="id47" presentation:style-name="a188" draw:name="Slide Number Placeholder 9" svg:x="11.8698in" svg:y="6.74813in" svg:width="1.3in" svg:height="0.5in" presentation:class="page-number" presentation:placeholder="false">
        <draw:text-box>
          <text:p text:style-name="a187" text:class-names="" text:cond-style-name=""><text:span text:style-name="a186" text:class-names=""><text:page-number style:num-format="1" text:fixed="false"/></text:span></text:p>
        </draw:text-box>
        <svg:title/>
        <svg:desc/>
      </draw:frame>
    </style:master-page>
    <style:master-page style:name="Master1-Layout5-cust-Comparison" style:page-layout-name="pageLayout1" draw:style-name="a189">
      <draw:connector draw:type="line" svg:x1="2.1in" svg:y1="2.37971in" svg:x2="11.69161in" svg:y2="2.37971in" draw:id="id48" draw:layer="Master1-bg" draw:style-name="a190" draw:name="Straight Connector 8">
        <svg:title>Rule Line</svg:title>
        <svg:desc/>
      </draw:connector>
      <draw:frame draw:id="id49" presentation:style-name="a194" draw:name="Text Placeholder 2" svg:x="2.1in" svg:y="2.68636in" svg:width="4.55in" svg:height="0.90104in" presentation:class="outline" presentation:placeholder="false">
        <draw:text-box>
          <text:list text:style-name="a193">
            <text:list-item>
              <text:p text:style-name="a192" text:class-names="" text:cond-style-name=""><text:span text:style-name="a191" text:class-names="">Click to edit Master text styles</text:span></text:p>
            </text:list-item>
          </text:list>
        </draw:text-box>
        <svg:title/>
        <svg:desc/>
      </draw:frame>
      <draw:frame draw:id="id50" presentation:style-name="a209" draw:name="Content Placeholder 3" svg:x="2.1in" svg:y="3.62712in" svg:width="4.55in" svg:height="3.03955in" presentation:class="object" presentation:placeholder="false">
        <draw:text-box>
          <text:p text:style-name="a196" text:class-names="" text:cond-style-name=""><text:span text:style-name="a195" text:class-names="">Click to edit Master text styles</text:span></text:p>
          <text:list text:style-name="a199">
            <text:list-item>
              <text:list text:style-name="a199">
                <text:list-item>
                  <text:p text:style-name="a198" text:class-names="" text:cond-style-name=""><text:span text:style-name="a197" text:class-names="">Second level</text:span></text:p>
                </text:list-item>
              </text:list>
            </text:list-item>
          </text:list>
          <text:list text:style-name="a202">
            <text:list-item>
              <text:list text:style-name="a202">
                <text:list-item>
                  <text:list text:style-name="a202">
                    <text:list-item>
                      <text:p text:style-name="a201" text:class-names="" text:cond-style-name=""><text:span text:style-name="a200" text:class-names="">Third level</text:span></text:p>
                    </text:list-item>
                  </text:list>
                </text:list-item>
              </text:list>
            </text:list-item>
          </text:list>
          <text:list text:style-name="a205">
            <text:list-item>
              <text:list text:style-name="a205">
                <text:list-item>
                  <text:list text:style-name="a205">
                    <text:list-item>
                      <text:list text:style-name="a205">
                        <text:list-item>
                          <text:p text:style-name="a204" text:class-names="" text:cond-style-name=""><text:span text:style-name="a203" text:class-names="">Fourth level</text:span></text:p>
                        </text:list-item>
                      </text:list>
                    </text:list-item>
                  </text:list>
                </text:list-item>
              </text:list>
            </text:list-item>
          </text:list>
          <text:list text:style-name="a208">
            <text:list-item>
              <text:list text:style-name="a208">
                <text:list-item>
                  <text:list text:style-name="a208">
                    <text:list-item>
                      <text:list text:style-name="a208">
                        <text:list-item>
                          <text:list text:style-name="a208">
                            <text:list-item>
                              <text:p text:style-name="a207" text:class-names="" text:cond-style-name=""><text:span text:style-name="a206" text:class-names="">Fifth level</text:span></text:p>
                            </text:list-item>
                          </text:list>
                        </text:list-item>
                      </text:list>
                    </text:list-item>
                  </text:list>
                </text:list-item>
              </text:list>
            </text:list-item>
          </text:list>
        </draw:text-box>
        <svg:title/>
        <svg:desc/>
      </draw:frame>
      <draw:frame draw:id="id51" presentation:style-name="a213" draw:name="Text Placeholder 4" svg:x="7.14161in" svg:y="2.68636in" svg:width="4.55in" svg:height="0.90104in" presentation:class="outline" presentation:placeholder="false">
        <draw:text-box>
          <text:list text:style-name="a212">
            <text:list-item>
              <text:p text:style-name="a211" text:class-names="" text:cond-style-name=""><text:span text:style-name="a210" text:class-names="">Click to edit Master text styles</text:span></text:p>
            </text:list-item>
          </text:list>
        </draw:text-box>
        <svg:title/>
        <svg:desc/>
      </draw:frame>
      <draw:frame draw:id="id52" presentation:style-name="a228" draw:name="Content Placeholder 5" svg:x="7.14161in" svg:y="3.62712in" svg:width="4.55in" svg:height="3.03955in" presentation:class="object" presentation:placeholder="false">
        <draw:text-box>
          <text:p text:style-name="a215" text:class-names="" text:cond-style-name=""><text:span text:style-name="a214" text:class-names="">Click to edit Master text styles</text:span></text:p>
          <text:list text:style-name="a218">
            <text:list-item>
              <text:list text:style-name="a218">
                <text:list-item>
                  <text:p text:style-name="a217" text:class-names="" text:cond-style-name=""><text:span text:style-name="a216" text:class-names="">Second level</text:span></text:p>
                </text:list-item>
              </text:list>
            </text:list-item>
          </text:list>
          <text:list text:style-name="a221">
            <text:list-item>
              <text:list text:style-name="a221">
                <text:list-item>
                  <text:list text:style-name="a221">
                    <text:list-item>
                      <text:p text:style-name="a220" text:class-names="" text:cond-style-name=""><text:span text:style-name="a219" text:class-names="">Third level</text:span></text:p>
                    </text:list-item>
                  </text:list>
                </text:list-item>
              </text:list>
            </text:list-item>
          </text:list>
          <text:list text:style-name="a224">
            <text:list-item>
              <text:list text:style-name="a224">
                <text:list-item>
                  <text:list text:style-name="a224">
                    <text:list-item>
                      <text:list text:style-name="a224">
                        <text:list-item>
                          <text:p text:style-name="a223" text:class-names="" text:cond-style-name=""><text:span text:style-name="a222" text:class-names="">Fourth level</text:span></text:p>
                        </text:list-item>
                      </text:list>
                    </text:list-item>
                  </text:list>
                </text:list-item>
              </text:list>
            </text:list-item>
          </text:list>
          <text:list text:style-name="a227">
            <text:list-item>
              <text:list text:style-name="a227">
                <text:list-item>
                  <text:list text:style-name="a227">
                    <text:list-item>
                      <text:list text:style-name="a227">
                        <text:list-item>
                          <text:list text:style-name="a227">
                            <text:list-item>
                              <text:p text:style-name="a226" text:class-names="" text:cond-style-name=""><text:span text:style-name="a225" text:class-names="">Fifth level</text:span></text:p>
                            </text:list-item>
                          </text:list>
                        </text:list-item>
                      </text:list>
                    </text:list-item>
                  </text:list>
                </text:list-item>
              </text:list>
            </text:list-item>
          </text:list>
        </draw:text-box>
        <svg:title/>
        <svg:desc/>
      </draw:frame>
      <draw:frame draw:id="id53" presentation:style-name="a232" draw:name="Date Placeholder 9" svg:x="8.58566in" svg:y="6.74813in" svg:width="3.10595in" svg:height="0.5in" presentation:class="date-time" presentation:placeholder="false">
        <draw:text-box>
          <text:p text:style-name="a231" text:class-names="" text:cond-style-name=""><text:span text:style-name="a229" text:class-names=""><text:date text:fixed="false" style:data-style-name="a230">4/26/2021</text:date></text:span></text:p>
        </draw:text-box>
        <svg:title/>
        <svg:desc/>
      </draw:frame>
      <draw:frame draw:id="id54" presentation:style-name="a235" draw:name="Footer Placeholder 10" svg:x="2.1in" svg:y="6.74813in" svg:width="6.19792in" svg:height="0.5in" presentation:class="footer" presentation:placeholder="false">
        <draw:text-box>
          <text:p text:style-name="a234" text:class-names="" text:cond-style-name=""><text:span text:style-name="a233" text:class-names=""/></text:p>
        </draw:text-box>
        <svg:title/>
        <svg:desc/>
      </draw:frame>
      <draw:frame draw:id="id55" presentation:style-name="a238" draw:name="Slide Number Placeholder 11" svg:x="11.8698in" svg:y="6.74813in" svg:width="1.3in" svg:height="0.5in" presentation:class="page-number" presentation:placeholder="false">
        <draw:text-box>
          <text:p text:style-name="a237" text:class-names="" text:cond-style-name=""><text:span text:style-name="a236" text:class-names=""><text:page-number style:num-format="1" text:fixed="false"/></text:span></text:p>
        </draw:text-box>
        <svg:title/>
        <svg:desc/>
      </draw:frame>
      <draw:frame draw:id="id56" presentation:style-name="a241" draw:name="Title 12" svg:x="2.1in" svg:y="0.48362in" svg:width="9.59161in" svg:height="1.4712in" presentation:class="title" presentation:placeholder="false">
        <draw:text-box>
          <text:p text:style-name="a240" text:class-names="" text:cond-style-name=""><text:span text:style-name="a239" text:class-names="">Click to edit Master title style</text:span></text:p>
        </draw:text-box>
        <svg:title/>
        <svg:desc/>
      </draw:frame>
    </style:master-page>
    <style:master-page style:name="Master1-Layout6-titleOnly-Title-Only" style:page-layout-name="pageLayout1" draw:style-name="a242">
      <draw:connector draw:type="line" svg:x1="2.1in" svg:y1="2.37971in" svg:x2="11.69161in" svg:y2="2.37971in" draw:id="id57" draw:layer="Master1-bg" draw:style-name="a243" draw:name="Straight Connector 8">
        <svg:title>Rule Line</svg:title>
        <svg:desc/>
      </draw:connector>
      <draw:frame draw:id="id58" presentation:style-name="a246" draw:name="Title 1" svg:x="2.1in" svg:y="0.48362in" svg:width="9.59161in" svg:height="1.4712in" presentation:class="title" presentation:placeholder="false">
        <draw:text-box>
          <text:p text:style-name="a245" text:class-names="" text:cond-style-name=""><text:span text:style-name="a244" text:class-names="">Click to edit Master title style</text:span></text:p>
        </draw:text-box>
        <svg:title/>
        <svg:desc/>
      </draw:frame>
      <draw:frame draw:id="id59" presentation:style-name="a250" draw:name="Date Placeholder 5" svg:x="8.58566in" svg:y="6.74813in" svg:width="3.10595in" svg:height="0.5in" presentation:class="date-time" presentation:placeholder="false">
        <draw:text-box>
          <text:p text:style-name="a249" text:class-names="" text:cond-style-name=""><text:span text:style-name="a247" text:class-names=""><text:date text:fixed="false" style:data-style-name="a248">4/26/2021</text:date></text:span></text:p>
        </draw:text-box>
        <svg:title/>
        <svg:desc/>
      </draw:frame>
      <draw:frame draw:id="id60" presentation:style-name="a253" draw:name="Footer Placeholder 6" svg:x="2.1in" svg:y="6.74813in" svg:width="6.19792in" svg:height="0.5in" presentation:class="footer" presentation:placeholder="false">
        <draw:text-box>
          <text:p text:style-name="a252" text:class-names="" text:cond-style-name=""><text:span text:style-name="a251" text:class-names=""/></text:p>
        </draw:text-box>
        <svg:title/>
        <svg:desc/>
      </draw:frame>
      <draw:frame draw:id="id61" presentation:style-name="a256" draw:name="Slide Number Placeholder 7" svg:x="11.8698in" svg:y="6.74813in" svg:width="1.3in" svg:height="0.5in" presentation:class="page-number" presentation:placeholder="false">
        <draw:text-box>
          <text:p text:style-name="a255" text:class-names="" text:cond-style-name=""><text:span text:style-name="a254" text:class-names=""><text:page-number style:num-format="1" text:fixed="false"/></text:span></text:p>
        </draw:text-box>
        <svg:title/>
        <svg:desc/>
      </draw:frame>
    </style:master-page>
    <style:master-page style:name="Master1-Layout7-blank-Blank" style:page-layout-name="pageLayout1" draw:style-name="a257">
      <draw:frame draw:id="id62" presentation:style-name="a261" draw:name="Date Placeholder 4" svg:x="8.58566in" svg:y="6.74813in" svg:width="3.10595in" svg:height="0.5in" presentation:class="date-time" presentation:placeholder="false">
        <draw:text-box>
          <text:p text:style-name="a260" text:class-names="" text:cond-style-name=""><text:span text:style-name="a258" text:class-names=""><text:date text:fixed="false" style:data-style-name="a259">4/26/2021</text:date></text:span></text:p>
        </draw:text-box>
        <svg:title/>
        <svg:desc/>
      </draw:frame>
      <draw:frame draw:id="id63" presentation:style-name="a264" draw:name="Footer Placeholder 5" svg:x="2.1in" svg:y="6.74813in" svg:width="6.19792in" svg:height="0.5in" presentation:class="footer" presentation:placeholder="false">
        <draw:text-box>
          <text:p text:style-name="a263" text:class-names="" text:cond-style-name=""><text:span text:style-name="a262" text:class-names=""/></text:p>
        </draw:text-box>
        <svg:title/>
        <svg:desc/>
      </draw:frame>
      <draw:frame draw:id="id64" presentation:style-name="a267" draw:name="Slide Number Placeholder 6" svg:x="11.8698in" svg:y="6.74813in" svg:width="1.3in" svg:height="0.5in" presentation:class="page-number" presentation:placeholder="false">
        <draw:text-box>
          <text:p text:style-name="a266" text:class-names="" text:cond-style-name=""><text:span text:style-name="a265" text:class-names=""><text:page-number style:num-format="1" text:fixed="false"/></text:span></text:p>
        </draw:text-box>
        <svg:title/>
        <svg:desc/>
      </draw:frame>
    </style:master-page>
    <style:master-page style:name="Master1-Layout8-objTx-Content-with-Caption" style:page-layout-name="pageLayout1" draw:style-name="a268">
      <draw:frame draw:id="id65" presentation:style-name="a271" draw:name="Title 1" svg:x="9.27in" svg:y="0.7in" svg:width="3.52987in" svg:height="2.79063in" presentation:class="title" presentation:placeholder="false">
        <draw:text-box>
          <text:p text:style-name="a270" text:class-names="" text:cond-style-name=""><text:span text:style-name="a269" text:class-names="">Click to edit Master title style</text:span></text:p>
        </draw:text-box>
        <svg:title/>
        <svg:desc/>
      </draw:frame>
      <draw:frame draw:id="id66" presentation:style-name="a286" draw:name="Content Placeholder 2" svg:x="1.4in" svg:y="0.7in" svg:width="7.6in" svg:height="5.96667in" presentation:class="object" presentation:placeholder="false">
        <draw:text-box>
          <text:p text:style-name="a273" text:class-names="" text:cond-style-name=""><text:span text:style-name="a272" text:class-names="">Click to edit Master text styles</text:span></text:p>
          <text:list text:style-name="a276">
            <text:list-item>
              <text:list text:style-name="a276">
                <text:list-item>
                  <text:p text:style-name="a275" text:class-names="" text:cond-style-name=""><text:span text:style-name="a274" text:class-names="">Second level</text:span></text:p>
                </text:list-item>
              </text:list>
            </text:list-item>
          </text:list>
          <text:list text:style-name="a279">
            <text:list-item>
              <text:list text:style-name="a279">
                <text:list-item>
                  <text:list text:style-name="a279">
                    <text:list-item>
                      <text:p text:style-name="a278" text:class-names="" text:cond-style-name=""><text:span text:style-name="a277" text:class-names="">Third level</text:span></text:p>
                    </text:list-item>
                  </text:list>
                </text:list-item>
              </text:list>
            </text:list-item>
          </text:list>
          <text:list text:style-name="a282">
            <text:list-item>
              <text:list text:style-name="a282">
                <text:list-item>
                  <text:list text:style-name="a282">
                    <text:list-item>
                      <text:list text:style-name="a282">
                        <text:list-item>
                          <text:p text:style-name="a281" text:class-names="" text:cond-style-name=""><text:span text:style-name="a280" text:class-names="">Fourth level</text:span></text:p>
                        </text:list-item>
                      </text:list>
                    </text:list-item>
                  </text:list>
                </text:list-item>
              </text:list>
            </text:list-item>
          </text:list>
          <text:list text:style-name="a285">
            <text:list-item>
              <text:list text:style-name="a285">
                <text:list-item>
                  <text:list text:style-name="a285">
                    <text:list-item>
                      <text:list text:style-name="a285">
                        <text:list-item>
                          <text:list text:style-name="a285">
                            <text:list-item>
                              <text:p text:style-name="a284" text:class-names="" text:cond-style-name=""><text:span text:style-name="a283" text:class-names="">Fifth level</text:span></text:p>
                            </text:list-item>
                          </text:list>
                        </text:list-item>
                      </text:list>
                    </text:list-item>
                  </text:list>
                </text:list-item>
              </text:list>
            </text:list-item>
          </text:list>
        </draw:text-box>
        <svg:title/>
        <svg:desc/>
      </draw:frame>
      <draw:frame draw:id="id67" presentation:style-name="a290" draw:name="Text Placeholder 3" svg:x="9.27in" svg:y="3.52559in" svg:width="3.52987in" svg:height="3.14107in" presentation:class="outline" presentation:placeholder="false">
        <draw:text-box>
          <text:list text:style-name="a289">
            <text:list-item>
              <text:p text:style-name="a288" text:class-names="" text:cond-style-name=""><text:span text:style-name="a287" text:class-names="">Click to edit Master text styles</text:span></text:p>
            </text:list-item>
          </text:list>
        </draw:text-box>
        <svg:title/>
        <svg:desc/>
      </draw:frame>
      <draw:frame draw:id="id68" presentation:style-name="a294" draw:name="Date Placeholder 7" svg:x="9.27in" svg:y="6.74813in" svg:width="2.42161in" svg:height="0.5in" presentation:class="date-time" presentation:placeholder="false">
        <draw:text-box>
          <text:p text:style-name="a293" text:class-names="" text:cond-style-name=""><text:span text:style-name="a291" text:class-names=""><text:date text:fixed="false" style:data-style-name="a292">4/26/2021</text:date></text:span></text:p>
        </draw:text-box>
        <svg:title/>
        <svg:desc/>
      </draw:frame>
      <draw:frame draw:id="id69" presentation:style-name="a297" draw:name="Footer Placeholder 8" svg:x="1.4in" svg:y="6.74813in" svg:width="7.6in" svg:height="0.5in" presentation:class="footer" presentation:placeholder="false">
        <draw:text-box>
          <text:p text:style-name="a296" text:class-names="" text:cond-style-name=""><text:span text:style-name="a295" text:class-names=""/></text:p>
        </draw:text-box>
        <svg:title/>
        <svg:desc/>
      </draw:frame>
      <draw:frame draw:id="id70" presentation:style-name="a300" draw:name="Slide Number Placeholder 9" svg:x="11.8698in" svg:y="6.74813in" svg:width="1.3in" svg:height="0.5in" presentation:class="page-number" presentation:placeholder="false">
        <draw:text-box>
          <text:p text:style-name="a299" text:class-names="" text:cond-style-name=""><text:span text:style-name="a298" text:class-names=""><text:page-number style:num-format="1" text:fixed="false"/></text:span></text:p>
        </draw:text-box>
        <svg:title/>
        <svg:desc/>
      </draw:frame>
    </style:master-page>
    <style:master-page style:name="Master1-Layout9-picTx-Picture-with-Caption" style:page-layout-name="pageLayout1" draw:style-name="a301">
      <draw:frame draw:id="id71" presentation:style-name="a304" draw:name="Picture Placeholder 2" svg:x="0in" svg:y="0in" svg:width="8.86117in" svg:height="7.5in" presentation:class="graphic" presentation:placeholder="false">
        <draw:text-box>
          <text:p text:style-name="a303" text:class-names="" text:cond-style-name=""><text:span text:style-name="a302" text:class-names="">Click icon to add picture</text:span></text:p>
        </draw:text-box>
        <svg:title/>
        <svg:desc/>
      </draw:frame>
      <draw:frame draw:id="id72" presentation:style-name="a307" draw:name="Title 1" svg:x="9.27in" svg:y="1.6447in" svg:width="3.53305in" svg:height="1.84594in" presentation:class="title" presentation:placeholder="false">
        <draw:text-box>
          <text:p text:style-name="a306" text:class-names="" text:cond-style-name=""><text:span text:style-name="a305" text:class-names="">Click to edit Master title style</text:span></text:p>
        </draw:text-box>
        <svg:title/>
        <svg:desc/>
      </draw:frame>
      <draw:frame draw:id="id73" presentation:style-name="a311" draw:name="Text Placeholder 3" svg:x="9.27in" svg:y="3.5256in" svg:width="3.53in" svg:height="3.14107in" presentation:class="outline" presentation:placeholder="false">
        <draw:text-box>
          <text:list text:style-name="a310">
            <text:list-item>
              <text:p text:style-name="a309" text:class-names="" text:cond-style-name=""><text:span text:style-name="a308" text:class-names="">Click to edit Master text styles</text:span></text:p>
            </text:list-item>
          </text:list>
        </draw:text-box>
        <svg:title/>
        <svg:desc/>
      </draw:frame>
      <draw:frame draw:id="id74" presentation:style-name="a315" draw:name="Date Placeholder 10" svg:x="9.27in" svg:y="6.74813in" svg:width="2.42161in" svg:height="0.5in" presentation:class="date-time" presentation:placeholder="false">
        <draw:text-box>
          <text:p text:style-name="a314" text:class-names="" text:cond-style-name=""><text:span text:style-name="a312" text:class-names=""><text:date text:fixed="false" style:data-style-name="a313">4/26/2021</text:date></text:span></text:p>
        </draw:text-box>
        <svg:title/>
        <svg:desc/>
      </draw:frame>
      <draw:frame draw:id="id75" presentation:style-name="a318" draw:name="Footer Placeholder 11" svg:x="1.4in" svg:y="6.74813in" svg:width="7.06956in" svg:height="0.5in" presentation:class="footer" presentation:placeholder="false">
        <draw:text-box>
          <text:p text:style-name="a317" text:class-names="" text:cond-style-name=""><text:span text:style-name="a316" text:class-names=""/></text:p>
        </draw:text-box>
        <svg:title/>
        <svg:desc/>
      </draw:frame>
      <draw:frame draw:id="id76" presentation:style-name="a321" draw:name="Slide Number Placeholder 12" svg:x="11.8698in" svg:y="6.74813in" svg:width="1.3in" svg:height="0.5in" presentation:class="page-number" presentation:placeholder="false">
        <draw:text-box>
          <text:p text:style-name="a320" text:class-names="" text:cond-style-name=""><text:span text:style-name="a319" text:class-names=""><text:page-number style:num-format="1" text:fixed="false"/></text:span></text:p>
        </draw:text-box>
        <svg:title/>
        <svg:desc/>
      </draw:frame>
    </style:master-page>
    <style:master-page style:name="Master1-Layout10-vertTx-Title-and-Vertical-Text" style:page-layout-name="pageLayout1" draw:style-name="a322">
      <draw:connector draw:type="line" svg:x1="2.1in" svg:y1="2.37971in" svg:x2="11.69161in" svg:y2="2.37971in" draw:id="id77" draw:layer="Master1-bg" draw:style-name="a323" draw:name="Straight Connector 8">
        <svg:title>Rule Line</svg:title>
        <svg:desc/>
      </draw:connector>
      <draw:frame draw:id="id78" presentation:style-name="a326" draw:name="Title 1" svg:x="2.1in" svg:y="0.48362in" svg:width="9.59161in" svg:height="1.4712in" presentation:class="title" presentation:placeholder="false">
        <draw:text-box>
          <text:p text:style-name="a325" text:class-names="" text:cond-style-name=""><text:span text:style-name="a324" text:class-names="">Click to edit Master title style</text:span></text:p>
        </draw:text-box>
        <svg:title/>
        <svg:desc/>
      </draw:frame>
      <draw:frame draw:id="id79" presentation:style-name="a342" draw:name="Vertical Text Placeholder 2" svg:x="2.1in" svg:y="2.52874in" svg:width="9.59161in" svg:height="3.99333in" presentation:class="outline" presentation:placeholder="false">
        <draw:text-box>
          <text:list text:style-name="a329">
            <text:list-item>
              <text:p text:style-name="a328" text:class-names="" text:cond-style-name=""><text:span text:style-name="a327" text:class-names="">Click to edit Master text styles</text:span></text:p>
            </text:list-item>
          </text:list>
          <text:list text:style-name="a332">
            <text:list-item>
              <text:list text:style-name="a332">
                <text:list-item>
                  <text:p text:style-name="a331" text:class-names="" text:cond-style-name=""><text:span text:style-name="a330" text:class-names="">Second level</text:span></text:p>
                </text:list-item>
              </text:list>
            </text:list-item>
          </text:list>
          <text:list text:style-name="a335">
            <text:list-item>
              <text:list text:style-name="a335">
                <text:list-item>
                  <text:list text:style-name="a335">
                    <text:list-item>
                      <text:p text:style-name="a334" text:class-names="" text:cond-style-name=""><text:span text:style-name="a333" text:class-names="">Third level</text:span></text:p>
                    </text:list-item>
                  </text:list>
                </text:list-item>
              </text:list>
            </text:list-item>
          </text:list>
          <text:list text:style-name="a338">
            <text:list-item>
              <text:list text:style-name="a338">
                <text:list-item>
                  <text:list text:style-name="a338">
                    <text:list-item>
                      <text:list text:style-name="a338">
                        <text:list-item>
                          <text:p text:style-name="a337" text:class-names="" text:cond-style-name=""><text:span text:style-name="a336" text:class-names="">Fourth level</text:span></text:p>
                        </text:list-item>
                      </text:list>
                    </text:list-item>
                  </text:list>
                </text:list-item>
              </text:list>
            </text:list-item>
          </text:list>
          <text:list text:style-name="a341">
            <text:list-item>
              <text:list text:style-name="a341">
                <text:list-item>
                  <text:list text:style-name="a341">
                    <text:list-item>
                      <text:list text:style-name="a341">
                        <text:list-item>
                          <text:list text:style-name="a341">
                            <text:list-item>
                              <text:p text:style-name="a340" text:class-names="" text:cond-style-name=""><text:span text:style-name="a339" text:class-names="">Fifth level</text:span></text:p>
                            </text:list-item>
                          </text:list>
                        </text:list-item>
                      </text:list>
                    </text:list-item>
                  </text:list>
                </text:list-item>
              </text:list>
            </text:list-item>
          </text:list>
        </draw:text-box>
        <svg:title/>
        <svg:desc/>
      </draw:frame>
      <draw:frame draw:id="id80" presentation:style-name="a346" draw:name="Date Placeholder 6" svg:x="8.58566in" svg:y="6.74813in" svg:width="3.10595in" svg:height="0.5in" presentation:class="date-time" presentation:placeholder="false">
        <draw:text-box>
          <text:p text:style-name="a345" text:class-names="" text:cond-style-name=""><text:span text:style-name="a343" text:class-names=""><text:date text:fixed="false" style:data-style-name="a344">4/26/2021</text:date></text:span></text:p>
        </draw:text-box>
        <svg:title/>
        <svg:desc/>
      </draw:frame>
      <draw:frame draw:id="id81" presentation:style-name="a349" draw:name="Footer Placeholder 7" svg:x="2.1in" svg:y="6.74813in" svg:width="6.19792in" svg:height="0.5in" presentation:class="footer" presentation:placeholder="false">
        <draw:text-box>
          <text:p text:style-name="a348" text:class-names="" text:cond-style-name=""><text:span text:style-name="a347" text:class-names=""/></text:p>
        </draw:text-box>
        <svg:title/>
        <svg:desc/>
      </draw:frame>
      <draw:frame draw:id="id82" presentation:style-name="a352" draw:name="Slide Number Placeholder 8" svg:x="11.8698in" svg:y="6.74813in" svg:width="1.3in" svg:height="0.5in" presentation:class="page-number" presentation:placeholder="false">
        <draw:text-box>
          <text:p text:style-name="a351" text:class-names="" text:cond-style-name=""><text:span text:style-name="a350" text:class-names=""><text:page-number style:num-format="1" text:fixed="false"/></text:span></text:p>
        </draw:text-box>
        <svg:title/>
        <svg:desc/>
      </draw:frame>
    </style:master-page>
    <style:master-page style:name="Master1-Layout11-vertTitleAndTx-Vertical-Title-and-Text" style:page-layout-name="pageLayout1" draw:style-name="a353">
      <draw:frame draw:id="id83" presentation:style-name="a356" draw:name="Vertical Title 1" svg:x="10.14651in" svg:y="0.5545in" svg:width="1.71875in" svg:height="5.83982in" presentation:class="title" presentation:placeholder="false">
        <draw:text-box>
          <text:p text:style-name="a355" text:class-names="" text:cond-style-name=""><text:span text:style-name="a354" text:class-names="">Click to edit Master title style</text:span></text:p>
        </draw:text-box>
        <svg:title/>
        <svg:desc/>
      </draw:frame>
      <draw:frame draw:id="id84" presentation:style-name="a372" draw:name="Vertical Text Placeholder 2" svg:x="3.20833in" svg:y="0.57346in" svg:width="6.51747in" svg:height="5.82086in" presentation:class="outline" presentation:placeholder="false">
        <draw:text-box>
          <text:list text:style-name="a359">
            <text:list-item>
              <text:p text:style-name="a358" text:class-names="" text:cond-style-name=""><text:span text:style-name="a357" text:class-names="">Click to edit Master text styles</text:span></text:p>
            </text:list-item>
          </text:list>
          <text:list text:style-name="a362">
            <text:list-item>
              <text:list text:style-name="a362">
                <text:list-item>
                  <text:p text:style-name="a361" text:class-names="" text:cond-style-name=""><text:span text:style-name="a360" text:class-names="">Second level</text:span></text:p>
                </text:list-item>
              </text:list>
            </text:list-item>
          </text:list>
          <text:list text:style-name="a365">
            <text:list-item>
              <text:list text:style-name="a365">
                <text:list-item>
                  <text:list text:style-name="a365">
                    <text:list-item>
                      <text:p text:style-name="a364" text:class-names="" text:cond-style-name=""><text:span text:style-name="a363" text:class-names="">Third level</text:span></text:p>
                    </text:list-item>
                  </text:list>
                </text:list-item>
              </text:list>
            </text:list-item>
          </text:list>
          <text:list text:style-name="a368">
            <text:list-item>
              <text:list text:style-name="a368">
                <text:list-item>
                  <text:list text:style-name="a368">
                    <text:list-item>
                      <text:list text:style-name="a368">
                        <text:list-item>
                          <text:p text:style-name="a367" text:class-names="" text:cond-style-name=""><text:span text:style-name="a366" text:class-names="">Fourth level</text:span></text:p>
                        </text:list-item>
                      </text:list>
                    </text:list-item>
                  </text:list>
                </text:list-item>
              </text:list>
            </text:list-item>
          </text:list>
          <text:list text:style-name="a371">
            <text:list-item>
              <text:list text:style-name="a371">
                <text:list-item>
                  <text:list text:style-name="a371">
                    <text:list-item>
                      <text:list text:style-name="a371">
                        <text:list-item>
                          <text:list text:style-name="a371">
                            <text:list-item>
                              <text:p text:style-name="a370" text:class-names="" text:cond-style-name=""><text:span text:style-name="a369" text:class-names="">Fifth level</text:span></text:p>
                            </text:list-item>
                          </text:list>
                        </text:list-item>
                      </text:list>
                    </text:list-item>
                  </text:list>
                </text:list-item>
              </text:list>
            </text:list-item>
          </text:list>
        </draw:text-box>
        <svg:title/>
        <svg:desc/>
      </draw:frame>
      <draw:frame draw:id="id85" presentation:style-name="a376" draw:name="Date Placeholder 3" svg:x="10.14651in" svg:y="6.88606in" svg:width="2.74059in" svg:height="0.39931in" presentation:class="date-time" presentation:placeholder="false">
        <draw:text-box>
          <text:p text:style-name="a375" text:class-names="" text:cond-style-name=""><text:span text:style-name="a373" text:class-names=""><text:date text:fixed="false" style:data-style-name="a374">4/26/2021</text:date></text:span></text:p>
        </draw:text-box>
        <svg:title/>
        <svg:desc/>
      </draw:frame>
      <draw:frame draw:id="id86" presentation:style-name="a379" draw:name="Footer Placeholder 4" svg:x="3.20833in" svg:y="6.88606in" svg:width="6.51747in" svg:height="0.39931in" presentation:class="footer" presentation:placeholder="false">
        <draw:text-box>
          <text:p text:style-name="a378" text:class-names="" text:cond-style-name=""><text:span text:style-name="a377" text:class-names=""/></text:p>
        </draw:text-box>
        <svg:title/>
        <svg:desc/>
      </draw:frame>
      <draw:frame draw:id="id87" presentation:style-name="a382" draw:transform="translate(-2.9436in -0.33042in) rotate(-1.5708) translate(12.49593in 3.45073in)" draw:name="Slide Number Placeholder 5" svg:width="5.88721in" svg:height="0.66084in" presentation:class="page-number" presentation:placeholder="false">
        <draw:text-box>
          <text:p text:style-name="a381" text:class-names="" text:cond-style-name=""><text:span text:style-name="a380" text:class-names=""><text:page-number style:num-format="1" text:fixed="false"/></text:span></text:p>
        </draw:text-box>
        <svg:title/>
        <svg:desc/>
      </draw:frame>
      <draw:connector draw:type="line" svg:x1="9.96455in" svg:y1="0.625in" svg:x2="9.96455in" svg:y2="6.39432in" draw:id="id88" draw:style-name="a383" draw:name="Straight Connector 6">
        <svg:title>Rule Line</svg:title>
        <svg:desc/>
      </draw:connecto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MHW3</dc:title>
    <meta:initial-creator>Marica Navarria</meta:initial-creator>
    <dc:creator>Marica Navarria</dc:creator>
    <meta:creation-date>2021-04-24T13:36:15Z</meta:creation-date>
    <dc:date>2021-04-26T20:49:58Z</dc:date>
    <meta:editing-cycles>1</meta:editing-cycles>
    <meta:editing-duration>PT1140S</meta:editing-duration>
    <meta:document-statistic meta:paragraph-count="8" meta:word-count="20"/>
  </office:meta>
</office:document-meta>
</file>